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89in" fo:margin-left="0in" fo:margin-top="0in" fo:margin-bottom="0in" table:align="left" style:writing-mode="lr-tb"/>
    </style:style>
    <style:style style:name="Table1.A" style:family="table-column">
      <style:table-column-properties style:column-width="3.5444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none" style:writing-mode="lr-tb"/>
    </style:style>
    <style:style style:name="P1" style:family="paragraph" style:parent-style-name="ConsPlusNormal">
      <style:paragraph-properties fo:margin-left="0in" fo:margin-right="0in" fo:text-indent="0in" style:auto-text-indent="false" style:writing-mode="lr-tb">
        <style:tab-stops/>
      </style:paragraph-properties>
    </style:style>
    <style:style style:name="P2" style:family="paragraph" style:parent-style-name="ConsPlusNormal">
      <style:paragraph-properties fo:margin-left="0in" fo:margin-right="0in" fo:text-align="end" style:justify-single-word="false" fo:text-indent="0in" style:auto-text-indent="false" style:writing-mode="lr-tb">
        <style:tab-stops/>
      </style:paragraph-properties>
    </style:style>
    <style:style style:name="P3" style:family="paragraph" style:parent-style-name="ConsPlusNormal">
      <style:paragraph-properties fo:margin-left="0in" fo:margin-right="0in" fo:text-align="end" style:justify-single-word="false" fo:text-indent="0in" style:auto-text-indent="false" style:writing-mode="lr-tb"/>
    </style:style>
    <style:style style:name="P4" style:family="paragraph" style:parent-style-name="ConsPlusNormal">
      <style:paragraph-properties fo:margin-left="0in" fo:margin-right="0in" fo:margin-top="0.0693in" fo:margin-bottom="0.0693in" style:contextual-spacing="false" fo:text-align="justify" style:justify-single-word="false" fo:text-indent="0in" style:auto-text-indent="false" fo:padding="0in" fo:border-left="none" fo:border-right="none" fo:border-top="0.74pt solid #000000" fo:border-bottom="none" style:writing-mode="lr-tb"/>
      <style:text-properties fo:font-size="1pt" style:font-size-asian="1pt" style:font-size-complex="1pt"/>
    </style:style>
    <style:style style:name="P5" style:family="paragraph" style:parent-style-name="ConsPlusNormal">
      <style:paragraph-properties fo:margin-left="0in" fo:margin-right="0in" fo:text-align="center" style:justify-single-word="false" fo:text-indent="0in" style:auto-text-indent="false" fo:padding="0in" fo:border-left="none" fo:border-right="none" fo:border-top="none" fo:border-bottom="1.5pt solid #000000" style:writing-mode="lr-tb"/>
      <style:text-properties fo:font-size="1pt" style:font-size-asian="1pt" style:font-size-complex="1pt"/>
    </style:style>
    <style:style style:name="P6" style:family="paragraph" style:parent-style-name="ConsPlusNormal">
      <style:paragraph-properties fo:margin-left="0in" fo:margin-right="0in" fo:text-indent="0in" style:auto-text-indent="false" style:writing-mode="lr-tb"/>
      <style:text-properties fo:font-size="1pt" style:font-size-asian="1pt" style:font-size-complex="1pt"/>
    </style:style>
    <style:style style:name="P7" style:family="paragraph" style:parent-style-name="ConsPlusNormal">
      <style:paragraph-properties fo:margin-left="0in" fo:margin-right="0in" fo:text-align="justify" style:justify-single-word="false" fo:text-indent="0in" style:auto-text-indent="false" style:writing-mode="lr-tb"/>
    </style:style>
    <style:style style:name="P8" style:family="paragraph" style:parent-style-name="ConsPlusNormal">
      <style:paragraph-properties fo:margin-left="0in" fo:margin-right="0in" fo:margin-top="0.0693in" fo:margin-bottom="0.0693in" style:contextual-spacing="false" fo:text-align="justify" style:justify-single-word="false" fo:text-indent="0in" style:auto-text-indent="false" fo:padding="0in" fo:border-left="none" fo:border-right="none" fo:border-top="0.74pt solid #000000" fo:border-bottom="none" style:writing-mode="lr-tb"/>
    </style:style>
    <style:style style:name="P9" style:family="paragraph" style:parent-style-name="ConsPlusNormal">
      <style:paragraph-properties fo:margin-left="0in" fo:margin-right="0in" fo:text-align="justify" style:justify-single-word="false" fo:text-indent="0.3752in" style:auto-text-indent="false" style:writing-mode="lr-tb"/>
    </style:style>
    <style:style style:name="P10" style:family="paragraph" style:parent-style-name="ConsPlusNormal" style:list-style-name="">
      <style:paragraph-properties fo:margin-left="0in" fo:margin-right="0in" fo:text-align="justify" style:justify-single-word="false" fo:text-indent="0.3752in" style:auto-text-indent="false" style:writing-mode="lr-tb"/>
    </style:style>
    <style:style style:name="P11" style:family="paragraph" style:parent-style-name="ConsPlusNormal" style:list-style-name="">
      <style:paragraph-properties fo:margin-left="0in" fo:margin-right="0in" fo:text-align="justify" style:justify-single-word="false" fo:text-indent="0.3752in" style:auto-text-indent="false" style:writing-mode="lr-tb"/>
    </style:style>
    <style:style style:name="P12" style:family="paragraph" style:parent-style-name="ConsPlusNormal" style:list-style-name="">
      <style:paragraph-properties fo:margin-left="0in" fo:margin-right="0in" fo:text-align="justify" style:justify-single-word="false" fo:text-indent="0.3752in" style:auto-text-indent="false" style:writing-mode="lr-tb"/>
    </style:style>
    <style:style style:name="P13" style:family="paragraph" style:parent-style-name="ConsPlusNormal">
      <style:paragraph-properties fo:margin-left="0in" fo:margin-right="0in" fo:text-align="center" style:justify-single-word="false" fo:text-indent="0in" style:auto-text-indent="false" style:writing-mode="lr-tb"/>
    </style:style>
    <style:style style:name="P14" style:family="paragraph" style:parent-style-name="ConsPlusNormal" style:list-style-name="">
      <style:paragraph-properties fo:margin-left="0in" fo:margin-right="0in" fo:text-align="center" style:justify-single-word="false" fo:text-indent="0in" style:auto-text-indent="false" style:writing-mode="lr-tb"/>
    </style:style>
    <style:style style:name="P15" style:family="paragraph" style:parent-style-name="ConsPlusNormal" style:list-style-name="">
      <style:paragraph-properties fo:margin-left="0in" fo:margin-right="0in" fo:text-align="center" style:justify-single-word="false" fo:text-indent="0in" style:auto-text-indent="false" style:writing-mode="lr-tb"/>
    </style:style>
    <style:style style:name="P16" style:family="paragraph" style:parent-style-name="ConsPlusNormal">
      <style:paragraph-properties fo:margin-left="0in" fo:margin-right="0in" fo:text-indent="0in" style:auto-text-indent="false" style:writing-mode="lr-tb"/>
    </style:style>
    <style:style style:name="P17" style:family="paragraph" style:parent-style-name="ConsPlusNormal">
      <style:paragraph-properties fo:margin-left="0in" fo:margin-right="0in" fo:text-align="center" style:justify-single-word="false" fo:text-indent="0in" style:auto-text-indent="false" style:writing-mode="lr-tb">
        <style:tab-stops/>
      </style:paragraph-properties>
      <style:text-properties fo:font-weight="bold" style:font-weight-asian="bold" style:font-weight-complex="bold"/>
    </style:style>
    <style:style style:name="P18" style:family="paragraph" style:parent-style-name="ConsPlusTitle">
      <style:paragraph-properties fo:margin-left="0in" fo:margin-right="0in" fo:text-align="center" style:justify-single-word="false" fo:text-indent="0in" style:auto-text-indent="false" style:writing-mode="lr-tb"/>
    </style:style>
    <style:style style:name="P19" style:family="paragraph" style:parent-style-name="ConsPlusTitle" style:list-style-name="">
      <style:paragraph-properties fo:margin-left="0in" fo:margin-right="0in" fo:text-align="center" style:justify-single-word="false" fo:text-indent="0in" style:auto-text-indent="false" style:writing-mode="lr-tb"/>
    </style:style>
    <style:style style:name="P20" style:family="paragraph" style:parent-style-name="ConsPlusTitle" style:list-style-name="">
      <style:paragraph-properties fo:margin-left="0in" fo:margin-right="0in" fo:text-align="center" style:justify-single-word="false" fo:text-indent="0in" style:auto-text-indent="false" style:writing-mode="lr-tb"/>
    </style:style>
    <style:style style:name="P21" style:family="paragraph" style:parent-style-name="ConsPlusTitle" style:list-style-name="">
      <style:paragraph-properties fo:margin-left="0in" fo:margin-right="0in" fo:text-align="center" style:justify-single-word="false" fo:text-indent="0in" style:auto-text-indent="false" style:writing-mode="lr-tb"/>
      <style:text-properties fo:font-size="1pt" style:font-size-asian="1pt" style:font-size-complex="1pt"/>
    </style:style>
    <style:style style:name="T1" style:family="text">
      <style:text-properties fo:font-size="1pt" style:font-size-asian="1pt" style:font-size-complex="1pt"/>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8 декабря 2006 года</text:p>
          </table:table-cell>
          <table:table-cell table:style-name="Table1.A1" office:value-type="string">
            <text:p text:style-name="P2">N 230-ФЗ</text:p>
          </table:table-cell>
        </table:table-row>
      </table:table>
      <text:p text:style-name="P8" loext:marker-style-name="T1"/>
      <text:h text:style-name="P19" text:outline-level="2">Глава 72. ПАТЕНТНОЕ ПРАВО</text:h>
      <text:p text:style-name="P13"/>
      <text:h text:style-name="P14" text:outline-level="3">§ 1. Основные положения</text:h>
      <text:p text:style-name="P9"/>
      <text:h text:style-name="P10" text:outline-level="4">Статья 1345. Патентные права</text:h>
      <text:p text:style-name="P9"/>
      <text:p text:style-name="P9">1. Интеллектуальные права на изобретения, полезные модели и промышленные образцы являются патентными правами.</text:p>
      <text:p text:style-name="P9">2. Автору изобретения, полезной модели или промышленного образца принадлежат следующие права:</text:p>
      <text:p text:style-name="P9">1) исключительное право;</text:p>
      <text:p text:style-name="P9">2) право авторства.</text:p>
      <text:p text:style-name="P9">3. В случаях, предусмотренных настоящим Кодексом, автору изобретения, полезной модели или промышленного образца принадлежат также другие права, в том числе право на получение патента, право на вознаграждение за служебное изобретение, полезную модель или промышленный образец.</text:p>
      <text:p text:style-name="P7">(в ред. Федерального закона от 12.03.2014 N 35-ФЗ)</text:p>
      <text:p text:style-name="P9"/>
      <text:h text:style-name="P10" text:outline-level="4">Статья 1346. Действие исключительных прав на изобретения, полезные модели и промышленные образцы на территории Российской Федерации</text:h>
      <text:p text:style-name="P9"/>
      <text:p text:style-name="P9">На территории Российской Федерации признаются исключительные права на изобретения, полезные модели и промышленные образцы, удостоверенные патентами, выданными федеральным органом исполнительной власти по интеллектуальной собственности, или патентами, имеющими силу на территории Российской Федерации в соответствии с международными договорами Российской Федерации.</text:p>
      <text:p text:style-name="P9"/>
      <text:h text:style-name="P10" text:outline-level="4">Статья 1347. Автор изобретения, полезной модели или промышленного образца</text:h>
      <text:p text:style-name="P9"/>
      <text:p text:style-name="P9">Автором изобретения, полезной модели или промышленного образца признается гражданин, творческим трудом которого создан соответствующий результат интеллектуальной деятельности. Лицо, указанное в качестве автора в заявке на выдачу патента на изобретение, полезную модель или промышленный образец, считается автором изобретения, полезной модели или промышленного образца, если не доказано иное.</text:p>
      <text:p text:style-name="P9"/>
      <text:h text:style-name="P10" text:outline-level="4">Статья 1348. Соавторы изобретения, полезной модели или промышленного образца</text:h>
      <text:p text:style-name="P9"/>
      <text:p text:style-name="P9">1. Граждане, создавшие изобретение, полезную модель или промышленный образец совместным творческим трудом, признаются соавторами.</text:p>
      <text:p text:style-name="P9"><text:bookmark text:name="Par1356"/>2. Каждый из соавторов вправе использовать изобретение, полезную модель или промышленный образец по своему усмотрению, если соглашением между ними не предусмотрено иное.</text:p>
      <text:p text:style-name="P9"><text:bookmark text:name="Par1357"/>3. К отношениям соавторов, связанным с распределением доходов от использования изобретения, полезной модели или промышленного образца и с распоряжением исключительным правом на изобретение, полезную модель или промышленный образец, соответственно применяются правила пункта 3 статьи 1229 настоящего Кодекса.</text:p>
      <text:p text:style-name="P9">Распоряжение правом на получение патента на изобретение, полезную модель или промышленный образец осуществляется авторами совместно.</text:p>
      <text:p text:style-name="P9">4. Каждый из соавторов вправе самостоятельно принимать меры по защите своих прав на изобретение, полезную модель или промышленный образец.</text:p>
      <text:p text:style-name="P9"/>
      <text:h text:style-name="P10" text:outline-level="4">Статья 1349. Объекты патентных прав</text:h>
      <text:p text:style-name="P9"/>
      <text:p text:style-name="P9"><text:bookmark text:name="Par1363"/>1. Объектами патентных прав являются результаты интеллектуальной деятельности в научно-технической сфере, отвечающие установленным настоящим Кодексом требованиям к изобретениям и полезным моделям, и результаты интеллектуальной деятельности в сфере дизайна, отвечающие установленным настоящим Кодексом требованиям к промышленным образцам.</text:p>
      <text:p text:style-name="P7">(в ред. Федерального закона от 12.03.2014 N 35-ФЗ)</text:p>
      <text:p text:style-name="P9">2. На изобретения, содержащие сведения, составляющие государственную тайну (секретные <text:soft-page-break/>изобретения), положения настоящего Кодекса распространяются, если иное не предусмотрено специальными правилами статей 1401 - 1405 настоящего Кодекса и изданными в соответствии с ними иными правовыми актами.</text:p>
      <text:p text:style-name="P9">3. Полезным моделям и промышленным образцам, содержащим сведения, составляющие государственную тайну, правовая охрана в соответствии с настоящим Кодексом не предоставляется.</text:p>
      <text:p text:style-name="P9"><text:bookmark text:name="Par1367"/>4. Не могут быть объектами патентных прав:</text:p>
      <text:p text:style-name="P9">1) способы клонирования человека и его клон;</text:p>
      <text:p text:style-name="P7">(в ред. Федерального закона от 12.03.2014 N 35-ФЗ)</text:p>
      <text:p text:style-name="P9">2) способы модификации генетической целостности клеток зародышевой линии человека;</text:p>
      <text:p text:style-name="P9">3) использование человеческих эмбрионов в промышленных и коммерческих целях;</text:p>
      <text:p text:style-name="P9"><text:bookmark text:name="Par1372"/>4) результаты интеллектуальной деятельности, указанные в пункте 1 настоящей статьи, если они противоречат общественным интересам, принципам гуманности и морали.</text:p>
      <text:p text:style-name="P7">(в ред. Федерального закона от 12.03.2014 N 35-ФЗ)</text:p>
      <text:p text:style-name="P9"/>
      <text:h text:style-name="P10" text:outline-level="4"><text:bookmark text:name="Par1375"/>Статья 1350. Условия патентоспособности изобретения</text:h>
      <text:p text:style-name="P9"/>
      <text:p text:style-name="P9"><text:bookmark text:name="Par1377"/>1. В качестве изобретения охраняется техническое решение в любой области, относящееся к продукту (в частности, устройству, веществу, штамму микроорганизма, культуре клеток растений или животных) или способу (процессу осуществления действий над материальным объектом с помощью материальных средств), в том числе к применению продукта или способа по определенному назначению.</text:p>
      <text:p text:style-name="P7">(в ред. Федерального закона от 12.03.2014 N 35-ФЗ)</text:p>
      <text:p text:style-name="P9"><text:bookmark text:name="Par1379"/>Изобретению предоставляется правовая охрана, если оно является новым, имеет изобретательский уровень и промышленно применимо.</text:p>
      <text:p text:style-name="P9"><text:bookmark text:name="Par1380"/>2. Изобретение является новым, если оно не известно из уровня техники.</text:p>
      <text:p text:style-name="P9">Изобретение имеет изобретательский уровень, если для специалиста оно явным образом не следует из уровня техники.</text:p>
      <text:p text:style-name="P9">Уровень техники для изобретения включает любые сведения, ставшие общедоступными в мире до даты приоритета изобретения.</text:p>
      <text:p text:style-name="P7">(в ред. Федерального закона от 12.03.2014 N 35-ФЗ)</text:p>
      <text:p text:style-name="P9">При установлении новизны изобретения в уровень техники также включаются при условии их более раннего приоритета все поданные в Российской Федерации другими лицами заявки на выдачу патентов на изобретения, полезные модели и промышленные образцы, с документами которых вправе ознакомиться любое лицо в соответствии с пунктом 2 статьи 1385 или пунктом 2 статьи 1394 настоящего Кодекса, и запатентованные в Российской Федерации изобретения, полезные модели и промышленные образцы.</text:p>
      <text:p text:style-name="P7">(в ред. Федерального закона от 12.03.2014 N 35-ФЗ)</text:p>
      <text:p text:style-name="P9">3. Раскрытие информации, относящейся к изобретению, автором изобретения, заявителем либо любым получившим от них прямо или косвенно эту информацию лицом (в том числе в результате экспонирования изобретения на выставке), вследствие чего сведения о сущности изобретения стали общедоступными, не является обстоятельством, препятствующим признанию патентоспособности изобретения, при условии, что заявка на выдачу патента на изобретение подана в федеральный орган исполнительной власти по интеллектуальной собственности в течение шести месяцев со дня раскрытия информации. Бремя доказывания того, что обстоятельства, в силу которых раскрытие информации не препятствует признанию патентоспособности изобретения, имели место, лежит на заявителе.</text:p>
      <text:p text:style-name="P7">(в ред. Федерального закона от 12.03.2014 N 35-ФЗ)</text:p>
      <text:p text:style-name="P9">4. Изобретение является промышленно применимым, если оно может быть использовано в промышленности, сельском хозяйстве, здравоохранении, других отраслях экономики или в социальной сфере.</text:p>
      <text:p text:style-name="P9"><text:bookmark text:name="Par1389"/>5. Не являются изобретениями, в частности:</text:p>
      <text:p text:style-name="P7">(в ред. Федерального закона от 12.03.2014 N 35-ФЗ)</text:p>
      <text:p text:style-name="P9">1) открытия;</text:p>
      <text:p text:style-name="P9">2) научные теории и математические методы;</text:p>
      <text:p text:style-name="P9">3) решения, касающиеся только внешнего вида изделий и направленные на удовлетворение эстетических потребностей;</text:p>
      <text:p text:style-name="P9">4) правила и методы игр, интеллектуальной или хозяйственной деятельности;</text:p>
      <text:p text:style-name="P9">5) программы для ЭВМ;</text:p>
      <text:p text:style-name="P9">6) решения, заключающиеся только в представлении информации.</text:p>
      <text:p text:style-name="P9">В соответствии с настоящим пунктом исключается возможность отнесения этих объектов к изобретениям только в случае, когда заявка на выдачу патента на изобретение касается этих объектов как таковых.</text:p>
      <text:p text:style-name="P9"><text:bookmark text:name="Par1398"/><text:soft-page-break/>6. Не предоставляется правовая охрана в качестве изобретения:</text:p>
      <text:p text:style-name="P9">1) сортам растений, породам животных и биологическим способам их получения, то есть способам, полностью состоящим из скрещивания и отбора, за исключением микробиологических способов и полученных такими способами продуктов;</text:p>
      <text:p text:style-name="P7">(пп. 1 в ред. Федерального закона от 12.03.2014 N 35-ФЗ)</text:p>
      <text:p text:style-name="P9">2) топологиям интегральных микросхем.</text:p>
      <text:p text:style-name="P9"/>
      <text:h text:style-name="P10" text:outline-level="4"><text:bookmark text:name="Par1403"/>Статья 1351. Условия патентоспособности полезной модели</text:h>
      <text:p text:style-name="P9"/>
      <text:p text:style-name="P9"><text:bookmark text:name="Par1405"/>1. В качестве полезной модели охраняется техническое решение, относящееся к устройству.</text:p>
      <text:p text:style-name="P9"><text:bookmark text:name="Par1406"/>Полезной модели предоставляется правовая охрана, если она является новой и промышленно применимой.</text:p>
      <text:p text:style-name="P9">2. Полезная модель является новой, если совокупность ее существенных признаков не известна из уровня техники.</text:p>
      <text:p text:style-name="P9">Уровень техники в отношении полезной модели включает любые сведения, ставшие общедоступными в мире до даты приоритета полезной модели. В уровень техники также включаются (при условии более раннего приоритета) все заявки на выдачу патента на изобретение, полезную модель или промышленный образец, которые поданы в Российской Федерации другими лицами и с документами которых вправе ознакомиться любое лицо в соответствии с пунктом 2 статьи 1385 или пунктом 2 статьи 1394 настоящего Кодекса, и запатентованные в Российской Федерации изобретения и полезные модели.</text:p>
      <text:p text:style-name="P7">(в ред. Федерального закона от 12.03.2014 N 35-ФЗ)</text:p>
      <text:p text:style-name="P9">3. Раскрытие информации, относящейся к полезной модели, автором полезной модели, заявителем либо любым получившим от них прямо или косвенно эту информацию лицом (в том числе в результате экспонирования полезной модели на выставке), вследствие чего сведения о сущности полезной модели стали общедоступными, не является обстоятельством, препятствующим признанию патентоспособности полезной модели, при условии, что заявка на выдачу патента на полезную модель подана в федеральный орган исполнительной власти по интеллектуальной собственности в течение шести месяцев со дня раскрытия информации. Бремя доказывания того, что обстоятельства, в силу которых раскрытие информации не препятствует признанию патентоспособности полезной модели, имели место, лежит на заявителе.</text:p>
      <text:p text:style-name="P7">(в ред. Федерального закона от 12.03.2014 N 35-ФЗ)</text:p>
      <text:p text:style-name="P9">4. Полезная модель является промышленно применимой, если она может быть использована в промышленности, сельском хозяйстве, здравоохранении, других отраслях экономики или в социальной сфере.</text:p>
      <text:p text:style-name="P9"><text:bookmark text:name="Par1413"/>5. Не являются полезными моделями, в частности, объекты, указанные в пункте 5 статьи 1350 настоящего Кодекса.</text:p>
      <text:p text:style-name="P9">В соответствии с настоящим пунктом исключается возможность отнесения указанных объектов к полезным моделям только в случае, если заявка на выдачу патента на полезную модель касается указанных объектов как таковых.</text:p>
      <text:p text:style-name="P7">(п. 5 в ред. Федерального закона от 12.03.2014 N 35-ФЗ)</text:p>
      <text:p text:style-name="P9"><text:bookmark text:name="Par1416"/>6. Не предоставляется правовая охрана в качестве полезной модели объектам, указанным в пункте 6 статьи 1350 настоящего Кодекса.</text:p>
      <text:p text:style-name="P7">(п. 6 введен Федеральным законом от 12.03.2014 N 35-ФЗ)</text:p>
      <text:p text:style-name="P9"/>
      <text:h text:style-name="P10" text:outline-level="4"><text:bookmark text:name="Par1419"/>Статья 1352. Условия патентоспособности промышленного образца</text:h>
      <text:p text:style-name="P9">(в ред. Федерального закона от 12.03.2014 N 35-ФЗ)</text:p>
      <text:p text:style-name="P9"/>
      <text:p text:style-name="P9"><text:bookmark text:name="Par1422"/>1. В качестве промышленного образца охраняется решение внешнего вида изделия промышленного или кустарно-ремесленного производства.</text:p>
      <text:p text:style-name="P9"><text:bookmark text:name="Par1423"/>Промышленному образцу предоставляется правовая охрана, если по своим существенным признакам он является новым и оригинальным.</text:p>
      <text:p text:style-name="P9">К существенным признакам промышленного образца относятся признаки, определяющие эстетические особенности внешнего вида изделия, в частности форма, конфигурация, орнамент, сочетание цветов, линий, контуры изделия, текстура или фактура материала изделия.</text:p>
      <text:p text:style-name="P9">Признаки, обусловленные исключительно технической функцией изделия, не являются охраняемыми признаками промышленного образца.</text:p>
      <text:p text:style-name="P9">2. Промышленный образец является новым, если совокупность его существенных признаков, нашедших отражение на изображениях внешнего вида изделия, не известна из сведений, ставших общедоступными в мире до даты приоритета промышленного образца.</text:p>
      <text:p text:style-name="P9"><text:soft-page-break/>3. Промышленный образец является оригинальным, если его существенные признаки обусловлены творческим характером особенностей изделия, в частности если из сведений, ставших общедоступными в мире до даты приоритета промышленного образца, неизвестно решение внешнего вида изделия сходного назначения, производящее на информированного потребителя такое же общее впечатление, какое производит промышленный образец, нашедший отражение на изображениях внешнего вида изделия.</text:p>
      <text:p text:style-name="P9">4. При установлении новизны и оригинальности промышленного образца также учитываются (при условии более раннего приоритета) все заявки на изобретения, полезные модели, промышленные образцы и заявки на государственную регистрацию товарных знаков, знаков обслуживания, которые поданы в Российской Федерации другими лицами и с документами которых в соответствии с пунктом 2 статьи 1385, пунктом 2 статьи 1394, пунктом 1 статьи 1493 настоящего Кодекса вправе ознакомиться любое лицо.</text:p>
      <text:p text:style-name="P9">Раскрытие информации, относящейся к промышленному образцу, автором промышленного образца, заявителем либо любым получившим от них прямо или косвенно эту информацию лицом (в том числе в результате экспонирования промышленного образца на выставке), вследствие чего сведения о сущности промышленного образца стали общедоступными, не является обстоятельством, препятствующим признанию патентоспособности промышленного образца, при условии, что заявка на выдачу патента на промышленный образец подана в федеральный орган исполнительной власти по интеллектуальной собственности в течение двенадцати месяцев со дня раскрытия информации. Бремя доказывания того, что обстоятельства, в силу которых раскрытие информации не препятствует признанию патентоспособности промышленного образца, имели место, лежит на заявителе.</text:p>
      <text:p text:style-name="P9"><text:bookmark text:name="Par1430"/>5. Не предоставляется правовая охрана в качестве промышленного образца:</text:p>
      <text:p text:style-name="P9">1) решениям, все признаки которых обусловлены исключительно технической функцией изделия;</text:p>
      <text:p text:style-name="P9">2) решениям, способным ввести в заблуждение потребителя изделия, в том числе в отношении производителя изделия, или места производства изделия, или товара, для которого изделие служит тарой, упаковкой, этикеткой, в частности решениям, идентичным объектам, указанным в пунктах 4 - 10 статьи 1483 настоящего Кодекса, либо производящим такое же общее впечатление, либо включающим указанные объекты, если права на указанные объекты возникли ранее даты приоритета промышленного образца, за исключением случаев, если правовая охрана промышленного образца испрашивается лицом, имеющим исключительное право на такой объект.</text:p>
      <text:p text:style-name="P9">Предоставление правовой охраны промышленным образцам, идентичным объектам, указанным в пункте 4, подпунктах 1, 2 пункта 9 статьи 1483 настоящего Кодекса, либо производящим такое же общее впечатление, либо включающим указанные объекты, допускается с согласия собственников или уполномоченных собственниками лиц либо обладателей прав на указанные объекты.</text:p>
      <text:p text:style-name="P9"/>
      <text:h text:style-name="P10" text:outline-level="4">Статья 1353. Государственная регистрация изобретений, полезных моделей и промышленных образцов</text:h>
      <text:p text:style-name="P9"/>
      <text:p text:style-name="P9">Исключительное право на изобретение, полезную модель или промышленный образец признается и охраняется при условии государственной регистрации соответствующих изобретения, полезной модели или промышленного образца, на основании которой федеральный орган исполнительной власти по интеллектуальной собственности выдает патент на изобретение, полезную модель или промышленный образец.</text:p>
      <text:p text:style-name="P9"/>
      <text:h text:style-name="P10" text:outline-level="4">Статья 1354. Патент на изобретение, полезную модель или промышленный образец</text:h>
      <text:p text:style-name="P9"/>
      <text:p text:style-name="P9">1. Патент на изобретение, полезную модель или промышленный образец удостоверяет приоритет изобретения, полезной модели или промышленного образца, авторство и исключительное право на изобретение, полезную модель или промышленный образец.</text:p>
      <text:p text:style-name="P9"><text:bookmark text:name="Par1442"/>2. Охрана интеллектуальных прав на изобретение или полезную модель предоставляется на основании патента в объеме, определяемом содержащейся в патенте формулой изобретения или соответственно полезной модели. Для толкования формулы изобретения и формулы полезной модели могут использоваться описание и чертежи (пункт 2 статьи 1375 и пункт 2 статьи 1376).</text:p>
      <text:p text:style-name="P9">3. Охрана интеллектуальных прав на промышленный образец предоставляется на основании патента в объеме, определяемом совокупностью существенных признаков промышленного образца, нашедших отражение на изображениях внешнего вида изделия, содержащихся в патенте на промышленный образец.</text:p>
      <text:p text:style-name="P7">(п. 3 в ред. Федерального закона от 12.03.2014 N 35-ФЗ)</text:p>
      <text:p text:style-name="P9"/>
      <text:h text:style-name="P10" text:outline-level="4">Статья 1355. Государственное стимулирование создания и использования изобретений, полезных моделей и промышленных образцов</text:h>
      <text:p text:style-name="P9"/>
      <text:p text:style-name="P9"><text:soft-page-break/>Государство стимулирует создание и использование изобретений, полезных моделей и промышленных образцов, предоставляет их авторам, а также патентообладателям и лицензиатам, использующим соответствующие изобретения, полезные модели и промышленные образцы, льготы в соответствии с законодательством Российской Федерации.</text:p>
      <text:p text:style-name="P9"/>
      <text:h text:style-name="P14" text:outline-level="3">§ 2. Патентные права</text:h>
      <text:p text:style-name="P9"/>
      <text:h text:style-name="P10" text:outline-level="4">Статья 1356. Право авторства на изобретение, полезную модель или промышленный образец</text:h>
      <text:p text:style-name="P9"/>
      <text:p text:style-name="P9">Право авторства, то есть право признаваться автором изобретения, полезной модели или промышленного образца, неотчуждаемо и непередаваемо, в том числе при передаче другому лицу или переходе к нему исключительного права на изобретение, полезную модель или промышленный образец и при предоставлении другому лицу права его использования. Отказ от этого права ничтожен.</text:p>
      <text:p text:style-name="P9"/>
      <text:h text:style-name="P10" text:outline-level="4">Статья 1357. Право на получение патента на изобретение, полезную модель или промышленный образец</text:h>
      <text:p text:style-name="P9"/>
      <text:p text:style-name="P9">1. Право на получение патента на изобретение, полезную модель или промышленный образец первоначально принадлежит автору изобретения, полезной модели или промышленного образца.</text:p>
      <text:p text:style-name="P9">2. Право на получение патента на изобретение, полезную модель или промышленный образец может перейти к другому лицу (правопреемнику) или быть ему передано в случаях и по основаниям, которые установлены законом, в том числе в порядке универсального правопреемства, или по договору, в том числе по трудовому договору.</text:p>
      <text:p text:style-name="P9">3. Договор об отчуждении права на получение патента на изобретение, полезную модель или промышленный образец должен быть заключен в письменной форме. Несоблюдение письменной формы влечет недействительность договора.</text:p>
      <text:p text:style-name="P9">4. Если соглашением сторон договора об отчуждении права на получение патента на изобретение, полезную модель или промышленный образец не предусмотрено иное, риск непатентоспособности несет приобретатель такого права.</text:p>
      <text:p text:style-name="P9"/>
      <text:h text:style-name="P10" text:outline-level="4">Статья 1358. Исключительное право на изобретение, полезную модель или промышленный образец</text:h>
      <text:p text:style-name="P9">(в ред. Федерального закона от 12.03.2014 N 35-ФЗ)</text:p>
      <text:p text:style-name="P9"/>
      <text:p text:style-name="P9">1. Патентообладателю принадлежит исключительное право использования изобретения, полезной модели или промышленного образца в соответствии со статьей 1229 настоящего Кодекса любым не противоречащим закону способом (исключительное право на изобретение, полезную модель или промышленный образец), в том числе способами, предусмотренными пунктом 2 настоящей статьи. Патентообладатель может распоряжаться исключительным правом на изобретение, полезную модель или промышленный образец.</text:p>
      <text:p text:style-name="P9"><text:bookmark text:name="Par1467"/>2. Использованием изобретения, полезной модели или промышленного образца считается, в частности:</text:p>
      <text:p text:style-name="P9"><text:bookmark text:name="Par1468"/>1) ввоз на территорию Российской Федерации, изготовление, применение, предложение о продаже, продажа, иное введение в гражданский оборот или хранение для этих целей продукта, в котором использованы изобретение или полезная модель, либо изделия, в котором использован промышленный образец;</text:p>
      <text:p text:style-name="P9">2) совершение действий, предусмотренных подпунктом 1 настоящего пункта, в отношении продукта, полученного непосредственно запатентованным способом. Если продукт, получаемый запатентованным способом, является новым, идентичный продукт считается полученным путем использования запатентованного способа, поскольку не доказано иное;</text:p>
      <text:p text:style-name="P9">3) совершение действий, предусмотренных подпунктом 1 настоящего пункта, в отношении устройства, при функционировании (эксплуатации) которого в соответствии с его назначением автоматически осуществляется запатентованный способ;</text:p>
      <text:p text:style-name="P9">4) совершение действий, предусмотренных подпунктом 1 настоящего пункта, в отношении продукта, предназначенного для его применения в соответствии с назначением, указанным в формуле изобретения, при охране изобретения в виде применения продукта по определенному назначению;</text:p>
      <text:p text:style-name="P9">5) осуществление способа, в котором используется изобретение, в том числе путем применения этого способа.</text:p>
      <text:p text:style-name="P9"><text:bookmark text:name="Par1473"/>3. Изобретение признается использованным в продукте или способе, если продукт содержит, а в способе использован каждый признак изобретения, приведенный в независимом пункте содержащейся в <text:soft-page-break/>патенте формулы изобретения, либо признак, эквивалентный ему и ставший известным в качестве такового в данной области техники до даты приоритета изобретения.</text:p>
      <text:p text:style-name="P9">Полезная модель признается использованной в продукте, если продукт содержит каждый признак полезной модели, приведенный в независимом пункте содержащейся в патенте формулы полезной модели.</text:p>
      <text:p text:style-name="P9">При установлении использования изобретения или полезной модели толкование формулы изобретения или полезной модели осуществляется в соответствии с пунктом 2 статьи 1354 настоящего Кодекса.</text:p>
      <text:p text:style-name="P9">Промышленный образец признается использованным в изделии, если это изделие содержит все существенные признаки промышленного образца или совокупность признаков, производящую на информированного потребителя такое же общее впечатление, какое производит запатентованный промышленный образец, при условии, что изделия имеют сходное назначение.</text:p>
      <text:p text:style-name="P9">4. Если при использовании изобретения или полезной модели используется также каждый признак, приведенный в независимом пункте содержащейся в патенте формулы другого изобретения, либо признак, эквивалентный ему и ставший известным в качестве такового в данной области техники до даты приоритета другого изобретения, либо каждый признак, приведенный в независимом пункте содержащейся в патенте формулы другой полезной модели, а при использовании промышленного образца каждый существенный признак другого промышленного образца или совокупность признаков другого промышленного образца, производящая на информированного потребителя такое же общее впечатление, какое производит промышленный образец, при условии, что изделия имеют сходное назначение, другое изобретение, другая полезная модель или другой промышленный образец также признаются использованными.</text:p>
      <text:p text:style-name="P9">5. Если обладателями патента на изобретение, полезную модель или промышленный образец являются два и более лица, к отношениям между ними соответственно применяются правила пунктов 2 и 3 статьи 1348 настоящего Кодекса независимо от того, является ли кто-либо из патентообладателей автором этого результата интеллектуальной деятельности.</text:p>
      <text:p text:style-name="P9"/>
      <text:h text:style-name="P10" text:outline-level="4">Статья 1358.1. Зависимое изобретение, зависимая полезная модель, зависимый промышленный образец</text:h>
      <text:p text:style-name="P9">(введена Федеральным законом от 12.03.2014 N 35-ФЗ)</text:p>
      <text:p text:style-name="P9"/>
      <text:p text:style-name="P9">1. Изобретение, полезная модель, промышленный образец, использование которых в продукте или способе невозможно без использования охраняемых патентом и имеющих более ранний приоритет другого изобретения, другой полезной модели или другого промышленного образца, соответственно являются зависимым изобретением, зависимой полезной моделью, зависимым промышленным образцом.</text:p>
      <text:p text:style-name="P9">Зависимым изобретением, в частности, является изобретение, охраняемое в виде применения по определенному назначению продукта, в котором используется охраняемое патентом и имеющее более ранний приоритет другое изобретение.</text:p>
      <text:p text:style-name="P9">Изобретение или полезная модель, относящиеся к продукту или способу, также являются зависимыми, если формула такого изобретения или такой полезной модели отличается от формулы другого запатентованного изобретения или другой запатентованной полезной модели, имеющих более ранний приоритет, только назначением продукта или способа.</text:p>
      <text:p text:style-name="P9">2. Изобретение, полезная модель или промышленный образец не могут быть использованы без разрешения обладателя патента на другое изобретение, другую полезную модель или другой промышленный образец, по отношению к которым они являются зависимыми.</text:p>
      <text:p text:style-name="P9"/>
      <text:h text:style-name="P10" text:outline-level="4"><text:bookmark text:name="Par1488"/>Статья 1359. Действия, не являющиеся нарушением исключительного права на изобретение, полезную модель или промышленный образец</text:h>
      <text:p text:style-name="P9"/>
      <text:p text:style-name="P9">Не являются нарушением исключительного права на изобретение, полезную модель или промышленный образец:</text:p>
      <text:p text:style-name="P9">1) применение продукта, в котором использованы изобретение или полезная модель, и применение изделия, в котором использован промышленный образец, в конструкции, во вспомогательном оборудовании либо при эксплуатации транспортных средств (водного, воздушного, автомобильного и железнодорожного транспорта) или космической техники иностранных государств при условии, что эти транспортные средства или эта космическая техника временно или случайно находятся на территории Российской Федерации и указанные продукт или изделие применяются исключительно для нужд транспортных средств или космической техники. Такое действие не признается нарушением исключительного права в отношении транспортных средств или космической техники тех иностранных государств, которые предоставляют такие же права в отношении транспортных средств или космической техники, зарегистрированных в Российской Федерации;</text:p>
      <text:p text:style-name="P9"><text:soft-page-break/>2) проведение научного исследования продукта или способа, в которых использованы изобретение или полезная модель, либо научного исследования изделия, в котором использован промышленный образец, либо проведение эксперимента над такими продуктом, способом или изделием;</text:p>
      <text:p text:style-name="P9">3) использование изобретения, полезной модели или промышленного образца при чрезвычайных обстоятельствах (стихийных бедствиях, катастрофах, авариях) с уведомлением о таком использовании патентообладателя в кратчайший срок и с последующей выплатой ему соразмерной компенсации;</text:p>
      <text:p text:style-name="P9">4) использование изобретения, полезной модели или промышленного образца для удовлетворения личных, семейных, домашних или иных не связанных с предпринимательской деятельностью нужд, если целью такого использования не является получение прибыли или дохода;</text:p>
      <text:p text:style-name="P9">5) разовое изготовление в аптеках по рецептам врачей лекарственных средств с использованием изобретения;</text:p>
      <text:p text:style-name="P9">6) ввоз на территорию Российской Федерации, применение, предложение о продаже, продажа, иное введение в гражданский оборот или хранение для этих целей продукта, в котором использованы изобретение или полезная модель, либо изделия, в котором использован промышленный образец, если этот продукт или это изделие ранее были введены в гражданский оборот на территории Российской Федерации патентообладателем или иным лицом с разрешения патентообладателя либо без его разрешения, но при условии, что такое введение в гражданский оборот было осуществлено правомерно в случаях, установленных настоящим Кодексом.</text:p>
      <text:p text:style-name="P7">(в ред. Федерального закона от 12.03.2014 N 35-ФЗ)</text:p>
      <text:p text:style-name="P9"/>
      <text:h text:style-name="P10" text:outline-level="4">Статья 1360. Использование изобретения, полезной модели или промышленного образца в интересах национальной безопасности</text:h>
      <text:p text:style-name="P9"/>
      <text:p text:style-name="P9">Правительство Российской Федерации имеет право в интересах обороны и безопасности разрешить использование изобретения, полезной модели или промышленного образца без согласия патентообладателя с уведомлением его об этом в кратчайший срок и с выплатой ему соразмерной компенсации.</text:p>
      <text:p text:style-name="P9"/>
      <text:h text:style-name="P10" text:outline-level="4">Статья 1361. Право преждепользования на изобретение, полезную модель или промышленный образец</text:h>
      <text:p text:style-name="P9"/>
      <text:p text:style-name="P9">1. Лицо, которое до даты приоритета изобретения, полезной модели или промышленного образца (статьи 1381 и 1382) добросовестно использовало на территории Российской Федерации созданное независимо от автора тождественное решение или решение, отличающееся от изобретения только эквивалентными признаками (пункт 3 статьи 1358), либо сделало необходимые к этому приготовления, сохраняет право на дальнейшее безвозмездное использование тождественного решения без расширения объема такого использования (право преждепользования).</text:p>
      <text:p text:style-name="P7">(в ред. Федерального закона от 12.03.2014 N 35-ФЗ)</text:p>
      <text:p text:style-name="P9">2. Право преждепользования может быть передано другому лицу только вместе с предприятием, на котором имело место использование тождественного решения или были сделаны необходимые к этому приготовления.</text:p>
      <text:p text:style-name="P9"/>
      <text:h text:style-name="P10" text:outline-level="4"><text:bookmark text:name="Par1509"/>Статья 1362. Принудительная лицензия на изобретение, полезную модель или промышленный образец</text:h>
      <text:p text:style-name="P9"/>
      <text:p text:style-name="P9"><text:bookmark text:name="Par1511"/>1. Если изобретение или промышленный образец не используется либо недостаточно используется патентообладателем в течение четырех лет со дня выдачи патента, а полезная модель - в течение трех лет со дня выдачи патента, что приводит к недостаточному предложению соответствующих товаров, работ или услуг на рынке, любое лицо, желающее и готовое использовать такие изобретение, полезную модель или промышленный образец, при отказе патентообладателя от заключения с этим лицом лицензионного договора на условиях, соответствующих установившейся практике, вправе обратиться в суд с иском к патентообладателю о предоставлении принудительной простой (неисключительной) лицензии на использование на территории Российской Федерации изобретения, полезной модели или промышленного образца. В исковом требовании это лицо должно указать предлагаемые им условия предоставления ему такой лицензии, в том числе объем использования изобретения, полезной модели или промышленного образца, размер, порядок и сроки платежей.</text:p>
      <text:p text:style-name="P9">Если патентообладатель не докажет, что неиспользование или недостаточное использование им изобретения, полезной модели или промышленного образца обусловлено уважительными причинами, суд принимает решение о предоставлении лицензии, указанной в абзаце первом настоящего пункта, и об <text:soft-page-break/>условиях ее предоставления. Суммарный размер платежей за такую лицензию должен быть установлен в решении суда не ниже цены лицензии, определяемой при сравнимых обстоятельствах.</text:p>
      <text:p text:style-name="P9">Действие принудительной простой (неисключительной) лицензии может быть прекращено в судебном порядке по иску патентообладателя, если обстоятельства, обусловившие предоставление такой лицензии, перестанут существовать и их возникновение вновь маловероятно. В этом случае суд устанавливает срок и порядок прекращения принудительной простой (неисключительной) лицензии и возникших в связи с получением этой лицензии прав.</text:p>
      <text:p text:style-name="P9">Предоставление в соответствии с правилами настоящего пункта принудительной простой (неисключительной) лицензии на использование изобретения, относящегося к технологии полупроводников, допускается исключительно для его некоммерческого использования в государственных, общественных и иных публичных интересах или для изменения положения, которое в установленном порядке признано нарушающим требования антимонопольного законодательства Российской Федерации.</text:p>
      <text:p text:style-name="P7">(абзац введен Федеральным законом от 04.10.2010 N 259-ФЗ)</text:p>
      <text:p text:style-name="P9"><text:bookmark text:name="Par1516"/>2. Если патентообладатель не может использовать изобретение, на которое он имеет исключительное право, не нарушая при этом прав обладателя другого патента (первого патента) на изобретение или полезную модель, отказавшегося от заключения лицензионного договора на условиях, соответствующих установившейся практике, обладатель патента (второго патента) имеет право обратиться в суд с иском к обладателю первого патента о предоставлении принудительной простой (неисключительной) лицензии на использование на территории Российской Федерации изобретения или полезной модели обладателя первого патента. В исковом требовании должны быть указаны предлагаемые обладателем второго патента условия предоставления ему такой лицензии, в том числе объем использования изобретения или полезной модели, размер, порядок и сроки платежей. Если этот патентообладатель, имеющий исключительное право на такое зависимое изобретение, докажет, что оно представляет собой важное техническое достижение и имеет существенные экономические преимущества перед изобретением или полезной моделью обладателя первого патента, суд принимает решение о предоставлении ему принудительной простой (неисключительной) лицензии. Полученное по этой лицензии право использования изобретения, охраняемое первым патентом, не может быть передано другим лицам, кроме случая отчуждения второго патента.</text:p>
      <text:p text:style-name="P9">Суммарный размер платежей за принудительную простую (неисключительную) лицензию должен быть установлен в решении суда не ниже цены лицензии, определяемой при сравнимых обстоятельствах.</text:p>
      <text:p text:style-name="P9">В случае предоставления в соответствии с настоящим пунктом принудительной простой (неисключительной) лицензии обладатель патента на изобретение или полезную модель, право на использование которых предоставлено на основании указанной лицензии, также имеет право на получение простой (неисключительной) лицензии на использование зависимого изобретения, в связи с которым была выдана принудительная простая (неисключительная) лицензия, на условиях, соответствующих установившейся практике.</text:p>
      <text:p text:style-name="P9">3. На основании решения суда, предусмотренного пунктами 1 и 2 настоящей статьи, федеральный орган исполнительной власти по интеллектуальной собственности осуществляет государственную регистрацию предоставления и прекращения права использования изобретения, полезной модели или промышленного образца на условиях принудительной простой (неисключительной) лицензии.</text:p>
      <text:p text:style-name="P7">(в ред. Федерального закона от 12.03.2014 N 35-ФЗ)</text:p>
      <text:p text:style-name="P9"/>
      <text:p text:style-name="P4" loext:marker-style-name="T1"/>
      <text:p text:style-name="P9">КонсультантПлюс: примечание.</text:p>
      <text:p text:style-name="P9">Положения статьи 1363 (в редакции Федерального закона от 12.03.2014 N 35-ФЗ) применяются к патентам на промышленные образцы, выданным по заявкам, для которых дата подачи установлена после 1 января 2015 года.</text:p>
      <text:p text:style-name="P4" loext:marker-style-name="T1"/>
      <text:h text:style-name="P10" text:outline-level="4">Статья 1363. Сроки действия исключительных прав на изобретение, полезную модель, промышленный образец</text:h>
      <text:p text:style-name="P9">(в ред. Федерального закона от 12.03.2014 N 35-ФЗ)</text:p>
      <text:p text:style-name="P9"/>
      <text:p text:style-name="P9"><text:bookmark text:name="Par1529"/>1. Исключительное право на изобретение, полезную модель, промышленный образец и удостоверяющий это право патент действуют при условии соблюдения требований, установленных настоящим Кодексом, с даты подачи заявки на выдачу патента в федеральный орган исполнительной власти по интеллектуальной собственности или в случае выделения заявки (пункт 4 статьи 1381) с даты подачи первоначальной заявки:</text:p>
      <text:p text:style-name="P9">двадцать лет - для изобретений;</text:p>
      <text:p text:style-name="P9">десять лет - для полезных моделей;</text:p>
      <text:p text:style-name="P9"><text:soft-page-break/>пять лет - для промышленных образцов.</text:p>
      <text:p text:style-name="P9">Защита исключительного права, удостоверенного патентом, может быть осуществлена только после государственной регистрации изобретения, полезной модели или промышленного образца и выдачи патента (статья 1393).</text:p>
      <text:p text:style-name="P9"><text:bookmark text:name="Par1534"/>2. Если с даты подачи заявки на выдачу патента на изобретение, относящееся к такому продукту, как лекарственное средство, пестицид или агрохимикат, для применения которых требуется получение в установленном законом порядке разрешения, до дня получения первого разрешения на применение прошло более пяти лет, срок действия исключительного права на соответствующее изобретение и удостоверяющего это право патента продлевается по заявлению патентообладателя федеральным органом исполнительной власти по интеллектуальной собственности.</text:p>
      <text:p text:style-name="P9">Указанный срок продлевается на время, прошедшее с даты подачи заявки на выдачу патента на изобретение до дня получения первого разрешения на применение продукта, за вычетом пяти лет, но не более чем на пять лет.</text:p>
      <text:p text:style-name="P9">Заявление о продлении срока подается патентообладателем в период действия патента до истечения шести месяцев со дня получения первого разрешения на применение продукта или с даты выдачи патента в зависимости от того, какой из этих сроков истекает позднее.</text:p>
      <text:p text:style-name="P9">У патентообладателя могут быть запрошены дополнительные материалы, если без них рассмотрение заявления невозможно. Дополнительные материалы должны быть представлены в течение трех месяцев со дня направления такого запроса. Если патентообладатель в этот срок не представит запрошенные материалы или не подаст ходатайство о продлении срока, заявление не удовлетворяется. Срок, установленный для представления дополнительных материалов, может быть продлен федеральным органом исполнительной власти по интеллектуальной собственности не более чем на десять месяцев.</text:p>
      <text:p text:style-name="P9">При продлении на основании абзаца первого настоящего пункта срока действия исключительного права выдается дополнительный патент с формулой, содержащей совокупность признаков запатентованного изобретения, характеризующую продукт, на применение которого получено разрешение.</text:p>
      <text:p text:style-name="P9"><text:bookmark text:name="Par1539"/>3. Срок действия исключительного права на промышленный образец и удостоверяющего это право патента по заявлению патентообладателя может быть неоднократно продлен на пять лет, но в целом не более чем на двадцать пять лет, считая с даты подачи заявки на выдачу патента в федеральный орган исполнительной власти по интеллектуальной собственности или в случае выделения заявки (пункт 4 статьи 1381) с даты подачи первоначальной заявки.</text:p>
      <text:p text:style-name="P9">4. Порядок выдачи и действия дополнительного патента на изобретение и продления срока действия патента на изобретение или промышленный образец устанавливае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5. Действие исключительного права на изобретение, полезную модель, промышленный образец и удостоверяющего это право патента, в том числе дополнительного патента, признается недействительным или прекращается досрочно по основаниям и в порядке, которые предусмотрены статьями 1398 и 1399 настоящего Кодекса.</text:p>
      <text:p text:style-name="P9"/>
      <text:h text:style-name="P10" text:outline-level="4">Статья 1364. Переход изобретения, полезной модели или промышленного образца в общественное достояние</text:h>
      <text:p text:style-name="P9"/>
      <text:p text:style-name="P9">1. После прекращения действия исключительного права изобретение, полезная модель или промышленный образец переходит в общественное достояние.</text:p>
      <text:p text:style-name="P7">(в ред. Федерального закона от 12.03.2014 N 35-ФЗ)</text:p>
      <text:p text:style-name="P9">2. Изобретение, полезная модель или промышленный образец, перешедшие в общественное достояние, могут свободно использоваться любым лицом без чьего-либо согласия или разрешения и без выплаты вознаграждения за использование.</text:p>
      <text:p text:style-name="P9"/>
      <text:h text:style-name="P14" text:outline-level="3">§ 3. Распоряжение исключительным правом на изобретение,</text:h>
      <text:p text:style-name="P13">полезную модель или промышленный образец</text:p>
      <text:p text:style-name="P9"/>
      <text:h text:style-name="P10" text:outline-level="4">Статья 1365. Договор об отчуждении исключительного права на изобретение, полезную модель или промышленный образец</text:h>
      <text:p text:style-name="P9">(в ред. Федерального закона от 12.03.2014 N 35-ФЗ)</text:p>
      <text:p text:style-name="P9"/>
      <text:p text:style-name="P9">1. По договору об отчуждении исключительного права на изобретение, полезную модель или промышленный образец (договор об отчуждении патента) одна сторона (патентообладатель) передает или обязуется передать принадлежащее ей исключительное право на соответствующий результат <text:soft-page-break/>интеллектуальной деятельности в полном объеме другой стороне - приобретателю исключительного права (приобретателю патента).</text:p>
      <text:p text:style-name="P9">2. Отчуждение исключительного права на промышленный образец не допускается, если оно может явиться причиной введения потребителя в заблуждение относительно товара или его изготовителя.</text:p>
      <text:p text:style-name="P9"/>
      <text:p text:style-name="P4" loext:marker-style-name="T1"/>
      <text:p text:style-name="P9">КонсультантПлюс: примечание.</text:p>
      <text:p text:style-name="P9">Положения статьи 1366 в редакции Федерального закона от 12.03.2014 N 35-ФЗ применяются также к заявкам, поданным до дня вступления в силу указанного Федерального закона.</text:p>
      <text:p text:style-name="P4" loext:marker-style-name="T1"/>
      <text:h text:style-name="P10" text:outline-level="4">Статья 1366. Публичное предложение заключить договор об отчуждении патента на изобретение</text:h>
      <text:p text:style-name="P9"/>
      <text:p text:style-name="P9"><text:bookmark text:name="Par1564"/>1. Заявитель, являющийся единственным автором изобретения, до принятия по заявке решения о выдаче патента, либо об отказе в выдаче патента, либо о признании заявки отозванной может подать заявление о том, что в случае выдачи патента он обязуется заключить договор об отчуждении патента на условиях, соответствующих установившейся практике, с любым гражданином Российской Федерации или российским юридическим лицом, кто первым изъявил такое желание и уведомил об этом патентообладателя и федеральный орган исполнительной власти по интеллектуальной собственности. При наличии указанного заявления патентные пошлины, предусмотренные настоящим Кодексом, в отношении заявки на выдачу патента на изобретение и в отношении патента, выданного по этой заявке, с заявителя не взимаются. Уплаченные до подачи указанного заявления пошлины не возвращаются.</text:p>
      <text:p text:style-name="P7">(в ред. Федерального закона от 12.03.2014 N 35-ФЗ)</text:p>
      <text:p text:style-name="P9">Федеральный орган исполнительной власти по интеллектуальной собственности публикует в официальном бюллетене сведения об указанном заявлении.</text:p>
      <text:p text:style-name="P9">2. Лицо, заключившее с патентообладателем на основании его заявления, указанного в пункте 1 настоящей статьи, договор об отчуждении патента на изобретение, обязано уплатить все патентные пошлины, от уплаты которых был освобожден заявитель (патентообладатель). В дальнейшем патентные пошлины уплачиваются в установленном порядке.</text:p>
      <text:p text:style-name="P9">Государственная регистрация перехода исключительного права к приобретателю по договору об отчуждении патента осуществляется в федеральном органе исполнительной власти по интеллектуальной собственности при условии уплаты всех патентных пошлин, от уплаты которых был освобожден заявитель (патентообладатель).</text:p>
      <text:p text:style-name="P7">(в ред. Федерального закона от 12.03.2014 N 35-ФЗ)</text:p>
      <text:p text:style-name="P9"><text:bookmark text:name="Par1570"/>3. Если в течение двух лет со дня публикации сведений о выдаче патента на изобретение, в отношении которого было сделано заявление, указанное в пункте 1 настоящей статьи, в федеральный орган исполнительной власти по интеллектуальной собственности не поступило письменное уведомление о желании заключить договор об отчуждении патента, патентообладатель может подать в указанный федеральный орган ходатайство об отзыве своего заявления. В этом случае предусмотренные настоящим Кодексом патентные пошлины, от уплаты которых заявитель (патентообладатель) был освобожден, подлежат уплате. В дальнейшем патентные пошлины уплачиваются в установленном порядке.</text:p>
      <text:p text:style-name="P9">Федеральный орган исполнительной власти по интеллектуальной собственности публикует в официальном бюллетене сведения об отзыве заявления, указанного в пункте 1 настоящей статьи.</text:p>
      <text:p text:style-name="P9"/>
      <text:h text:style-name="P10" text:outline-level="4">Статья 1367. Лицензионный договор о предоставлении права использования изобретения, полезной модели или промышленного образца</text:h>
      <text:p text:style-name="P9"/>
      <text:p text:style-name="P9">По лицензионному договору одна сторона - патентообладатель (лицензиар) предоставляет или обязуется предоставить другой стороне (лицензиату) удостоверенное патентом право использования изобретения, полезной модели или промышленного образца в установленных договором пределах.</text:p>
      <text:p text:style-name="P9"/>
      <text:h text:style-name="P10" text:outline-level="4">Статья 1368. Открытая лицензия на изобретение, полезную модель или промышленный образец</text:h>
      <text:p text:style-name="P9"/>
      <text:p text:style-name="P9"><text:bookmark text:name="Par1579"/>1. Патентообладатель может подать в федеральный орган исполнительной власти по интеллектуальной собственности заявление о возможности предоставления любому лицу права использования изобретения, полезной модели или промышленного образца (открытой лицензии).</text:p>
      <text:p text:style-name="P9">В этом случае размер патентной пошлины за поддержание патента на изобретение, полезную модель или промышленный образец в силе уменьшается на пятьдесят процентов начиная с года, следующего за годом публикации федеральным органом исполнительной власти по интеллектуальной собственности сведений об открытой лицензии.</text:p>
      <text:p text:style-name="P9"><text:soft-page-break/>Условия лицензии, на которых право использования изобретения, полезной модели или промышленного образца может быть предоставлено любому лицу, сообщаются патентообладателем в федеральный орган исполнительной власти по интеллектуальной собственности, который публикует за счет патентообладателя соответствующие сведения об открытой лицензии. Патентообладатель обязан заключить с лицом, изъявившим желание использовать указанные изобретение, полезную модель или промышленный образец, лицензионный договор на условиях простой (неисключительной) лицензии.</text:p>
      <text:p text:style-name="P9">2. Если патентообладатель в течение двух лет со дня публикации сведений об открытой лицензии не получал предложений в письменной форме о заключении лицензионного договора на условиях, содержащихся в его заявлении, по истечении двух лет он может подать в федеральный орган исполнительной власти по интеллектуальной собственности ходатайство об отзыве своего заявления об открытой лицензии. В этом случае патентная пошлина за поддержание патента в силе подлежит доплате за период, прошедший со дня публикации сведений об открытой лицензии, и в дальнейшем уплачивается в полном размере. Указанный федеральный орган публикует в официальном бюллетене сведения об отзыве заявления.</text:p>
      <text:p text:style-name="P9"/>
      <text:h text:style-name="P10" text:outline-level="4">Статья 1369. Форма договора о распоряжении исключительным правом на изобретение, полезную модель или промышленный образец и государственная регистрация перехода исключительного права, его залога и предоставления права использования изобретения, полезной модели или промышленного образца</text:h>
      <text:p text:style-name="P9">(в ред. Федерального закона от 12.03.2014 N 35-ФЗ)</text:p>
      <text:p text:style-name="P9"/>
      <text:p text:style-name="P9">1. Договор об отчуждении патента, лицензионный договор, другие договоры, посредством которых осуществляется распоряжение исключительным правом на изобретение, полезную модель или промышленный образец, заключаются в письменной форме. Несоблюдение письменной формы влечет недействительность договора.</text:p>
      <text:p text:style-name="P9">2. Отчуждение и залог исключительного права на изобретение, полезную модель или промышленный образец, предоставление по договору права их использования подлежат государственной регистрации в порядке, установленном статьей 1232 настоящего Кодекса.</text:p>
      <text:p text:style-name="P9"/>
      <text:h text:style-name="P14" text:outline-level="3">§ 4. Изобретение, полезная модель и промышленный образец,</text:h>
      <text:p text:style-name="P13">созданные в связи с выполнением служебного задания</text:p>
      <text:p text:style-name="P13">или при выполнении работ по договору</text:p>
      <text:p text:style-name="P9"/>
      <text:h text:style-name="P10" text:outline-level="4">Статья 1370. Служебное изобретение, служебная полезная модель, служебный промышленный образец</text:h>
      <text:p text:style-name="P9"/>
      <text:p text:style-name="P9">1. Изобретение, полезная модель или промышленный образец, созданные работником в связи с выполнением своих трудовых обязанностей или конкретного задания работодателя, признаются соответственно служебным изобретением, служебной полезной моделью или служебным промышленным образцом.</text:p>
      <text:p text:style-name="P9">2. Право авторства на служебное изобретение, служебную полезную модель или служебный промышленный образец принадлежит работнику (автору).</text:p>
      <text:p text:style-name="P9"><text:bookmark text:name="Par1598"/>3. Исключительное право на служебное изобретение, служебную полезную модель или служебный промышленный образец и право на получение патента принадлежат работодателю, если трудовым или гражданско-правовым договором между работником и работодателем не предусмотрено иное.</text:p>
      <text:p text:style-name="P7">(в ред. Федерального закона от 12.03.2014 N 35-ФЗ)</text:p>
      <text:p text:style-name="P9"><text:bookmark text:name="Par1600"/>4. При отсутствии в договоре между работодателем и работником соглашения об ином (пункт 3 настоящей статьи) работник должен письменно уведомить работодателя о создании в связи с выполнением своих трудовых обязанностей или конкретного задания работодателя такого результата, в отношении которого возможна правовая охрана.</text:p>
      <text:p text:style-name="P9">Если работодатель в течение четырех месяцев со дня уведомления его работником не подаст заявку на выдачу патента на соответствующие служебное изобретение, служебную полезную модель или служебный промышленный образец в федеральный орган исполнительной власти по интеллектуальной собственности, не передаст право на получение патента на служебное изобретение, служебную полезную модель или служебный промышленный образец другому лицу или не сообщит работнику о сохранении информации о соответствующем результате интеллектуальной деятельности в тайне, право на получение патента на такие изобретение, полезную модель или промышленный образец возвращается работнику. В этом случае работодатель в течение срока действия патента имеет право использования служебного изобретения, служебной полезной модели или служебного промышленного образца в собственном производстве на условиях простой (неисключительной) лицензии с выплатой патентообладателю <text:soft-page-break/>вознаграждения, размер, условия и порядок выплаты которого определяются договором между работником и работодателем, а в случае спора - судом.</text:p>
      <text:p text:style-name="P7">(в ред. Федерального закона от 12.03.2014 N 35-ФЗ)</text:p>
      <text:p text:style-name="P9">Если работодатель получит патент на служебное изобретение, служебную полезную модель или служебный промышленный образец, либо примет решение о сохранении информации о таких изобретении, полезной модели или промышленном образце в тайне и сообщит об этом работнику, либо передаст право на получение патента другому лицу, либо не получит патент по поданной им заявке по зависящим от него причинам, работник имеет право на вознаграждение. Размер вознаграждения, условия и порядок его выплаты работодателем определяются договором между ним и работником, а в случае спора - судом.</text:p>
      <text:p text:style-name="P9">Абзац утратил силу. - Федеральный закон от 23.07.2013 N 222-ФЗ.</text:p>
      <text:p text:style-name="P9">Право на вознаграждение за служебное изобретение, служебную полезную модель или служебный промышленный образец неотчуждаемо, но переходит к наследникам автора на оставшийся срок действия исключительного права.</text:p>
      <text:p text:style-name="P7">(абзац введен Федеральным законом от 12.03.2014 N 35-ФЗ)</text:p>
      <text:p text:style-name="P9">5. Изобретение, полезная модель или промышленный образец, созданные работником с использованием денежных, технических или иных материальных средств работодателя, но не в связи с выполнением своих трудовых обязанностей или конкретного задания работодателя, не являются служебными. Право на получение патента и исключительное право на такие изобретение, полезную модель или промышленный образец принадлежат работнику. В этом случае работодатель вправе по своему выбору потребовать предоставления ему безвозмездной простой (неисключительной) лицензии на использование созданного результата интеллектуальной деятельности для собственных нужд на весь срок действия исключительного права либо возмещения расходов, понесенных им в связи с созданием таких изобретения, полезной модели или промышленного образца.</text:p>
      <text:p text:style-name="P9"/>
      <text:h text:style-name="P10" text:outline-level="4">Статья 1371. Изобретение, полезная модель или промышленный образец, созданные при выполнении работ по договору</text:h>
      <text:p text:style-name="P9"/>
      <text:p text:style-name="P9"><text:bookmark text:name="Par1611"/>1. Право на получение патента и исключительное право на изобретение, полезную модель или промышленный образец, созданные при выполнении договора подряда или договора на выполнение научно-исследовательских, опытно-конструкторских или технологических работ, которые прямо не предусматривали их создание, принадлежат подрядчику (исполнителю), если договором между ним и заказчиком не предусмотрено иное.</text:p>
      <text:p text:style-name="P7">(в ред. Федерального закона от 12.03.2014 N 35-ФЗ)</text:p>
      <text:p text:style-name="P9">В этом случае заказчик вправе, если договором не предусмотрено иное, использовать созданные таким образом изобретение, полезную модель или промышленный образец в целях, для достижения которых был заключен соответствующий договор, на условиях простой (неисключительной) лицензии в течение всего срока действия патента без выплаты за это использование дополнительного вознаграждения. При передаче подрядчиком (исполнителем) права на получение патента или отчуждении самого патента другому лицу заказчик сохраняет право использования изобретения, полезной модели или промышленного образца на указанных условиях.</text:p>
      <text:p text:style-name="P9">2. В случае, когда в соответствии с договором между подрядчиком (исполнителем) и заказчиком право на получение патента или исключительное право на изобретение, полезную модель или промышленный образец передано заказчику либо указанному им третьему лицу, подрядчик (исполнитель) вправе использовать созданные изобретение, полезную модель или промышленный образец для собственных нужд на условиях безвозмездной простой (неисключительной) лицензии в течение всего срока действия патента, если договором не предусмотрено иное.</text:p>
      <text:p text:style-name="P9">3. Автору указанных в пункте 1 настоящей статьи изобретения, полезной модели или промышленного образца, не являющемуся патентообладателем, выплачивается вознаграждение в соответствии с пунктом 4 статьи 1370 настоящего Кодекса.</text:p>
      <text:p text:style-name="P9"/>
      <text:h text:style-name="P10" text:outline-level="4">Статья 1372. Промышленный образец, созданный по заказу</text:h>
      <text:p text:style-name="P9"/>
      <text:p text:style-name="P9"><text:bookmark text:name="Par1619"/>1. Право на получение патента и исключительное право на промышленный образец, созданный по договору, предметом которого было его создание (по заказу), принадлежат заказчику, если договором между подрядчиком (исполнителем) и заказчиком не предусмотрено иное.</text:p>
      <text:p text:style-name="P7">(в ред. Федерального закона от 12.03.2014 N 35-ФЗ)</text:p>
      <text:p text:style-name="P9">2. В случае, когда право на получение патента и исключительное право на промышленный образец в соответствии с пунктом 1 настоящей статьи принадлежат заказчику, подрядчик (исполнитель) вправе, поскольку договором не предусмотрено иное, использовать такой промышленный образец для собственных <text:soft-page-break/>нужд на условиях безвозмездной простой (неисключительной) лицензии в течение всего срока действия патента.</text:p>
      <text:p text:style-name="P9">3. В случае, если в соответствии с договором между подрядчиком (исполнителем) и заказчиком право на получение патента и исключительное право на промышленный образец принадлежат подрядчику (исполнителю), заказчик вправе использовать промышленный образец в целях, для достижения которых был заключен соответствующий договор, на условиях безвозмездной простой (неисключительной) лицензии в течение всего срока действия патента.</text:p>
      <text:p text:style-name="P7">(п. 3 в ред. Федерального закона от 12.03.2014 N 35-ФЗ)</text:p>
      <text:p text:style-name="P9">4. Автору созданного по заказу промышленного образца, не являющемуся патентообладателем, выплачивается вознаграждение в соответствии с пунктом 4 статьи 1370 настоящего Кодекса.</text:p>
      <text:p text:style-name="P9"/>
      <text:p text:style-name="P4" loext:marker-style-name="T1"/>
      <text:p text:style-name="P9">КонсультантПлюс: примечание.</text:p>
      <text:p text:style-name="P9">О контрактной системе в сфере закупок товаров, работ, услуг для обеспечения государственных и муниципальных нужд см. Федеральный закон от 05.04.2013 N 44-ФЗ.</text:p>
      <text:p text:style-name="P4" loext:marker-style-name="T1"/>
      <text:h text:style-name="P10" text:outline-level="4"><text:bookmark text:name="Par1630"/>Статья 1373. Изобретение, полезная модель, промышленный образец, созданные при выполнении работ по государственному или муниципальному контракту</text:h>
      <text:p text:style-name="P9"/>
      <text:p text:style-name="P9"><text:bookmark text:name="Par1632"/>1. Право на получение патента и исключительное право на изобретение, полезную модель или промышленный образец, созданные при выполнении работ по государственному или муниципальному контракту для государственных или муниципальных нужд, принадлежат организации, выполняющей государственный или муниципальный контракт (исполнителю), если государственным или муниципальным контрактом не предусмотрено, что это право принадлежит Российской Федерации, субъекту Российской Федерации или муниципальному образованию, от имени которых выступает государственный или муниципальный заказчик, либо совместно исполнителю и Российской Федерации, исполнителю и субъекту Российской Федерации или исполнителю и муниципальному образованию.</text:p>
      <text:p text:style-name="P9">2. Если в соответствии с государственным или муниципальным контрактом право на получение патента и исключительное право на изобретение, полезную модель или промышленный образец принадлежат Российской Федерации, субъекту Российской Федерации или муниципальному образованию, государственный или муниципальный заказчик может подать заявку на выдачу патента в течение шести месяцев со дня его письменного уведомления исполнителем о получении результата интеллектуальной деятельности, способного к правовой охране в качестве изобретения, полезной модели или промышленного образца. Если в течение указанного срока государственный или муниципальный заказчик не подаст заявку, право на получение патента принадлежит исполнителю.</text:p>
      <text:p text:style-name="P9">3. Если право на получение патента и исключительное право на изобретение, полезную модель или промышленный образец на основании государственного или муниципального контракта принадлежат Российской Федерации, субъекту Российской Федерации или муниципальному образованию, исполнитель обязан путем заключения соответствующих соглашений со своими работниками и третьими лицами приобрести все права либо обеспечить их приобретение для передачи соответственно Российской Федерации, субъекту Российской Федерации и муниципальному образованию. При этом исполнитель имеет право на возмещение затрат, понесенных им в связи с приобретением соответствующих прав у третьих лиц.</text:p>
      <text:p text:style-name="P9">4. Если патент на изобретение, полезную модель или промышленный образец, созданные при выполнении работ по государственному или муниципальному контракту для государственных или муниципальных нужд, принадлежит в соответствии с пунктом 1 настоящей статьи не Российской Федерации, не субъекту Российской Федерации или не муниципальному образованию, патентообладатель по требованию государственного или муниципального заказчика обязан предоставить указанному им лицу безвозмездную простую (неисключительную) лицензию на использование изобретения, полезной модели или промышленного образца для государственных или муниципальных нужд.</text:p>
      <text:p text:style-name="P9">5. Если патент на изобретение, полезную модель или промышленный образец, созданные при выполнении работ по государственному или муниципальному контракту для государственных или муниципальных нужд, получен совместно на имя исполнителя и Российской Федерации, исполнителя и субъекта Российской Федерации или исполнителя и муниципального образования, государственный или муниципальный заказчик вправе предоставить безвозмездную простую (неисключительную) лицензию на использование таких изобретения, полезной модели или промышленного образца в целях выполнения работ или осуществления поставок продукции для государственных или муниципальных нужд, уведомив об этом исполнителя.</text:p>
      <text:p text:style-name="P9">6. Если исполнитель, получивший патент на изобретение, полезную модель или промышленный образец в соответствии с пунктом 1 настоящей статьи на свое имя, примет решение о досрочном <text:soft-page-break/>прекращении действия патента, он обязан уведомить об этом государственного или муниципального заказчика и по его требованию передать патент на безвозмездной основе Российской Федерации, субъекту Российской Федерации или муниципальному образованию.</text:p>
      <text:p text:style-name="P9">В случае принятия решения о досрочном прекращении действия патента, полученного в соответствии с пунктом 1 настоящей статьи на имя Российской Федерации, субъекта Российской Федерации или муниципального образования, государственный или муниципальный заказчик обязан уведомить об этом исполнителя и по его требованию передать ему патент на безвозмездной основе.</text:p>
      <text:p text:style-name="P9">7. Автору указанных в пункте 1 настоящей статьи изобретения, полезной модели или промышленного образца, не являющемуся патентообладателем, выплачивается вознаграждение в соответствии с пунктом 4 статьи 1370 настоящего Кодекса.</text:p>
      <text:p text:style-name="P9"/>
      <text:h text:style-name="P14" text:outline-level="3">§ 5. Получение патента</text:h>
      <text:p text:style-name="P13"/>
      <text:h text:style-name="P14" text:outline-level="4">1. Заявка на выдачу патента, ее изменение и отзыв</text:h>
      <text:p text:style-name="P9"/>
      <text:h text:style-name="P10" text:outline-level="5">Статья 1374. Подача заявки на выдачу патента на изобретение, полезную модель или промышленный образец</text:h>
      <text:p text:style-name="P9"/>
      <text:p text:style-name="P9">1. Заявка на выдачу патента на изобретение, полезную модель или промышленный образец подается в федеральный орган исполнительной власти по интеллектуальной собственности лицом, обладающим правом на получение патента в соответствии с настоящим Кодексом (заявителем).</text:p>
      <text:p text:style-name="P9">2. Заявление о выдаче патента на изобретение, полезную модель или промышленный образец представляется на русском языке. Прочие документы заявки представляются на русском или другом языке. Если документы заявки представлены на другом языке, к заявке прилагается их перевод на русский язык.</text:p>
      <text:p text:style-name="P9">3. Заявление о выдаче патента на изобретение, полезную модель или промышленный образец подписывается заявителем, а в случае подачи заявки через патентного поверенного или иного представителя - заявителем или его представителем, подающим заявку.</text:p>
      <text:p text:style-name="P9">4. Требования к документам заявки на выдачу патента на изобретение, полезную модель или промышленный образец устанавливаются на основании настоящего Кодекса федеральным органом исполнительной власти, осуществляющим нормативно-правовое регулирование в сфере интеллектуальной собственности.</text:p>
      <text:p text:style-name="P9">5. Утратил силу с 1 октября 2014 года. - Федеральный закон от 12.03.2014 N 35-ФЗ.</text:p>
      <text:p text:style-name="P9"/>
      <text:h text:style-name="P10" text:outline-level="5">Статья 1375. Заявка на выдачу патента на изобретение</text:h>
      <text:p text:style-name="P9"/>
      <text:p text:style-name="P9"><text:bookmark text:name="Par1655"/>1. Заявка на выдачу патента на изобретение (заявка на изобретение) должна относиться к одному изобретению или к группе изобретений, связанных между собой настолько, что они образуют единый изобретательский замысел (требование единства изобретения).</text:p>
      <text:p text:style-name="P9"><text:bookmark text:name="Par1656"/>2. Заявка на изобретение должна содержать:</text:p>
      <text:p text:style-name="P9"><text:bookmark text:name="Par1657"/>1) заявление о выдаче патента с указанием автора изобретения и заявителя - лица, обладающего правом на получение патента, а также места жительства или места нахождения каждого из них;</text:p>
      <text:p text:style-name="P7">(пп. 1 в ред. Федерального закона от 12.03.2014 N 35-ФЗ)</text:p>
      <text:p text:style-name="P9">2) описание изобретения, раскрывающее его сущность с полнотой, достаточной для осуществления изобретения специалистом в данной области техники;</text:p>
      <text:p text:style-name="P7">(пп. 2 в ред. Федерального закона от 12.03.2014 N 35-ФЗ)</text:p>
      <text:p text:style-name="P9">3) формулу изобретения, ясно выражающую его сущность и полностью основанную на его описании;</text:p>
      <text:p text:style-name="P7">(в ред. Федерального закона от 12.03.2014 N 35-ФЗ)</text:p>
      <text:p text:style-name="P9"><text:bookmark text:name="Par1663"/>4) чертежи и иные материалы, если они необходимы для понимания сущности изобретения;</text:p>
      <text:p text:style-name="P9">5) реферат.</text:p>
      <text:p text:style-name="P9"><text:bookmark text:name="Par1665"/>3. Датой подачи заявки на изобретение считается дата поступления в федеральный орган исполнительной власти по интеллектуальной собственности заявки, содержащей заявление о выдаче патента, описание изобретения и чертежи, если в описании на них имеется ссылка, а если указанные документы представлены не одновременно, - дата поступления последнего из документов.</text:p>
      <text:p text:style-name="P9"/>
      <text:h text:style-name="P10" text:outline-level="5">Статья 1376. Заявка на выдачу патента на полезную модель</text:h>
      <text:p text:style-name="P9"/>
      <text:p text:style-name="P9">1. Заявка на выдачу патента на полезную модель (заявка на полезную модель) должна относиться к одной полезной модели (требование единства полезной модели).</text:p>
      <text:p text:style-name="P7">(в ред. Федерального закона от 12.03.2014 N 35-ФЗ)</text:p>
      <text:p text:style-name="P9"><text:bookmark text:name="Par1671"/><text:soft-page-break/>2. Заявка на полезную модель должна содержать:</text:p>
      <text:p text:style-name="P9"><text:bookmark text:name="Par1672"/>1) заявление о выдаче патента с указанием автора полезной модели и заявителя - лица, обладающего правом на получение патента, а также места жительства или места нахождения каждого из них;</text:p>
      <text:p text:style-name="P7">(пп. 1 в ред. Федерального закона от 12.03.2014 N 35-ФЗ)</text:p>
      <text:p text:style-name="P9"><text:bookmark text:name="Par1674"/>2) описание полезной модели, раскрывающее ее сущность с полнотой, достаточной для осуществления полезной модели специалистом в данной области техники;</text:p>
      <text:p text:style-name="P7">(пп. 2 в ред. Федерального закона от 12.03.2014 N 35-ФЗ)</text:p>
      <text:p text:style-name="P9">3) формулу полезной модели, относящуюся к одному техническому решению, ясно выражающую ее сущность и полностью основанную на ее описании;</text:p>
      <text:p text:style-name="P7">(пп. 3 в ред. Федерального закона от 12.03.2014 N 35-ФЗ)</text:p>
      <text:p text:style-name="P9"><text:bookmark text:name="Par1678"/>4) чертежи, если они необходимы для понимания сущности полезной модели;</text:p>
      <text:p text:style-name="P9">5) реферат.</text:p>
      <text:p text:style-name="P9"><text:bookmark text:name="Par1680"/>3. Датой подачи заявки на полезную модель считается дата поступления в федеральный орган исполнительной власти по интеллектуальной собственности заявки, содержащей заявление о выдаче патента, описание полезной модели и чертежи, если в описании имеется ссылка на них, а если указанные документы представлены не одновременно, - дата поступления последнего из документов.</text:p>
      <text:p text:style-name="P9"/>
      <text:h text:style-name="P10" text:outline-level="5">Статья 1377. Заявка на выдачу патента на промышленный образец</text:h>
      <text:p text:style-name="P9"/>
      <text:p text:style-name="P9">1. Заявка на выдачу патента на промышленный образец (заявка на промышленный образец) должна относиться к одному промышленному образцу или к группе промышленных образцов, связанных между собой настолько, что они образуют единый творческий замысел (требование единства промышленного образца).</text:p>
      <text:p text:style-name="P9"><text:bookmark text:name="Par1685"/>2. Заявка на промышленный образец должна содержать:</text:p>
      <text:p text:style-name="P9">1) заявление о выдаче патента с указанием автора промышленного образца и заявителя - лица, обладающего правом на получение патента, а также места жительства или места нахождения каждого из них;</text:p>
      <text:p text:style-name="P7">(пп. 1 в ред. Федерального закона от 12.03.2014 N 35-ФЗ)</text:p>
      <text:p text:style-name="P9">2) комплект изображений изделия, дающих полное представление о существенных признаках промышленного образца, которые определяют эстетические особенности внешнего вида изделия;</text:p>
      <text:p text:style-name="P7">(пп. 2 в ред. Федерального закона от 12.03.2014 N 35-ФЗ)</text:p>
      <text:p text:style-name="P9">3) чертеж общего вида изделия, конфекционную карту, если они необходимы для раскрытия сущности промышленного образца;</text:p>
      <text:p text:style-name="P7">(пп. 3 в ред. Федерального закона от 12.03.2014 N 35-ФЗ)</text:p>
      <text:p text:style-name="P9">4) описание промышленного образца;</text:p>
      <text:p text:style-name="P9">5) утратил силу с 1 октября 2014 года. - Федеральный закон от 12.03.2014 N 35-ФЗ.</text:p>
      <text:p text:style-name="P9"><text:bookmark text:name="Par1694"/>3. Датой подачи заявки на промышленный образец считается дата поступления в федеральный орган исполнительной власти по интеллектуальной собственности заявки, содержащей заявление о выдаче патента и комплект изображений изделия, дающих полное представление о существенных признаках промышленного образца, которые определяют эстетические особенности внешнего вида изделия, а если указанные документы представлены не одновременно - дата поступления последнего из документов.</text:p>
      <text:p text:style-name="P7">(в ред. Федерального закона от 12.03.2014 N 35-ФЗ)</text:p>
      <text:p text:style-name="P9"/>
      <text:h text:style-name="P10" text:outline-level="5"><text:bookmark text:name="Par1697"/>Статья 1378. Внесение изменений в документы заявки на изобретение, полезную модель или промышленный образец</text:h>
      <text:p text:style-name="P9">(в ред. Федерального закона от 12.03.2014 N 35-ФЗ)</text:p>
      <text:p text:style-name="P9"/>
      <text:p text:style-name="P9">1. Заявитель вправе внести в документы заявки на изобретение, полезную модель или промышленный образец дополнения, уточнения и исправления путем представления дополнительных материалов по запросу федерального органа исполнительной власти по интеллектуальной собственности до принятия по заявке решения о выдаче патента, либо об отказе в выдаче патента, либо о признании заявки отозванной, если эти дополнения, уточнения и исправления не изменяют заявку на изобретение, полезную модель или промышленный образец по существу.</text:p>
      <text:p text:style-name="P9">После получения отчета об информационном поиске, проведенном в порядке, установленном пунктами 2 - 4 статьи 1386 настоящего Кодекса, заявитель вправе однократно, по собственной инициативе, представить измененную формулу изобретения, не изменяющую заявку на изобретение по существу, и внести соответствующие изменения в описание.</text:p>
      <text:p text:style-name="P9"><text:bookmark text:name="Par1702"/>2. Дополнительные материалы изменяют заявку на изобретение или полезную модель по существу в одном из следующих случаев, если они содержат:</text:p>
      <text:p text:style-name="P9"><text:soft-page-break/>иное изобретение, не удовлетворяющее требованию единства изобретения в отношении изобретения или группы изобретений, принятых к рассмотрению, либо иную полезную модель;</text:p>
      <text:p text:style-name="P9">признаки, которые подлежат включению в формулу изобретения или полезной модели и не были раскрыты в документах заявки, предусмотренных подпунктами 1 - 4 пункта 2 статьи 1375 или подпунктами 1 - 4 пункта 2 статьи 1376 настоящего Кодекса и представленных на дату подачи заявки;</text:p>
      <text:p text:style-name="P9">указание на технический результат, который обеспечивается изобретением или полезной моделью и не связан с техническим результатом, содержащимся в тех же документах.</text:p>
      <text:p text:style-name="P9"><text:bookmark text:name="Par1706"/>3. Дополнительные материалы изменяют заявку на промышленный образец по существу, если они содержат изображения изделия, на которых:</text:p>
      <text:p text:style-name="P9">представлен иной промышленный образец, не удовлетворяющий требованию единства промышленного образца в отношении промышленного образца или группы промышленных образцов, раскрытых на изображениях, принятых к рассмотрению;</text:p>
      <text:p text:style-name="P9">представлены существенные признаки промышленного образца, отсутствующие на изображениях, представленных на дату подачи заявки, либо представлены изображения изделия, с которых удалены существенные признаки промышленного образца, имеющиеся на изображениях, представленных на дату подачи заявки.</text:p>
      <text:p text:style-name="P9">4. Изменения сведений об авторе, о заявителе, в том числе при передаче права на получение патента другому лицу либо вследствие изменения имени автора, имени или наименования заявителя, а также исправления очевидных и технических ошибок могут быть внесены заявителем в документы заявки по собственной инициативе до регистрации изобретения, полезной модели или промышленного образца.</text:p>
      <text:p text:style-name="P9">5. Изменения, внесенные заявителем в документы заявки на изобретение, учитываются при публикации сведений о заявке, если такие изменения представлены в федеральный орган исполнительной власти по интеллектуальной собственности в течение пятнадцати месяцев с даты подачи заявки.</text:p>
      <text:p text:style-name="P9"/>
      <text:h text:style-name="P10" text:outline-level="5"><text:bookmark text:name="Par1712"/>Статья 1379. Преобразование заявки на изобретение, полезную модель или промышленный образец</text:h>
      <text:p text:style-name="P9">(в ред. Федерального закона от 12.03.2014 N 35-ФЗ)</text:p>
      <text:p text:style-name="P9"/>
      <text:p text:style-name="P9"><text:bookmark text:name="Par1715"/>1. До публикации сведений о заявке на изобретение (пункт 1 статьи 1385), но не позднее дня принятия решения о выдаче патента на изобретение, а в случае принятия решения об отказе в выдаче патента на изобретение или о признании заявки отозванной - до того, как будет исчерпана предусмотренная настоящим Кодексом возможность подачи возражения против этого решения, заявитель вправе преобразовать ее в заявку на полезную модель или промышленный образец путем подачи в федеральный орган исполнительной власти по интеллектуальной собственности соответствующего заявления, за исключением случая, если заявителем подано заявление о предложении заключить договор об отчуждении патента, предусмотренное пунктом 1 статьи 1366 настоящего Кодекса.</text:p>
      <text:p text:style-name="P9"><text:bookmark text:name="Par1716"/>2. Преобразование заявки на полезную модель в заявку на изобретение или промышленный образец либо заявки на промышленный образец в заявку на изобретение или полезную модель допускается по заявлению, поданному заявителем в федеральный орган исполнительной власти по интеллектуальной собственности до дня принятия решения о выдаче патента, а в случае принятия решения об отказе в выдаче патента или о признании заявки отозванной - до того, как будет исчерпана предусмотренная настоящим Кодексом возможность подачи возражения против этого решения.</text:p>
      <text:p text:style-name="P9">3. Преобразование заявки на изобретение, полезную модель или промышленный образец в соответствии с пунктом 1 или 2 настоящей статьи допускается в случае, если сохраняются приоритет и дата подачи преобразованной заявки с соблюдением требований пункта 3 статьи 1375, пункта 3 статьи 1376, пункта 3 статьи 1377, пункта 3 статьи 1381 или статьи 1382 настоящего Кодекса.</text:p>
      <text:p text:style-name="P9"/>
      <text:h text:style-name="P10" text:outline-level="5">Статья 1380. Отзыв заявки на изобретение, полезную модель или промышленный образец</text:h>
      <text:p text:style-name="P9"/>
      <text:p text:style-name="P9">Заявитель вправе отозвать поданную им заявку на изобретение, полезную модель или промышленный образец до государственной регистрации изобретения, полезной модели или промышленного образца в соответствующем реестре.</text:p>
      <text:p text:style-name="P7">(в ред. Федерального закона от 12.03.2014 N 35-ФЗ)</text:p>
      <text:p text:style-name="P9"/>
      <text:h text:style-name="P14" text:outline-level="4">2. Приоритет изобретения, полезной модели</text:h>
      <text:p text:style-name="P13">и промышленного образца</text:p>
      <text:p text:style-name="P9"/>
      <text:h text:style-name="P10" text:outline-level="5"><text:bookmark text:name="Par1727"/>Статья 1381. Установление приоритета изобретения, полезной модели или промышленного образца</text:h>
      <text:p text:style-name="P9"/>
      <text:p text:style-name="P9">1. Приоритет изобретения, полезной модели или промышленного образца устанавливается по дате <text:soft-page-break/>подачи в федеральный орган исполнительной власти по интеллектуальной собственности заявки на изобретение, полезную модель или промышленный образец.</text:p>
      <text:p text:style-name="P9"><text:bookmark text:name="Par1730"/>2. Приоритет изобретения, полезной модели или промышленного образца может быть установлен по дате поступления дополнительных материалов, если они оформлены заявителем в качестве самостоятельной заявки, которая подана до истечения трехмесячного срока со дня получения заявителем уведомления федерального органа исполнительной власти по интеллектуальной собственности о невозможности принять во внимание дополнительные материалы в связи с признанием их изменяющими сущность заявленного решения, и при условии, что на дату подачи такой самостоятельной заявки заявка, содержащая указанные дополнительные материалы, не отозвана и не признана отозванной.</text:p>
      <text:p text:style-name="P9"><text:bookmark text:name="Par1731"/>3. Приоритет изобретения, полезной модели или промышленного образца может быть установлен по дате подачи тем же заявителем в федеральный орган исполнительной власти по интеллектуальной собственности более ранней заявки, раскрывающей эти изобретение, полезную модель или промышленный образец, при условии, что более ранняя заявка не отозвана, не признана отозванной и по ней не состоялась государственная регистрация изобретения, полезной модели или промышленного образца в соответствующем реестре на дату подачи заявки, в которой испрашивается приоритет, и при этом заявка на изобретение, в которой испрашивается приоритет, подана в течение двенадцати месяцев с даты подачи более ранней заявки, а заявка на полезную модель или промышленный образец - в течение шести месяцев с даты подачи более ранней заявки.</text:p>
      <text:p text:style-name="P7">(в ред. Федерального закона от 12.03.2014 N 35-ФЗ)</text:p>
      <text:p text:style-name="P9"><text:bookmark text:name="Par1733"/>При подаче заявки, в которой испрашивается приоритет, более ранняя заявка признается отозванной.</text:p>
      <text:p text:style-name="P7">(в ред. Федерального закона от 12.03.2014 N 35-ФЗ)</text:p>
      <text:p text:style-name="P9">Приоритет не может устанавливаться по дате подачи заявки, в которой уже испрашивался более ранний приоритет.</text:p>
      <text:p text:style-name="P7">(в ред. Федерального закона от 12.03.2014 N 35-ФЗ)</text:p>
      <text:p text:style-name="P9"><text:bookmark text:name="Par1737"/>4. Приоритет изобретения, полезной модели или промышленного образца по выделенной заявке устанавливается по дате подачи тем же заявителем в федеральный орган исполнительной власти по интеллектуальной собственности первоначальной заявки, раскрывающей эти изобретение, полезную модель или промышленный образец, а при наличии права на установление более раннего приоритета по первоначальной заявке - по дате этого приоритета при условии, что на дату подачи выделенной заявки первоначальная заявка на изобретение, полезную модель или промышленный образец не отозвана и не признана отозванной и выделенная заявка подана до того, как исчерпана предусмотренная настоящим Кодексом возможность подать возражение на решение об отказе в выдаче патента по первоначальной заявке, либо до даты регистрации изобретения, полезной модели или промышленного образца, если по первоначальной заявке принято решение о выдаче патента.</text:p>
      <text:p text:style-name="P9">5. Приоритет изобретения, полезной модели или промышленного образца может быть установлен на основании нескольких ранее поданных заявок или дополнительных материалов к ним с соблюдением условий, предусмотренных соответственно пунктами 2, 3 и 4 настоящей статьи и статьей 1382 настоящего Кодекса.</text:p>
      <text:p text:style-name="P9"/>
      <text:h text:style-name="P10" text:outline-level="5"><text:bookmark text:name="Par1740"/>Статья 1382. Конвенционный приоритет изобретения, полезной модели и промышленного образца</text:h>
      <text:p text:style-name="P9"/>
      <text:p text:style-name="P9"><text:bookmark text:name="Par1742"/>1. Приоритет изобретения, полезной модели или промышленного образца может быть установлен по дате подачи первой заявки на изобретение, полезную модель или промышленный образец в государстве - участнике Парижской конвенции по охране промышленной собственности (конвенционный приоритет) при условии подачи в федеральный орган исполнительной власти по интеллектуальной собственности заявки на изобретение или полезную модель в течение двенадцати месяцев с указанной даты, а заявки на промышленный образец - в течение шести месяцев с указанной даты. Если по независящим от заявителя обстоятельствам заявка, по которой испрашивается конвенционный приоритет, не могла быть подана в указанный срок, этот срок может быть продлен федеральным органом исполнительной власти по интеллектуальной собственности, но не более чем на два месяца.</text:p>
      <text:p text:style-name="P9">2. Заявитель, желающий воспользоваться правом конвенционного приоритета в отношении заявки на промышленный образец, должен сообщить об этом в федеральный орган исполнительной власти по интеллектуальной собственности до истечения двух месяцев со дня подачи такой заявки и представить заверенную копию первой заявки, указанной в пункте 1 настоящей статьи, до истечения трех месяцев со дня подачи в указанный федеральный орган заявки, по которой испрашивается конвенционный приоритет.</text:p>
      <text:p text:style-name="P7">(в ред. Федерального закона от 12.03.2014 N 35-ФЗ)</text:p>
      <text:p text:style-name="P9">Если заверенная копия первой заявки не представлена в указанный срок, право приоритета тем не менее может быть признано федеральным органом исполнительной власти по интеллектуальной собственности по ходатайству заявителя, поданному в этот федеральный орган исполнительной власти до <text:soft-page-break/>истечения указанного срока. Ходатайство может быть удовлетворено при условии, что копия первой заявки запрошена заявителем в патентном ведомстве, в которое подана первая заявка, в течение восьми месяцев с даты подачи первой заявки и представлена в федеральный орган исполнительной власти по интеллектуальной собственности в течение двух месяцев со дня ее получения заявителем.</text:p>
      <text:p text:style-name="P7">(абзац введен Федеральным законом от 12.03.2014 N 35-ФЗ)</text:p>
      <text:p text:style-name="P9">3. Заявитель, желающий воспользоваться правом конвенционного приоритета в отношении заявки на изобретение или полезную модель, должен сообщить об этом в федеральный орган исполнительной власти по интеллектуальной собственности и представить в этот федеральный орган заверенную копию первой заявки в течение шестнадцати месяцев со дня ее подачи в патентное ведомство государства - участника Парижской конвенции по охране промышленной собственности.</text:p>
      <text:p text:style-name="P7">(в ред. Федерального закона от 12.03.2014 N 35-ФЗ)</text:p>
      <text:p text:style-name="P9">При непредставлении заверенной копии первой заявки в указанный срок право приоритета тем не менее может быть признано федеральным органом исполнительной власти по интеллектуальной собственности по ходатайству заявителя, поданному им в этот федеральный орган до истечения указанного срока, при условии, что копия первой заявки запрошена заявителем в патентном ведомстве, в которое подана первая заявка, в течение четырнадцати месяцев со дня подачи первой заявки и представлена в федеральный орган исполнительной власти по интеллектуальной собственности в течение двух месяцев со дня ее получения заявителем.</text:p>
      <text:p text:style-name="P9">Федеральный орган исполнительной власти по интеллектуальной собственности вправе потребовать от заявителя представления перевода на русский язык первой заявки на изобретение или полезную модель только в случае, если проверка действительности притязания на приоритет изобретения или полезной модели связана с установлением патентоспособности заявленных изобретения или полезной модели.</text:p>
      <text:p text:style-name="P7">(в ред. Федерального закона от 12.03.2014 N 35-ФЗ)</text:p>
      <text:p text:style-name="P9"/>
      <text:h text:style-name="P10" text:outline-level="5"><text:bookmark text:name="Par1753"/>Статья 1383. Последствия совпадения дат приоритета изобретения, полезной модели или промышленного образца</text:h>
      <text:p text:style-name="P9"/>
      <text:p text:style-name="P9">1. Если в процессе экспертизы установлено, что разными заявителями поданы заявки на идентичные изобретения, полезные модели или промышленные образцы и эти заявки имеют одну и ту же дату приоритета, патент на изобретение, полезную модель или промышленный образец может быть выдан только по одной из таких заявок лицу, определяемому соглашением между заявителями.</text:p>
      <text:p text:style-name="P9"><text:bookmark text:name="Par1756"/>В течение двенадцати месяцев со дня направления федеральным органом исполнительной власти по интеллектуальной собственности соответствующего уведомления заявители должны сообщить в этот федеральный орган о достигнутом ими соглашении.</text:p>
      <text:p text:style-name="P7">(в ред. Федерального закона от 12.03.2014 N 35-ФЗ)</text:p>
      <text:p text:style-name="P9">При выдаче патента по одной из заявок все авторы, указанные в ней, признаются соавторами в отношении идентичных изобретений, полезных моделей или промышленных образцов.</text:p>
      <text:p text:style-name="P9">В случае, когда имеющие одну и ту же дату приоритета заявки на идентичные изобретения и (или) полезные модели или идентичные промышленные образцы поданы одним и тем же заявителем, патент выдается по заявке, выбранной заявителем. О своем выборе заявитель должен сообщить в срок и в порядке, которые предусмотрены абзацем вторым настоящего пункта.</text:p>
      <text:p text:style-name="P7">(в ред. Федерального закона от 12.03.2014 N 35-ФЗ)</text:p>
      <text:p text:style-name="P9">Если в течение установленного срока в федеральный орган исполнительной власти по интеллектуальной собственности от заявителей не поступит указанное сообщение или ходатайство о продлении установленного срока в порядке, предусмотренном пунктом 6 статьи 1386 настоящего Кодекса, заявки признаются отозванными.</text:p>
      <text:p text:style-name="P7">(в ред. Федерального закона от 12.03.2014 N 35-ФЗ)</text:p>
      <text:p text:style-name="P9">2. При совпадении дат приоритета изобретения и идентичной ему полезной модели, в отношении которых заявки на выдачу патентов поданы одним и тем же заявителем, после выдачи патента по одной из таких заявок выдача патента по другой заявке возможна только при условии подачи в федеральный орган исполнительной власти по интеллектуальной собственности обладателем ранее выданного патента на идентичное изобретение или идентичную полезную модель заявления о прекращении действия этого патента. В этом случае действие ранее выданного патента прекращается со дня публикации сведений о выдаче патента по другой заявке в соответствии со статьей 1394 настоящего Кодекса. Сведения о выдаче патента на изобретение или полезную модель и сведения о прекращении действия ранее выданного патента публикуются одновременно.</text:p>
      <text:p text:style-name="P9"/>
      <text:h text:style-name="P14" text:outline-level="4">3. Экспертиза заявки на выдачу патента.</text:h>
      <text:p text:style-name="P13">Временная правовая охрана изобретения</text:p>
      <text:p text:style-name="P13"><text:soft-page-break/>(в ред. Федерального закона от 12.03.2014 N 35-ФЗ)</text:p>
      <text:p text:style-name="P9"/>
      <text:h text:style-name="P10" text:outline-level="5"><text:bookmark text:name="Par1769"/>Статья 1384. Формальная экспертиза заявки на изобретение</text:h>
      <text:p text:style-name="P9">(в ред. Федерального закона от 12.03.2014 N 35-ФЗ)</text:p>
      <text:p text:style-name="P9"/>
      <text:p text:style-name="P9">1. По заявке на изобретение, поступившей в федеральный орган исполнительной власти по интеллектуальной собственности, проводится формальная экспертиза, в процессе которой проверяются наличие документов, предусмотренных пунктом 2 статьи 1375 настоящего Кодекса, и их соответствие установленным требованиям.</text:p>
      <text:p text:style-name="P9"><text:bookmark text:name="Par1773"/>2. О положительном результате формальной экспертизы заявки на изобретение и о дате подачи заявки на изобретение федеральный орган исполнительной власти по интеллектуальной собственности уведомляет заявителя незамедлительно после завершения формальной экспертизы.</text:p>
      <text:p text:style-name="P9">3. Если заявка на изобретение не соответствует установленным требованиям к документам заявки, федеральный орган исполнительной власти по интеллектуальной собственности направляет заявителю запрос с предложением в течение трех месяцев со дня направления запроса представить исправленные или недостающие документы. Если заявитель в установленный срок не представит запрашиваемые документы или не подаст ходатайство о продлении этого срока, заявка признается отозванной. Этот срок может быть продлен указанным федеральным органом исполнительной власти, но не более чем на десять месяцев.</text:p>
      <text:p text:style-name="P9"><text:bookmark text:name="Par1775"/>4. Если при проведении формальной экспертизы заявки на изобретение установлено, что заявка на изобретение подана с нарушением требования единства изобретения (пункт 1 статьи 1375), федеральный орган исполнительной власти по интеллектуальной собственности предлагает заявителю в течение трех месяцев со дня направления им соответствующего уведомления сообщить, какое из заявленных изобретений должно рассматриваться, и при необходимости внести изменения в документы заявки. Другие заявленные в заявке изобретения могут быть оформлены выделенными заявками. Если заявитель в установленный срок не сообщит, какое из заявленных изобретений должно рассматриваться, и не представит в случае необходимости соответствующие документы, рассматривается изобретение, указанное в формуле изобретения первым.</text:p>
      <text:p text:style-name="P9"><text:bookmark text:name="Par1776"/>5. Если при проведении формальной экспертизы заявки на изобретение установлено, что представленные заявителем дополнительные материалы изменяют заявку по существу, применяются правила абзаца третьего пункта 6 статьи 1386 настоящего Кодекса.</text:p>
      <text:p text:style-name="P9"/>
      <text:h text:style-name="P10" text:outline-level="5"><text:bookmark text:name="Par1778"/>Статья 1385. Публикация сведений о заявке на изобретение</text:h>
      <text:p text:style-name="P9"/>
      <text:p text:style-name="P9"><text:bookmark text:name="Par1780"/>1. Федеральный орган исполнительной власти по интеллектуальной собственности по истечении восемнадцати месяцев с даты подачи заявки на изобретение, прошедшей формальную экспертизу с положительным результатом, публикует в официальном бюллетене сведения о заявке на изобретение. Состав публикуемых сведений определяется федеральным органом исполнительной власти, осуществляющим нормативно-правовое регулирование в сфере интеллектуальной собственности.</text:p>
      <text:p text:style-name="P7">(в ред. Федерального закона от 12.03.2014 N 35-ФЗ)</text:p>
      <text:p text:style-name="P9">Автор изобретения вправе отказаться быть упомянутым в качестве такового в публикуемых сведениях о заявке на изобретение.</text:p>
      <text:p text:style-name="P9">По ходатайству заявителя, поданному до истечения двенадцати месяцев с даты подачи заявки на изобретение, федеральный орган исполнительной власти по интеллектуальной собственности может опубликовать сведения о заявке до истечения восемнадцати месяцев с даты ее подачи.</text:p>
      <text:p text:style-name="P7">(в ред. Федерального закона от 12.03.2014 N 35-ФЗ)</text:p>
      <text:p text:style-name="P9">Публикация не производится, если до истечения пятнадцати месяцев с даты подачи заявки на изобретение она была отозвана или признана отозванной либо на ее основании состоялась регистрация изобретения.</text:p>
      <text:p text:style-name="P7">(в ред. Федерального закона от 12.03.2014 N 35-ФЗ)</text:p>
      <text:p text:style-name="P9"><text:bookmark text:name="Par1787"/>2. Любое лицо после публикации сведений о заявке на изобретение вправе ознакомиться с документами заявки, если заявка не отозвана и не признана отозванной на дату публикации сведений о ней. Порядок ознакомления с документами заявки и выдачи копий таких документов устанавливае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3. В случае публикации сведений о заявке на изобретение, которая на дату публикации была отозвана или признана отозванной, такие сведения не включаются в уровень техники в отношении последующих заявок того же заявителя, поданных в федеральный орган исполнительной власти по интеллектуальной собственности до истечения двенадцати месяцев со дня публикации сведений о заявке на изобретение.</text:p>
      <text:p text:style-name="P9"><text:soft-page-break/></text:p>
      <text:h text:style-name="P10" text:outline-level="5"><text:bookmark text:name="Par1790"/>Статья 1386. Экспертиза заявки на изобретение по существу</text:h>
      <text:p text:style-name="P9">(в ред. Федерального закона от 12.03.2014 N 35-ФЗ)</text:p>
      <text:p text:style-name="P9"/>
      <text:p text:style-name="P9"><text:bookmark text:name="Par1793"/>1. По ходатайству заявителя или третьих лиц, которое может быть подано в федеральный орган исполнительной власти по интеллектуальной собственности при подаче заявки на изобретение или в течение трех лет с даты подачи этой заявки, и при условии завершения формальной экспертизы этой заявки с положительным результатом проводится экспертиза заявки на изобретение по существу. О поступивших ходатайствах третьих лиц указанный федеральный орган исполнительной власти уведомляет заявителя.</text:p>
      <text:p text:style-name="P9">Срок подачи ходатайства о проведении экспертизы заявки на изобретение по существу может быть продлен федеральным органом исполнительной власти по интеллектуальной собственности по ходатайству заявителя, поданному до истечения этого срока, но не более чем на два месяца.</text:p>
      <text:p text:style-name="P9">Если ходатайство о проведении экспертизы заявки на изобретение по существу не подано в установленный срок, заявка признается отозванной.</text:p>
      <text:p text:style-name="P9"><text:bookmark text:name="Par1796"/>2. Экспертиза заявки на изобретение по существу включает:</text:p>
      <text:p text:style-name="P9">информационный поиск в отношении заявленного изобретения для определения уровня техники, с учетом которого будет осуществляться проверка патентоспособности изобретения;</text:p>
      <text:p text:style-name="P9">проверку соответствия заявленного изобретения требованиям, установленным пунктом 4 статьи 1349 настоящего Кодекса, и условиям патентоспособности, установленным абзацем первым пункта 1, пунктами 5 и 6 статьи 1350 настоящего Кодекса;</text:p>
      <text:p text:style-name="P9">проверку достаточности раскрытия сущности заявленного изобретения в документах заявки, предусмотренных подпунктами 1 - 4 пункта 2 статьи 1375 настоящего Кодекса и представленных на дату ее подачи, для осуществления изобретения специалистом в данной области техники;</text:p>
      <text:p text:style-name="P9">проверку соответствия заявленного изобретения условиям патентоспособности, предусмотренным абзацем вторым пункта 1 статьи 1350 настоящего Кодекса.</text:p>
      <text:p text:style-name="P9">Федеральный орган исполнительной власти по интеллектуальной собственности направляет заявителю отчет об информационном поиске.</text:p>
      <text:p text:style-name="P9">Информационный поиск в отношении объектов, указанных в пункте 4 статьи 1349 и пунктах 5 и 6 статьи 1350 настоящего Кодекса, не проводится, о чем федеральный орган исполнительной власти по интеллектуальной собственности уведомляет заявителя.</text:p>
      <text:p text:style-name="P9">Порядок проведения информационного поиска и представления отчета о нем устанавливае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3. Если ходатайство о проведении экспертизы заявки на изобретение по существу подано при подаче заявки и по заявке не испрашивается приоритет более ранний, чем дата подачи заявки, федеральный орган исполнительной власти по интеллектуальной собственности направляет заявителю отчет об информационном поиске до истечения семи месяцев со дня начала экспертизы заявки на изобретение по существу.</text:p>
      <text:p text:style-name="P9">Срок направления заявителю отчета об информационном поиске может быть продлен федеральным органом исполнительной власти по интеллектуальной собственности, если выявлена необходимость запроса в других организациях источника информации, отсутствующего в фондах указанного федерального органа исполнительной власти, или заявленное изобретение охарактеризовано таким образом, что это делает невозможным проведение информационного поиска в установленном порядке. О продлении срока направления отчета об информационном поиске и о причинах его продления указанный федеральный орган исполнительной власти уведомляет заявителя.</text:p>
      <text:p text:style-name="P9"><text:bookmark text:name="Par1806"/>4. Заявитель и третьи лица вправе ходатайствовать о проведении по заявке на изобретение, прошедшей формальную экспертизу с положительным результатом, информационного поиска для определения уровня техники, с учетом которого будет осуществляться проверка патентоспособности заявленного изобретения. Порядок и условия проведения такого информационного поиска и предоставления сведений о его результатах устанавливаю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5. По заявке на изобретение, опубликованной в порядке, установленном статьей 1385 настоящего Кодекса, федеральный орган исполнительной власти по интеллектуальной собственности публикует отчет об информационном поиске, проведенном в порядке, установленном пунктами 2 и 4 настоящей статьи.</text:p>
      <text:p text:style-name="P9">После публикации сведений о заявке на изобретение любое лицо вправе представить свои замечания в отношении соответствия заявленного изобретения условиям патентоспособности, установленным статьей 1350 настоящего Кодекса. Такие лица не принимают участие в производстве по заявке. Замечания учитываются при принятии решения по заявке в порядке, установленном статьей 1387 настоящего Кодекса.</text:p>
      <text:p text:style-name="P9">Порядок и сроки информирования заявителя о результатах проведения информационного поиска и <text:soft-page-break/>публикации отчета о таком поиске устанавливаю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text:bookmark text:name="Par1810"/>6. В процессе экспертизы заявки на изобретение по существу федеральный орган исполнительной власти по интеллектуальной собственности может запросить у заявителя дополнительные материалы (в том числе измененную формулу изобретения), без которых проведение экспертизы или принятие решения о выдаче патента на изобретение невозможно. В этом случае дополнительные материалы без изменения заявки по существу должны быть представлены в течение трех месяцев со дня направления запроса или копий материалов, противопоставленных заявке, при условии, что заявитель запросил копии в течение двух месяцев со дня направления запроса указанного федерального органа исполнительной власти. Если заявитель в установленный срок не представит запрашиваемые материалы или не подаст ходатайство о продлении этого срока, заявка признается отозванной. Срок, установленный для представления заявителем запрашиваемых материалов, может быть продлен указанным федеральным органом исполнительной власти не более чем на десять месяцев.</text:p>
      <text:p text:style-name="P9">Если при проведении экспертизы заявки по существу установлено нарушение требования единства изобретения, применяются положения пункта 4 статьи 1384 настоящего Кодекса.</text:p>
      <text:p text:style-name="P9"><text:bookmark text:name="Par1812"/>В случае, если заявителем представлены дополнительные материалы, проверяется, не изменяют ли они заявку по существу (статья 1378). Дополнительные материалы в части, изменяющей заявку по существу, при рассмотрении заявки на изобретение во внимание не принимаются. Такие материалы могут быть представлены заявителем в качестве самостоятельной заявки. Федеральный орган исполнительной власти по интеллектуальной собственности уведомляет об этом заявителя.</text:p>
      <text:p text:style-name="P9"/>
      <text:h text:style-name="P10" text:outline-level="5"><text:bookmark text:name="Par1814"/>Статья 1387. Решение о выдаче патента на изобретение, об отказе в его выдаче или о признании заявки отозванной</text:h>
      <text:p text:style-name="P9">(в ред. Федерального закона от 12.03.2014 N 35-ФЗ)</text:p>
      <text:p text:style-name="P9"/>
      <text:p text:style-name="P9"><text:bookmark text:name="Par1817"/>1. Если в результате экспертизы заявки на изобретение по существу установлено, что заявленное изобретение, которое выражено формулой, предложенной заявителем, не относится к объектам, указанным в пункте 4 статьи 1349 настоящего Кодекса, соответствует условиям патентоспособности, предусмотренным статьей 1350 настоящего Кодекса, и сущность заявленного изобретения в документах заявки, предусмотренных подпунктами 1 - 4 пункта 2 статьи 1375 настоящего Кодекса и представленных на дату ее подачи, раскрыта с полнотой, достаточной для осуществления изобретения, федеральный орган исполнительной власти по интеллектуальной собственности принимает решение о выдаче патента на изобретение с этой формулой. В решении указываются дата подачи заявки на изобретение и дата приоритета изобретения.</text:p>
      <text:p text:style-name="P9">Если в процессе экспертизы заявки на изобретение по существу установлено, что заявленное изобретение, которое выражено формулой, предложенной заявителем, не соответствует хотя бы одному из требований или условий патентоспособности, указанных в абзаце первом настоящего пункта, либо документы заявки, указанные в абзаце первом настоящего пункта, не соответствуют предусмотренным этим абзацем требованиям, федеральный орган исполнительной власти по интеллектуальной собственности принимает решение об отказе в выдаче патента.</text:p>
      <text:p text:style-name="P9">До принятия решения об отказе в выдаче патента федеральный орган исполнительной власти по интеллектуальной собственности направляет заявителю уведомление о результатах проверки патентоспособности заявленного изобретения с предложением представить свои доводы по приведенным в уведомлении мотивам. Ответ заявителя, содержащий доводы по приведенным в уведомлении мотивам, может быть представлен в течение шести месяцев со дня направления ему уведомления.</text:p>
      <text:p text:style-name="P9"><text:bookmark text:name="Par1820"/>2. Заявка на изобретение признается отозванной в соответствии с положениями настоящей главы на основании решения федерального органа исполнительной власти по интеллектуальной собственности.</text:p>
      <text:p text:style-name="P9"><text:bookmark text:name="Par1821"/>3. Решение федерального органа исполнительной власти по интеллектуальной собственности о выдаче патента на изобретение, об отказе в выдаче патента на изобретение или о признании заявки на изобретение отозванной может быть оспорено заявителем путем подачи возражения в указанный федеральный орган исполнительной власти в течение семи месяцев со дня направления им заявителю соответствующего решения или запрошенных в указанном федеральном органе исполнительной власти копий материалов, которые противопоставлены заявке и указаны в решении об отказе в выдаче патента, при условии, что заявитель запросил копии этих материалов в течение трех месяцев со дня направления решения, принятого по заявке на изобретение.</text:p>
      <text:p text:style-name="P9"/>
      <text:h text:style-name="P10" text:outline-level="5"><text:bookmark text:name="Par1823"/>Статья 1388. Право заявителя знакомиться с патентными материалами</text:h>
      <text:p text:style-name="P9"/>
      <text:p text:style-name="P9">Заявитель вправе знакомиться со всеми относящимися к патентованию изобретений материалами, на <text:soft-page-break/>которые имеется ссылка в запросах, отчетах, решениях, уведомлениях или иных документах, полученных им из федерального органа исполнительной власти по интеллектуальной собственности, за исключением документов заявки, с которыми не вправе ознакомиться любое лицо (в частности, заявки, указанной в уведомлении, предусмотренном абзацем вторым пункта 1 статьи 1383 настоящего Кодекса), если сведения о такой заявке не опубликованы. Копии запрашиваемых заявителем в указанном федеральном органе патентных документов направляются ему в течение месяца со дня получения запроса.</text:p>
      <text:p text:style-name="P7">(в ред. Федерального закона от 12.03.2014 N 35-ФЗ)</text:p>
      <text:p text:style-name="P9"/>
      <text:h text:style-name="P10" text:outline-level="5"><text:bookmark text:name="Par1828"/>Статья 1389. Восстановление пропущенных сроков, связанных с проведением экспертизы заявки на изобретение</text:h>
      <text:p text:style-name="P9"/>
      <text:p text:style-name="P9">1. Пропущенные заявителем основной или продленный срок представления документов или дополнительных материалов по запросу федерального органа исполнительной власти по интеллектуальной собственности (пункт 4 статьи 1384 и пункт 6 статьи 1386), срок подачи ходатайства о проведении экспертизы заявки на изобретение по существу (пункт 1 статьи 1386) и срок подачи возражения в указанный федеральный орган исполнительной власти (пункт 3 статьи 1387) могут быть восстановлены указанным федеральным органом исполнительной власти при условии, что заявитель укажет уважительные причины, по которым не был соблюден срок.</text:p>
      <text:p text:style-name="P9">Восстановление сроков, предусмотренных пунктом 4 статьи 1384, пунктами 1 и 6 статьи 1386 настоящего Кодекса, осуществляется в соответствии с положениями настоящей главы на основании решения федерального органа исполнительной власти по интеллектуальной собственности об отмене решения о признании заявки отозванной и восстановлении пропущенного срока.</text:p>
      <text:p text:style-name="P7">(п. 1 в ред. Федерального закона от 12.03.2014 N 35-ФЗ)</text:p>
      <text:p text:style-name="P9">2. Ходатайство о восстановлении пропущенного срока может быть подано заявителем в течение двенадцати месяцев со дня истечения установленного срока. Ходатайство подается в федеральный орган исполнительной власти по интеллектуальной собственности одновременно:</text:p>
      <text:p text:style-name="P9">с документами или дополнительными материалами, для представления которых необходимо восстановление срока, либо с ходатайством о продлении срока представления этих документов или материалов;</text:p>
      <text:p text:style-name="P9">либо с ходатайством о проведении экспертизы заявки на изобретение по существу;</text:p>
      <text:p text:style-name="P9">либо с возражением в федеральный орган исполнительной власти по интеллектуальной собственности.</text:p>
      <text:p text:style-name="P7">(в ред. Федерального закона от 12.03.2014 N 35-ФЗ)</text:p>
      <text:p text:style-name="P9"/>
      <text:h text:style-name="P10" text:outline-level="5"><text:bookmark text:name="Par1839"/>Статья 1390. Экспертиза заявки на полезную модель</text:h>
      <text:p text:style-name="P9">(в ред. Федерального закона от 12.03.2014 N 35-ФЗ)</text:p>
      <text:p text:style-name="P9"/>
      <text:p text:style-name="P9">1. По заявке на полезную модель, поступившей в федеральный орган исполнительной власти по интеллектуальной собственности, проводится формальная экспертиза, в процессе которой проверяются наличие документов, предусмотренных пунктом 2 статьи 1376 настоящего Кодекса, и их соответствие установленным требованиям.</text:p>
      <text:p text:style-name="P9">При положительном результате формальной экспертизы проводится экспертиза заявки на полезную модель по существу, которая включает:</text:p>
      <text:p text:style-name="P9">информационный поиск в отношении заявленной полезной модели для определения уровня техники, с учетом которого будет осуществляться проверка патентоспособности заявленной полезной модели;</text:p>
      <text:p text:style-name="P9">проверку соответствия заявленной полезной модели требованиям, установленным пунктом 4 статьи 1349 настоящего Кодекса, и условиям патентоспособности, предусмотренным абзацем первым пункта 1, пунктами 5 и 6 статьи 1351 настоящего Кодекса;</text:p>
      <text:p text:style-name="P9">проверку достаточности раскрытия сущности заявленной полезной модели в документах заявки, предусмотренных подпунктами 1 - 4 пункта 2 статьи 1376 настоящего Кодекса и представленных на дату ее подачи, для осуществления полезной модели специалистом в данной области техники;</text:p>
      <text:p text:style-name="P9">проверку соответствия заявленной полезной модели условиям патентоспособности, предусмотренным абзацем вторым пункта 1 статьи 1351 настоящего Кодекса.</text:p>
      <text:p text:style-name="P9">Информационный поиск в отношении объектов, указанных в пункте 4 статьи 1349 и пунктах 5 и 6 статьи 1351 настоящего Кодекса, не проводится, о чем федеральный орган исполнительной власти по интеллектуальной собственности уведомляет заявителя.</text:p>
      <text:p text:style-name="P9"><text:bookmark text:name="Par1849"/>2. Если в результате экспертизы заявки на полезную модель по существу установлено, что заявленная полезная модель, которая выражена формулой, предложенной заявителем, не относится к объектам, указанным в пункте 4 статьи 1349 настоящего Кодекса, соответствует условиям патентоспособности, <text:soft-page-break/>предусмотренным статьей 1351 настоящего Кодекса, и сущность заявленной полезной модели в документах заявки, предусмотренных подпунктами 1 - 4 пункта 2 статьи 1376 настоящего Кодекса и представленных на дату ее подачи, раскрыта с полнотой, достаточной для осуществления полезной модели специалистом в данной области техники, федеральный орган исполнительной власти по интеллектуальной собственности принимает решение о выдаче патента на полезную модель с этой формулой. В решении указываются дата подачи заявки на полезную модель и дата приоритета полезной модели.</text:p>
      <text:p text:style-name="P9">Если в процессе экспертизы заявки на полезную модель по существу установлено, что заявленный объект, выраженный формулой, предложенной заявителем, не соответствует хотя бы одному из требований или условий патентоспособности, указанных в абзаце первом настоящего пункта, либо документы заявки, предусмотренные подпунктами 1 - 4 пункта 2 статьи 1376 настоящего Кодекса и представленные на дату ее подачи, не раскрывают сущность полезной модели с полнотой, достаточной для осуществления полезной модели специалистом в данной области техники, федеральный орган исполнительной власти по интеллектуальной собственности принимает решение об отказе в выдаче патента.</text:p>
      <text:p text:style-name="P9">3. При проведении формальной экспертизы заявки на полезную модель и экспертизы заявки по существу применяются соответственно положения, предусмотренные пунктами 2 - 5 статьи 1384, пунктом 6 статьи 1386, пунктами 2 и 3 статьи 1387, статьями 1388 и 1389 настоящего Кодекса.</text:p>
      <text:p text:style-name="P9">4. В случае, если при рассмотрении в федеральном органе исполнительной власти по интеллектуальной собственности заявки на полезную модель установлено, что содержащиеся в ней сведения составляют государственную тайну, документы заявки засекречиваются в порядке, установленном законодательством о государственной тайне. При этом заявителю сообщается о возможности отзыва заявки на полезную модель или преобразования ее в заявку на секретное изобретение. Рассмотрение заявки приостанавливается до получения от заявителя соответствующего заявления или до рассекречивания заявки.</text:p>
      <text:p text:style-name="P9"/>
      <text:h text:style-name="P10" text:outline-level="5"><text:bookmark text:name="Par1854"/>Статья 1391. Экспертиза заявки на промышленный образец</text:h>
      <text:p text:style-name="P9">(в ред. Федерального закона от 12.03.2014 N 35-ФЗ)</text:p>
      <text:p text:style-name="P9"/>
      <text:p text:style-name="P9">1. По заявке на промышленный образец, поступившей в федеральный орган исполнительной власти по интеллектуальной собственности, проводится формальная экспертиза, в процессе которой проверяются наличие документов, предусмотренных пунктом 2 статьи 1377 настоящего Кодекса, и их соответствие установленным требованиям.</text:p>
      <text:p text:style-name="P9">При положительном результате формальной экспертизы проводится экспертиза заявки на промышленный образец по существу, которая включает:</text:p>
      <text:p text:style-name="P9">информационный поиск в отношении заявленного промышленного образца для определения общедоступных сведений, с учетом которых будет осуществляться проверка его патентоспособности;</text:p>
      <text:p text:style-name="P9">проверку соответствия заявленного промышленного образца требованиям, установленным статьей 1231.1, пунктом 4 статьи 1349 настоящего Кодекса, и условиям патентоспособности, предусмотренным абзацем первым пункта 1, пунктом 5 статьи 1352 настоящего Кодекса;</text:p>
      <text:p text:style-name="P9">проверку соответствия заявленного промышленного образца условиям патентоспособности, предусмотренным абзацем вторым пункта 1 статьи 1352 настоящего Кодекса.</text:p>
      <text:p text:style-name="P9">Информационный поиск в отношении объектов, указанных в подпункте 4 пункта 4 статьи 1349 настоящего Кодекса, не проводится, о чем федеральный орган исполнительной власти по интеллектуальной собственности уведомляет заявителя.</text:p>
      <text:p text:style-name="P9"><text:bookmark text:name="Par1863"/>2. Если в результате экспертизы заявки на промышленный образец по существу установлено, что заявленный промышленный образец, представленный на изображениях внешнего вида изделия, не относится к объектам, указанным в статье 1231.1 или пункте 4 статьи 1349 настоящего Кодекса, и соответствует условиям патентоспособности, предусмотренным статьей 1352 настоящего Кодекса, федеральный орган исполнительной власти по интеллектуальной собственности принимает решение о выдаче патента на промышленный образец. В решении указываются дата подачи заявки на промышленный образец и дата приоритета промышленного образца.</text:p>
      <text:p text:style-name="P9">Если в процессе экспертизы заявки на промышленный образец по существу установлено, что заявленный объект не соответствует хотя бы одному из требований или условий патентоспособности, указанных в абзаце первом настоящего пункта, федеральный орган исполнительной власти по интеллектуальной собственности принимает решение об отказе в выдаче патента.</text:p>
      <text:p text:style-name="P9">3. При проведении формальной экспертизы заявки на промышленный образец и экспертизы заявки по существу применяются соответственно положения, предусмотренные пунктами 2 - 5 статьи 1384, пунктом 6 статьи 1386, пунктами 2 и 3 статьи 1387, статьями 1388 и 1389 настоящего Кодекса.</text:p>
      <text:p text:style-name="P9"/>
      <text:h text:style-name="P10" text:outline-level="5">Статья 1392. Временная правовая охрана изобретения</text:h>
      <text:p text:style-name="P9"><text:soft-page-break/></text:p>
      <text:p text:style-name="P9"><text:bookmark text:name="Par1869"/>1. Изобретению, на которое подана заявка в федеральный орган исполнительной власти по интеллектуальной собственности, со дня публикации сведений о заявке (пункт 1 статьи 1385) до даты публикации сведений о выдаче патента (статья 1394) предоставляется временная правовая охрана в объеме опубликованной формулы изобретения, но не более чем в объеме, определяемом формулой, содержащейся в решении указанного федерального органа о выдаче патента на изобретение.</text:p>
      <text:p text:style-name="P9">2. Временная правовая охрана считается ненаступившей, если заявка на изобретение была отозвана или признана отозванной либо по заявке на изобретение принято решение об отказе в выдаче патента и возможность подачи возражения против этого решения, предусмотренная настоящим Кодексом, исчерпана.</text:p>
      <text:p text:style-name="P9">3. Лицо, использующее заявленное изобретение в период, указанный в пункте 1 настоящей статьи, выплачивает патентообладателю после получения им патента денежное вознаграждение. Размер вознаграждения определяется соглашением сторон, а в случае спора - судом.</text:p>
      <text:p text:style-name="P7">(в ред. Федерального закона от 12.03.2014 N 35-ФЗ)</text:p>
      <text:p text:style-name="P9"/>
      <text:h text:style-name="P14" text:outline-level="4">4. Регистрация изобретения, полезной модели,</text:h>
      <text:p text:style-name="P13">промышленного образца и выдача патента</text:p>
      <text:p text:style-name="P9"/>
      <text:h text:style-name="P10" text:outline-level="5"><text:bookmark text:name="Par1877"/>Статья 1393. Порядок государственной регистрации изобретения, полезной модели, промышленного образца и выдача патента</text:h>
      <text:p text:style-name="P9"/>
      <text:p text:style-name="P9"><text:bookmark text:name="Par1879"/>1. На основании решения о выдаче патента на изобретение, полезную модель или промышленный образец, которое принято в порядке, установленном пунктом 1 статьи 1387, пунктом 2 статьи 1390, пунктом 2 статьи 1391 или статьей 1248 настоящего Кодекса, федеральный орган исполнительной власти по интеллектуальной собственности вносит изобретение, полезную модель или промышленный образец в соответствующий государственный реестр - Государственный реестр изобретений Российской Федерации, Государственный реестр полезных моделей Российской Федерации и Государственный реестр промышленных образцов Российской Федерации и выдает патент на изобретение, полезную модель или промышленный образец.</text:p>
      <text:p text:style-name="P9">Если патент испрашивается на имя нескольких лиц, им выдается один патент.</text:p>
      <text:p text:style-name="P7">(п. 1 в ред. Федерального закона от 12.03.2014 N 35-ФЗ)</text:p>
      <text:p text:style-name="P9">2. Государственная регистрация изобретения, полезной модели или промышленного образца и выдача патента осуществляются при условии уплаты соответствующей патентной пошлины. Если заявителем не уплачена патентная пошлина в установленном порядке, регистрация изобретения, полезной модели или промышленного образца и выдача патента не осуществляются, а соответствующая заявка признается отозванной на основании решения федерального органа исполнительной власти по интеллектуальной собственности.</text:p>
      <text:p text:style-name="P9">В случае оспаривания решения о выдаче патента на изобретение, полезную модель или промышленный образец в порядке, установленном статьей 1248 настоящего Кодекса, решение о признании заявки отозванной не принимается.</text:p>
      <text:p text:style-name="P7">(п. 2 в ред. Федерального закона от 12.03.2014 N 35-ФЗ)</text:p>
      <text:p text:style-name="P9">3. Форма патента на изобретение, полезную модель, промышленный образец и состав указываемых в нем сведений устанавливаю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4. Федеральный орган исполнительной власти по интеллектуальной собственности вносит по заявлению правообладателя в выданный патент на изобретение, полезную модель или промышленный образец и (или) в соответствующий государственный реестр изменения, относящиеся к сведениям о правообладателе и (или) об авторе, в том числе к наименованию, имени правообладателя, его месту нахождения или месту жительства, имени автора, адресу для переписки, а также изменения для исправления очевидных и технических ошибок.</text:p>
      <text:p text:style-name="P7">(п. 4 в ред. Федерального закона от 12.03.2014 N 35-ФЗ)</text:p>
      <text:p text:style-name="P9">5. Федеральный орган исполнительной власти по интеллектуальной собственности публикует в официальном бюллетене сведения о любых изменениях записей в государственных реестрах.</text:p>
      <text:p text:style-name="P9"/>
      <text:h text:style-name="P10" text:outline-level="5"><text:bookmark text:name="Par1890"/>Статья 1394. Публикация сведений о выдаче патента на изобретение, полезную модель, промышленный образец</text:h>
      <text:p text:style-name="P9"/>
      <text:p text:style-name="P9">1. Федеральный орган исполнительной власти по интеллектуальной собственности публикует в официальном бюллетене сведения о выдаче патента на изобретение или полезную модель, включающие имя автора (если автор не отказался быть упомянутым в качестве такового), имя или наименование <text:soft-page-break/>патентообладателя, название и формулу изобретения или полезной модели.</text:p>
      <text:p text:style-name="P9">Федеральный орган исполнительной власти по интеллектуальной собственности публикует в официальном бюллетене сведения о выдаче патента на промышленный образец, включающие имя автора (если автор не отказался быть упомянутым в качестве такового), имя или наименование патентообладателя, название промышленного образца и изображение изделия, дающие полное представление о всех существенных признаках промышленного образца.</text:p>
      <text:p text:style-name="P9">Состав публикуемых сведений определяется федеральным органом исполнительной власти, осуществляющим нормативно-правовое регулирование в сфере интеллектуальной собственности.</text:p>
      <text:p text:style-name="P7">(п. 1 в ред. Федерального закона от 12.03.2014 N 35-ФЗ)</text:p>
      <text:p text:style-name="P9"><text:bookmark text:name="Par1896"/>2. После публикации в соответствии с настоящей статьей сведений о выдаче патента на изобретение, полезную модель или промышленный образец любое лицо вправе ознакомиться с документами заявки и отчетом об информационном поиске.</text:p>
      <text:p text:style-name="P9">Порядок ознакомления с документами заявки и отчетом об информационном поиске устанавливае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
      <text:h text:style-name="P10" text:outline-level="5">Статья 1395. Патентование изобретений или полезных моделей в иностранных государствах и в международных организациях</text:h>
      <text:p text:style-name="P9"/>
      <text:p text:style-name="P9">1. Заявка на выдачу патента на изобретение или полезную модель, созданные в Российской Федерации, может быть подана в иностранном государстве или в международную организацию по истечении шести месяцев со дня подачи соответствующей заявки в федеральный орган исполнительной власти по интеллектуальной собственности, если в указанный срок заявитель не будет уведомлен о том, что в заявке содержатся сведения, составляющие государственную тайну. Заявка на изобретение или полезную модель может быть подана ранее указанного срока, но после проведения по просьбе заявителя проверки наличия в заявке сведений, составляющих государственную тайну. Порядок проведения такой проверки устанавливается Правительством Российской Федерации.</text:p>
      <text:p text:style-name="P9">2. Патентование в соответствии с Договором о патентной кооперации или Евразийской патентной конвенцией изобретения или полезной модели, созданных в Российской Федерации, допускается без предварительной подачи соответствующей заявки в федеральный орган исполнительной власти по интеллектуальной собственности, если заявка в соответствии с Договором о патентной кооперации (международная заявка) подана в федеральный орган исполнительной власти по интеллектуальной собственности как в получающее ведомство и Российская Федерация в ней указана в качестве государства, в котором заявитель намерен получить патент, а евразийская заявка подана через федеральный орган исполнительной власти по интеллектуальной собственности.</text:p>
      <text:p text:style-name="P9">В отношении соответствующей заявки, послужившей основанием для испрашивания приоритета по международной заявке, поданной в федеральный орган исполнительной власти по интеллектуальной собственности, положения абзаца второго пункта 3 статьи 1381 настоящего Кодекса не применяются.</text:p>
      <text:p text:style-name="P7">(абзац введен Федеральным законом от 12.03.2014 N 35-ФЗ)</text:p>
      <text:p text:style-name="P9"/>
      <text:h text:style-name="P10" text:outline-level="5">Статья 1396. Международные и евразийские заявки, имеющие силу заявок, предусмотренных настоящим Кодексом</text:h>
      <text:p text:style-name="P9"/>
      <text:p text:style-name="P9">1. Федеральный орган исполнительной власти по интеллектуальной собственности начинает рассмотрение международной заявки на изобретение или полезную модель, которая подана в соответствии с Договором о патентной кооперации и в которой Российская Федерация указана в качестве государства, в котором заявитель намерен получить патент на изобретение или полезную модель, по истечении тридцати одного месяца с даты испрашиваемого в международной заявке приоритета при условии представления в указанный федеральный орган исполнительной власти заявления о выдаче патента на изобретение или полезную модель. По просьбе заявителя международная заявка рассматривается до истечения этого срока.</text:p>
      <text:p text:style-name="P9">Представление в федеральный орган исполнительной власти по интеллектуальной собственности заявления о выдаче патента на изобретение или полезную модель может быть заменено представлением содержащегося в международной заявке заявления на русском языке или перевода такого заявления на русский язык.</text:p>
      <text:p text:style-name="P9">Если указанные документы в установленный срок не представлены, действие международной заявки в отношении Российской Федерации в соответствии с Договором о патентной кооперации прекращается.</text:p>
      <text:p text:style-name="P9">Пропущенный заявителем срок представления указанных документов может быть восстановлен федеральным органом исполнительной власти по интеллектуальной собственности при условии указания причин его несоблюдения.</text:p>
      <text:p text:style-name="P7"><text:soft-page-break/>(п. 1 в ред. Федерального закона от 12.03.2014 N 35-ФЗ)</text:p>
      <text:p text:style-name="P9">2. Рассмотрение евразийской заявки на изобретение, имеющей в соответствии с Евразийской патентной конвенцией силу предусмотренной настоящим Кодексом заявки на изобретение, осуществляется начиная со дня, когда федеральным органом исполнительной власти по интеллектуальной собственности получена от Евразийского патентного ведомства заверенная копия евразийской заявки.</text:p>
      <text:p text:style-name="P7">(п. 2 в ред. Федерального закона от 12.03.2014 N 35-ФЗ)</text:p>
      <text:p text:style-name="P9">3. Публикация на русском языке международной заявки Международным бюро Всемирной организации интеллектуальной собственности в соответствии с Договором о патентной кооперации или публикация евразийской заявки Евразийским патентным ведомством в соответствии с Евразийской патентной конвенцией заменяет публикацию сведений о заявке, предусмотренную статьей 1385 настоящего Кодекса.</text:p>
      <text:p text:style-name="P9"/>
      <text:h text:style-name="P10" text:outline-level="5">Статья 1397. Евразийский патент и патент Российской Федерации на идентичные изобретения</text:h>
      <text:p text:style-name="P9"/>
      <text:p text:style-name="P9">1. В случае, когда евразийский патент и патент Российской Федерации на идентичные изобретения или идентичные изобретение и полезную модель, имеющие одну и ту же дату приоритета, принадлежат разным патентообладателям, такие изобретения или изобретение и полезная модель могут использоваться только с соблюдением прав всех патентообладателей.</text:p>
      <text:p text:style-name="P9">2. Если евразийский патент и патент Российской Федерации на идентичные изобретения или идентичные изобретение и полезную модель, имеющие одну и ту же дату приоритета, принадлежат одному и тому же лицу, это лицо может предоставить любому лицу право использования таких изобретений или изобретения и полезной модели по лицензионным договорам, заключенным на основе этих патентов.</text:p>
      <text:p text:style-name="P9"/>
      <text:h text:style-name="P14" text:outline-level="3">§ 6. Прекращение и восстановление действия патента</text:h>
      <text:p text:style-name="P9"/>
      <text:h text:style-name="P10" text:outline-level="4"><text:bookmark text:name="Par1924"/>Статья 1398. Признание недействительным патента на изобретение, полезную модель или промышленный образец</text:h>
      <text:p text:style-name="P9">(в ред. Федерального закона от 12.03.2014 N 35-ФЗ)</text:p>
      <text:p text:style-name="P9"/>
      <text:p text:style-name="P9">1. Патент на изобретение, полезную модель или промышленный образец может быть признан недействительным полностью или частично в случаях:</text:p>
      <text:p text:style-name="P9"><text:bookmark text:name="Par1928"/>1) несоответствия изобретения, полезной модели или промышленного образца условиям патентоспособности, установленным настоящим Кодексом, или требованиям, предусмотренным пунктом 4 статьи 1349 настоящего Кодекса, а также несоответствия промышленного образца требованиям, предусмотренным статьей 1231.1 настоящего Кодекса;</text:p>
      <text:p text:style-name="P9">2) несоответствия документов заявки на изобретение или полезную модель, представленных на дату ее подачи, требованию раскрытия сущности изобретения или полезной модели с полнотой, достаточной для осуществления изобретения или полезной модели специалистом в данной области техники;</text:p>
      <text:p text:style-name="P9">3) наличия в формуле изобретения или полезной модели, которая содержится в решении о выдаче патента, признаков, не раскрытых на дату подачи заявки в документах, представленных на эту дату (пункт 2 статьи 1378), либо наличия в прилагаемых к решению о выдаче патента на промышленный образец материалах изображений изделия, включающих существенные признаки промышленного образца, отсутствующие на изображениях, представленных на дату подачи заявки, или изображений изделия, с которых удалены существенные признаки промышленного образца, имеющиеся на изображениях, представленных на дату подачи заявки (пункт 3 статьи 1378);</text:p>
      <text:p text:style-name="P9"><text:bookmark text:name="Par1931"/>4) выдачи патента при наличии нескольких заявок на идентичные изобретения, полезные модели или промышленные образцы, имеющих одну и ту же дату приоритета, с нарушением условий, предусмотренных статьей 1383 настоящего Кодекса;</text:p>
      <text:p text:style-name="P9"><text:bookmark text:name="Par1932"/>5) выдачи патента с указанием в нем в качестве автора или патентообладателя лица, не являющегося таковым в соответствии с настоящим Кодексом, либо без указания в патенте в качестве автора или патентообладателя лица, являющегося таковым в соответствии с настоящим Кодексом.</text:p>
      <text:p text:style-name="P9"><text:bookmark text:name="Par1933"/>2. Патент на изобретение, полезную модель или промышленный образец в течение срока его действия, установленного пунктами 1 - 3 статьи 1363 настоящего Кодекса, может быть оспорен путем подачи возражения в федеральный орган исполнительной власти по интеллектуальной собственности любым лицом, которому стало известно о нарушениях, предусмотренных подпунктами 1 - 4 пункта 1 настоящей статьи.</text:p>
      <text:p text:style-name="P9"><text:bookmark text:name="Par1934"/>Патент на изобретение, полезную модель или промышленный образец в течение срока его действия, установленного пунктами 1 - 3 статьи 1363 настоящего Кодекса, может быть оспорен в судебном порядке любым лицом, которому стало известно о нарушениях, предусмотренных подпунктом 5 пункта 1 настоящей <text:soft-page-break/>статьи.</text:p>
      <text:p text:style-name="P9">Патент на изобретение, полезную модель или промышленный образец может быть оспорен заинтересованным лицом и по истечении срока его действия по основаниям и в порядке, которые установлены абзацами первым и вторым настоящего пункта.</text:p>
      <text:p text:style-name="P9">3. В период оспаривания патента на изобретение патентообладатель вправе подать заявление о преобразовании патента на изобретение в патент на полезную модель, если срок действия патента на изобретение не превысил срок действия патента на полезную модель, предусмотренный пунктом 1 статьи 1363 настоящего Кодекса. Федеральный орган исполнительной власти по интеллектуальной собственности удовлетворяет заявление о преобразовании патента на изобретение в патент на полезную модель при условии признания патента на изобретение недействительным полностью и соответствия полезной модели требованиям и условиям патентоспособности, предъявляемым к полезным моделям и предусмотренным пунктом 4 статьи 1349, статьей 1351, подпунктом 2 пункта 2 статьи 1376 настоящего Кодекса. Преобразование не осуществляется, если патент на изобретение выдан по заявке, по которой поступило заявление с предложением заключить договор об отчуждении патента в порядке, установленном пунктом 1 статьи 1366 настоящего Кодекса, и это заявление не отозвано в соответствии с пунктом 3 статьи 1366 настоящего Кодекса на день подачи заявления о преобразовании патента.</text:p>
      <text:p text:style-name="P9">В случае преобразования патента на изобретение в патент на полезную модель приоритет и дата подачи заявки сохраняются.</text:p>
      <text:p text:style-name="P9">4. Патент на изобретение, полезную модель или промышленный образец признается недействительным полностью или частично на основании решения, принятого федеральным органом исполнительной власти по интеллектуальной собственности в соответствии с пунктами 2 и 3 статьи 1248 настоящего Кодекса, либо вступившего в законную силу решения суда.</text:p>
      <text:p text:style-name="P9">В случае признания патента недействительным частично на изобретение, полезную модель или промышленный образец выдается новый патент.</text:p>
      <text:p text:style-name="P9">В случае удовлетворения заявления о преобразовании патента на изобретение в патент на полезную модель выдается патент на полезную модель.</text:p>
      <text:p text:style-name="P9">5. Патент на изобретение, полезную модель или промышленный образец, признанный недействительным полностью или частично, аннулируется с даты подачи заявки на патент.</text:p>
      <text:p text:style-name="P9">6. Лицензионные договоры, заключенные на основе патента на изобретение, полезную модель или промышленный образец, признанного впоследствии недействительным, сохраняют действие в той мере, в какой они были исполнены к моменту принятия решения о недействительности патента.</text:p>
      <text:p text:style-name="P9">7. Признание патента на изобретение, полезную модель или промышленный образец недействительным означает отмену решения федерального органа исполнительной власти по интеллектуальной собственности о выдаче патента на изобретение, полезную модель или промышленный образец (статья 1387) и аннулирование записи в соответствующем государственном реестре (пункт 1 статьи 1393).</text:p>
      <text:p text:style-name="P9"/>
      <text:h text:style-name="P10" text:outline-level="4"><text:bookmark text:name="Par1945"/>Статья 1399. Досрочное прекращение действия патента на изобретение, полезную модель или промышленный образец</text:h>
      <text:p text:style-name="P9"/>
      <text:p text:style-name="P9">Действие патента на изобретение, полезную модель или промышленный образец прекращается досрочно:</text:p>
      <text:p text:style-name="P9">на основании заявления, поданного патентообладателем в федеральный орган исполнительной власти по интеллектуальной собственности, - со дня поступления заявления. Если патент выдан на группу изобретений, полезных моделей или промышленных образцов, а заявление патентообладателя подано в отношении не всех входящих в группу объектов патентных прав, действие патента прекращается только в отношении изобретений, полезных моделей или промышленных образцов, указанных в заявлении;</text:p>
      <text:p text:style-name="P9">при неуплате в установленный срок патентной пошлины за поддержание патента на изобретение, полезную модель или промышленный образец в силе - по истечении установленного срока для уплаты патентной пошлины за поддержание патента в силе.</text:p>
      <text:p text:style-name="P7">(в ред. Федерального закона от 12.03.2014 N 35-ФЗ)</text:p>
      <text:p text:style-name="P9"/>
      <text:h text:style-name="P10" text:outline-level="4">Статья 1400. Восстановление действия патента на изобретение, полезную модель или промышленный образец. Право послепользования</text:h>
      <text:p text:style-name="P9"/>
      <text:p text:style-name="P9">1. Действие патента на изобретение, полезную модель или промышленный образец, которое было прекращено в связи с тем, что патентная пошлина за поддержание патента в силе не была уплачена в установленный срок, может быть восстановлено федеральным органом исполнительной власти по интеллектуальной собственности по ходатайству лица, которому принадлежал патент, или правопреемника <text:soft-page-break/>этого лица. Ходатайство о восстановлении действия патента может быть подано в указанный федеральный орган исполнительной власти в течение трех лет со дня истечения срока уплаты патентной пошлины, но до истечения предусмотренного настоящим Кодексом срока действия патента.</text:p>
      <text:p text:style-name="P7">(п. 1 в ред. Федерального закона от 12.03.2014 N 35-ФЗ)</text:p>
      <text:p text:style-name="P9">2. Федеральный орган исполнительной власти по интеллектуальной собственности публикует в официальном бюллетене сведения о восстановлении действия патента на изобретение, полезную модель или промышленный образец.</text:p>
      <text:p text:style-name="P9">3. Лицо, которое в период между датой прекращения действия патента на изобретение, полезную модель или промышленный образец и датой публикации в официальном бюллетене федерального органа исполнительной власти по интеллектуальной собственности сведений о восстановлении действия патента начало использование изобретения, полезной модели или промышленного образца либо сделало в указанный период необходимые к этому приготовления, сохраняет право на дальнейшее его безвозмездное использование без расширения объема такого использования (право послепользования).</text:p>
      <text:p text:style-name="P9">4. Право послепользования может быть передано другому лицу только вместе с предприятием, на котором имело место использование изобретения либо решения, отличающегося от изобретения только эквивалентными признаками (пункт 3 статьи 1358), полезной модели или промышленного образца либо были сделаны необходимые к этому приготовления.</text:p>
      <text:p text:style-name="P7">(п. 4 введен Федеральным законом от 12.03.2014 N 35-ФЗ)</text:p>
      <text:p text:style-name="P9"/>
      <text:h text:style-name="P14" text:outline-level="3">§ 7. Особенности правовой охраны и использования</text:h>
      <text:p text:style-name="P13">секретных изобретений</text:p>
      <text:p text:style-name="P9"/>
      <text:h text:style-name="P10" text:outline-level="4"><text:bookmark text:name="Par1964"/>Статья 1401. Подача и рассмотрение заявки на выдачу патента на секретное изобретение</text:h>
      <text:p text:style-name="P9"/>
      <text:p text:style-name="P9">1. Подача заявки на выдачу патента на секретное изобретение (заявка на секретное изобретение), рассмотрение такой заявки и обращение с ней осуществляются с соблюдением законодательства о государственной тайне.</text:p>
      <text:p text:style-name="P9"><text:bookmark text:name="Par1967"/>2. Заявки на секретные изобретения, для которых установлена степень секретности "особой важности" или "совершенно секретно", а также на секретные изобретения, которые относятся к средствам вооружения и военной техники и к методам и средствам в области разведывательной, контрразведывательной и оперативно-розыскной деятельности и для которых установлена степень секретности "секретно", подаются в зависимости от их тематической принадлежности в уполномоченные Правительством Российской Федерации федеральные органы исполнительной власти, Государственную корпорацию по атомной энергии "Росатом", Государственную корпорацию по космической деятельности "Роскосмос" (уполномоченные органы). Заявки на иные секретные изобретения подаются в федеральный орган исполнительной власти по интеллектуальной собственности.</text:p>
      <text:p text:style-name="P7">(в ред. Федеральных законов от 01.12.2007 N 318-ФЗ, от 13.07.2015 N 216-ФЗ)</text:p>
      <text:p text:style-name="P9">3. Если при рассмотрении федеральным органом исполнительной власти по интеллектуальной собственности заявки на изобретение будет установлено, что содержащиеся в ней сведения составляют государственную тайну, такая заявка засекречивается в порядке, установленном законодательством о государственной тайне, и считается заявкой на секретное изобретение.</text:p>
      <text:p text:style-name="P9">Засекречивание заявки, поданной иностранным гражданином или иностранным юридическим лицом, не допускается.</text:p>
      <text:p text:style-name="P9">4. При рассмотрении заявки на секретное изобретение соответственно применяются положения статей 1384, 1386 - 1389 настоящего Кодекса. Публикация сведений о такой заявке в этом случае не производится.</text:p>
      <text:p text:style-name="P9">5. При установлении новизны секретного изобретения в уровень техники (пункт 2 статьи 1350) также включаются при условии их более раннего приоритета секретные изобретения, запатентованные в Российской Федерации, и секретные изобретения, на которые выданы авторские свидетельства СССР, если для этих изобретений установлена степень секретности не выше, чем степень секретности изобретения, новизна которого устанавливается.</text:p>
      <text:p text:style-name="P9">6. Возражение против решения, принятого по заявке на секретное изобретение уполномоченным органом, рассматривается в установленном им порядке. Решение, принятое по такому возражению, может быть оспорено в суде.</text:p>
      <text:p text:style-name="P9">7. К заявкам на секретные изобретения положения статьи 1379 настоящего Кодекса о преобразовании заявки на изобретение в заявку на полезную модель не применяются.</text:p>
      <text:p text:style-name="P9"/>
      <text:h text:style-name="P10" text:outline-level="4">Статья 1402. Государственная регистрация секретного изобретения и выдача патента на него. Распространение сведений о секретном изобретении</text:h>
      <text:p text:style-name="P9"><text:soft-page-break/></text:p>
      <text:p text:style-name="P9">1. Государственная регистрация секретного изобретения в Государственном реестре изобретений Российской Федерации и выдача патента на секретное изобретение осуществляются федеральным органом исполнительной власти по интеллектуальной собственности или, если решение о выдаче патента на секретное изобретение принято уполномоченным органом, - этим органом. Уполномоченный орган, зарегистрировавший секретное изобретение и выдавший патент на секретное изобретение, уведомляет об этом федеральный орган исполнительной власти по интеллектуальной собственности.</text:p>
      <text:p text:style-name="P9">Уполномоченный орган, осуществивший регистрацию секретного изобретения и выдавший на него патент, вносит изменения, связанные с исправлением очевидных и технических ошибок, в патент на секретное изобретение и (или) Государственный реестр изобретений Российской Федерации.</text:p>
      <text:p text:style-name="P9">2. Сведения о заявках и патентах на секретные изобретения, а также об относящихся к секретным изобретениям изменениях в Государственном реестре изобретений Российской Федерации не публикуются. Передача сведений о таких патентах осуществляется в соответствии с законодательством о государственной тайне.</text:p>
      <text:p text:style-name="P9"/>
      <text:h text:style-name="P10" text:outline-level="4">Статья 1403. Изменение степени секретности и рассекречивание изобретений</text:h>
      <text:p text:style-name="P9"/>
      <text:p text:style-name="P9">1. Изменение степени секретности и рассекречивание изобретений, а также изменение и снятие грифов секретности с документов заявки и с патента на секретное изобретение осуществляются в порядке, установленном законодательством о государственной тайне.</text:p>
      <text:p text:style-name="P9">2. При повышении степени секретности изобретения федеральный орган исполнительной власти по интеллектуальной собственности передает документы заявки на секретное изобретение в зависимости от их тематической принадлежности в соответствующий уполномоченный орган. Дальнейшее рассмотрение заявки, рассмотрение которой к моменту повышения степени секретности не завершено указанным федеральным органом, осуществляется уполномоченным органом. При понижении степени секретности изобретения дальнейшее рассмотрение заявки на секретное изобретение осуществляется тем же уполномоченным органом, который до этого рассматривал заявку.</text:p>
      <text:p text:style-name="P9">3. При рассекречивании изобретения уполномоченный орган передает имеющиеся у него рассекреченные документы заявки на изобретение в федеральный орган исполнительной власти по интеллектуальной собственности. Дальнейшее рассмотрение заявки, рассмотрение которой к моменту рассекречивания не завершено уполномоченным органом, осуществляется указанным федеральным органом.</text:p>
      <text:p text:style-name="P9"/>
      <text:h text:style-name="P10" text:outline-level="4"><text:bookmark text:name="Par1988"/>Статья 1404. Признание недействительным патента на секретное изобретение, выданного уполномоченным органом</text:h>
      <text:p text:style-name="P7">(в ред. Федерального закона от 12.03.2014 N 35-ФЗ)</text:p>
      <text:p text:style-name="P9"/>
      <text:p text:style-name="P9">Возражение против выдачи уполномоченным органом патента на секретное изобретение по основаниям, предусмотренным в подпунктах 1 - 4 пункта 1 статьи 1398 настоящего Кодекса, подается в уполномоченный орган и рассматривается в установленном им порядке. Решение уполномоченного органа, принятое по возражению, утверждается руководителем этого органа, вступает в силу со дня его утверждения и может быть оспорено в суде.</text:p>
      <text:p text:style-name="P7">(в ред. Федерального закона от 12.03.2014 N 35-ФЗ)</text:p>
      <text:p text:style-name="P9"/>
      <text:h text:style-name="P10" text:outline-level="4"><text:bookmark text:name="Par1994"/>Статья 1405. Исключительное право на секретное изобретение</text:h>
      <text:p text:style-name="P9"/>
      <text:p text:style-name="P9">1. Использование секретного изобретения и распоряжение исключительным правом на секретное изобретение осуществляются с соблюдением законодательства о государственной тайне.</text:p>
      <text:p text:style-name="P9">2. Переход исключительного права по договору об отчуждении патента, предоставление права использования секретного изобретения по лицензионному договору подлежат государственной регистрации в органе, выдавшем патент на секретное изобретение, или его правопреемнике, а при отсутствии правопреемника - в федеральном органе исполнительной власти по интеллектуальной собственности.</text:p>
      <text:p text:style-name="P7">(п. 2 в ред. Федерального закона от 12.03.2014 N 35-ФЗ)</text:p>
      <text:p text:style-name="P9">3. В отношении секретного изобретения не допускаются публичное предложение заключить договор об отчуждении патента и заявление об открытой лицензии, предусмотренные соответственно пунктом 1 статьи 1366 и пунктом 1 статьи 1368 настоящего Кодекса.</text:p>
      <text:p text:style-name="P9">4. Принудительная лицензия в отношении секретного изобретения, предусмотренная статьей 1362 настоящего Кодекса, не предоставляется.</text:p>
      <text:p text:style-name="P9">5. Не являются нарушением исключительного права обладателя патента на секретное изобретение <text:soft-page-break/>действия, предусмотренные статьей 1359 настоящего Кодекса, а также использование секретного изобретения лицом, которое не знало и не могло на законных основаниях знать о наличии патента на данное изобретение. После рассекречивания изобретения или уведомления указанного лица патентообладателем о наличии патента на данное изобретение это лицо должно прекратить использование изобретения или заключить с патентообладателем лицензионный договор, кроме случая, когда имело место право преждепользования.</text:p>
      <text:p text:style-name="P9">6. Обращение взыскания на исключительное право на секретное изобретение не допускается.</text:p>
      <text:p text:style-name="P9"/>
      <text:h text:style-name="P14" text:outline-level="3">§ 8. Защита прав авторов и патентообладателей</text:h>
      <text:p text:style-name="P9"/>
      <text:h text:style-name="P10" text:outline-level="4">Статья 1406. Споры, связанные с защитой патентных прав</text:h>
      <text:p text:style-name="P9"/>
      <text:p text:style-name="P9">1. Споры, связанные с защитой патентных прав, рассматриваются судом. К таким спорам относятся, в частности, споры:</text:p>
      <text:p text:style-name="P9">1) об авторстве изобретения, полезной модели, промышленного образца;</text:p>
      <text:p text:style-name="P9">2) об установлении патентообладателя;</text:p>
      <text:p text:style-name="P9">3) о нарушении исключительного права на изобретение, полезную модель или промышленный образец;</text:p>
      <text:p text:style-name="P9">4) о заключении, об исполнении, об изменении и о прекращении договоров о передаче исключительного права (отчуждении патента) и лицензионных договоров на использование изобретения, полезной модели, промышленного образца;</text:p>
      <text:p text:style-name="P9">5) о праве преждепользования;</text:p>
      <text:p text:style-name="P9">6) о праве послепользования;</text:p>
      <text:p text:style-name="P9">7) о размере, сроке и порядке выплаты вознаграждения;</text:p>
      <text:p text:style-name="P7">(в ред. Федерального закона от 12.03.2014 N 35-ФЗ)</text:p>
      <text:p text:style-name="P9">8) утратил силу с 1 октября 2014 года. - Федеральный закон от 12.03.2014 N 35-ФЗ.</text:p>
      <text:p text:style-name="P9"><text:bookmark text:name="Par2018"/>2. В случаях, указанных в статьях 1387, 1390, 1391, 1398, 1401 и 1404 настоящего Кодекса, защита патентных прав осуществляется в административном порядке в соответствии с пунктами 2 и 3 статьи 1248 настоящего Кодекса.</text:p>
      <text:p text:style-name="P9"/>
      <text:h text:style-name="P10" text:outline-level="4">Статья 1406.1. Ответственность за нарушение исключительного права на изобретение, полезную модель или промышленный образец</text:h>
      <text:p text:style-name="P9">(введена Федеральным законом от 12.03.2014 N 35-ФЗ)</text:p>
      <text:p text:style-name="P9"/>
      <text:p text:style-name="P9">В случае нарушения исключительного права на изобретение, полезную модель или промышленный образец автор или иной правообладатель наряду с использованием других применимых способов защиты и мер ответственности, установленных настоящим Кодексом (статьи 1250, 1252 и 1253), вправе требовать по своему выбору от нарушителя вместо возмещения убытков выплаты компенсации:</text:p>
      <text:p text:style-name="P9">1) в размере от десяти тысяч рублей до пяти миллионов рублей, определяемом по усмотрению суда исходя из характера нарушения;</text:p>
      <text:p text:style-name="P9">2) в двукратном размере стоимости права использования изобретения, полезной модели или промышленного образца, определяемой исходя из цены, которая при сравнимых обстоятельствах обычно взимается за правомерное использование соответствующих изобретения, полезной модели, промышленного образца тем способом, который использовал нарушитель.</text:p>
      <text:p text:style-name="P9"/>
      <text:h text:style-name="P10" text:outline-level="4">Статья 1407. Публикация решения суда о нарушении патента</text:h>
      <text:p text:style-name="P9"/>
      <text:p text:style-name="P9">Патентообладатель вправе в соответствии с подпунктом 5 пункта 1 статьи 1252 настоящего Кодекса потребовать публикации в официальном бюллетене федерального органа исполнительной власти по интеллектуальной собственности решения суда о неправомерном использовании изобретения, полезной модели, промышленного образца или об ином нарушении его прав.</text:p>
      <text:p text:style-name="P9"/>
      <text:h text:style-name="P19" text:outline-level="2">Глава 73. ПРАВО НА СЕЛЕКЦИОННОЕ ДОСТИЖЕНИЕ</text:h>
      <text:p text:style-name="P13"/>
      <text:h text:style-name="P14" text:outline-level="3">§ 1. Основные положения</text:h>
      <text:p text:style-name="P9"/>
      <text:h text:style-name="P10" text:outline-level="4">Статья 1408. Права на селекционные достижения</text:h>
      <text:p text:style-name="P9"/>
      <text:p text:style-name="P9">1. Автору селекционного достижения, отвечающего условиям предоставления правовой охраны, <text:soft-page-break/>предусмотренным настоящим Кодексом (селекционного достижения), принадлежат следующие интеллектуальные права:</text:p>
      <text:p text:style-name="P9">1) исключительное право;</text:p>
      <text:p text:style-name="P9">2) право авторства.</text:p>
      <text:p text:style-name="P9">2. В случаях, предусмотренных настоящим Кодексом, автору селекционного достижения принадлежат также другие права, в том числе право на получение патента, право на наименование селекционного достижения, право на вознаграждение за служебное селекционное достижение.</text:p>
      <text:p text:style-name="P7">(в ред. Федерального закона от 12.03.2014 N 35-ФЗ)</text:p>
      <text:p text:style-name="P9"/>
      <text:h text:style-name="P10" text:outline-level="4">Статья 1409. Действие исключительного права на селекционные достижения на территории Российской Федерации</text:h>
      <text:p text:style-name="P9"/>
      <text:p text:style-name="P9">На территории Российской Федерации признается исключительное право на селекционное достижение, удостоверенное патентом, выданным федеральным органом исполнительной власти по селекционным достижениям, или патентом, имеющим силу на территории Российской Федерации в соответствии с международными договорами Российской Федерации.</text:p>
      <text:p text:style-name="P9"/>
      <text:h text:style-name="P10" text:outline-level="4">Статья 1410. Автор селекционного достижения</text:h>
      <text:p text:style-name="P9"/>
      <text:p text:style-name="P9">Автором селекционного достижения признается селекционер -гражданин, творческим трудом которого создано, выведено или выявлено селекционное достижение. Лицо, указанное в качестве автора в заявке на выдачу патента на селекционное достижение, считается автором селекционного достижения, если не доказано иное.</text:p>
      <text:p text:style-name="P9"/>
      <text:h text:style-name="P10" text:outline-level="4">Статья 1411. Соавторы селекционного достижения</text:h>
      <text:p text:style-name="P9"/>
      <text:p text:style-name="P9">1. Граждане, совместным творческим трудом которых создано, выведено или выявлено селекционное достижение, признаются соавторами.</text:p>
      <text:p text:style-name="P9">2. Каждый из соавторов вправе использовать селекционное достижение по своему усмотрению, если соглашением между ними не предусмотрено иное.</text:p>
      <text:p text:style-name="P9">3. К отношениям соавторов, связанным с распределением доходов от использования селекционного достижения и с распоряжением исключительным правом на селекционное достижение, соответственно применяются правила пункта 3 статьи 1229 настоящего Кодекса.</text:p>
      <text:p text:style-name="P9">Распоряжение правом на получение патента на селекционное достижение осуществляется соавторами совместно.</text:p>
      <text:p text:style-name="P9">4. Каждый из соавторов вправе самостоятельно принимать меры по защите своих прав.</text:p>
      <text:p text:style-name="P9"/>
      <text:h text:style-name="P10" text:outline-level="4">Статья 1412. Объекты интеллектуальных прав на селекционные достижения</text:h>
      <text:p text:style-name="P9"/>
      <text:p text:style-name="P9">1. Объектами интеллектуальных прав на селекционные достижения являются сорта растений и породы животных, зарегистрированные в Государственном реестре охраняемых селекционных достижений, если эти результаты интеллектуальной деятельности отвечают установленным настоящим Кодексом требованиям к таким селекционным достижениям.</text:p>
      <text:p text:style-name="P9">2. Сортом растений является группа растений, которая независимо от охраноспособности определяется по признакам, характеризующим данный генотип или комбинацию генотипов, и отличается от других групп растений того же ботанического таксона одним или несколькими признаками.</text:p>
      <text:p text:style-name="P9">Сорт может быть представлен одним или несколькими растениями, частью или несколькими частями растения при условии, что такая часть или такие части могут быть использованы для воспроизводства целых растений сорта.</text:p>
      <text:p text:style-name="P9">Охраняемыми категориями сорта растений являются клон, линия, гибрид первого поколения, популяция.</text:p>
      <text:p text:style-name="P9">3. Породой животных является группа животных, которая независимо от охраноспособности обладает генетически обусловленными биологическими и морфологическими свойствами и признаками, причем некоторые из них специфичны для данной группы и отличают ее от других групп животных. Порода может быть представлена женской или мужской особью либо племенным материалом, то есть предназначенными для воспроизводства породы животными (племенными животными), их гаметами или зиготами (эмбрионами).</text:p>
      <text:p text:style-name="P9">Охраняемыми категориями породы животных являются тип, кросс линий.</text:p>
      <text:p text:style-name="P9"/>
      <text:h text:style-name="P10" text:outline-level="4"><text:soft-page-break/>Статья 1413. Условия охраноспособности селекционного достижения</text:h>
      <text:p text:style-name="P9"/>
      <text:p text:style-name="P9">1. Патент выдается на селекционное достижение, отвечающее критериям охраноспособности и относящееся к ботаническим и зоологическим родам и видам, перечень которых устанавливается федеральным органом исполнительной власти, осуществляющим нормативно-правовое регулирование в сфере сельского хозяйства.</text:p>
      <text:p text:style-name="P9"><text:bookmark text:name="Par2071"/>2. Критериями охраноспособности селекционного достижения являются новизна (пункт 3 настоящей статьи), отличимость (пункт 4 настоящей статьи), однородность (пункт 5 настоящей статьи) и стабильность (пункт 6 настоящей статьи).</text:p>
      <text:p text:style-name="P9"><text:bookmark text:name="Par2072"/>3. Сорт растений и порода животных считаются новыми, если на дату подачи заявки на выдачу патента семена или племенной материал данного селекционного достижения не продавались и не передавались иным образом селекционером, его правопреемником или с их согласия другим лицам для использования селекционного достижения:</text:p>
      <text:p text:style-name="P9">1) на территории Российской Федерации ранее чем за один год до указанной даты;</text:p>
      <text:p text:style-name="P9">2) на территории другого государства ранее чем за четыре года или, если это касается сортов винограда, древесных декоративных, древесных плодовых культур и древесных лесных пород, ранее чем за шесть лет до указанной даты.</text:p>
      <text:p text:style-name="P9"><text:bookmark text:name="Par2075"/>4. Селекционное достижение должно явно отличаться от любого другого общеизвестного селекционного достижения, существующего к моменту подачи заявки на выдачу патента.</text:p>
      <text:p text:style-name="P9">Общеизвестным селекционным достижением является селекционное достижение, данные о котором находятся в официальных каталогах или справочном фонде либо которое имеет точное описание в одной из публикаций.</text:p>
      <text:p text:style-name="P9">Подача заявки на выдачу патента также делает селекционное достижение общеизвестным со дня подачи заявки при условии, что на селекционное достижение был выдан патент.</text:p>
      <text:p text:style-name="P9"><text:bookmark text:name="Par2078"/>5. Растения одного сорта, животные одной породы должны быть достаточно однородны по своим признакам с учетом отдельных отклонений, которые могут иметь место в связи с особенностями размножения.</text:p>
      <text:p text:style-name="P9"><text:bookmark text:name="Par2079"/>6. Селекционное достижение считается стабильным, если его основные признаки остаются неизменными после неоднократного размножения или в случае особого цикла размножения - в конце каждого цикла размножения.</text:p>
      <text:p text:style-name="P9"/>
      <text:h text:style-name="P10" text:outline-level="4">Статья 1414. Государственная регистрация селекционного достижения</text:h>
      <text:p text:style-name="P9"/>
      <text:p text:style-name="P9">Исключительное право на селекционное достижение признается и охраняется при условии государственной регистрации селекционного достижения в Государственном реестре охраняемых селекционных достижений, в соответствии с которой федеральный орган исполнительной власти по селекционным достижениям выдает заявителю патент на селекционное достижение.</text:p>
      <text:p text:style-name="P9"/>
      <text:h text:style-name="P10" text:outline-level="4">Статья 1415. Патент на селекционное достижение</text:h>
      <text:p text:style-name="P9"/>
      <text:p text:style-name="P9">1. Патент на селекционное достижение удостоверяет приоритет селекционного достижения, авторство и исключительное право на селекционное достижение.</text:p>
      <text:p text:style-name="P9">2. Объем охраны интеллектуальных прав на селекционное достижение, предоставляемой на основании патента, определяется совокупностью существенных признаков, зафиксированных в описании селекционного достижения.</text:p>
      <text:p text:style-name="P9"/>
      <text:h text:style-name="P10" text:outline-level="4">Статья 1416. Авторское свидетельство</text:h>
      <text:p text:style-name="P9"/>
      <text:p text:style-name="P9">Автор селекционного достижения имеет право на получение авторского свидетельства, которое выдается федеральным органом исполнительной власти по селекционным достижениям и удостоверяет авторство.</text:p>
      <text:p text:style-name="P9"/>
      <text:h text:style-name="P10" text:outline-level="4">Статья 1417. Государственное стимулирование создания и использования селекционных достижений</text:h>
      <text:p text:style-name="P9"/>
      <text:p text:style-name="P9">Государство стимулирует создание и использование селекционных достижений, предоставляет их авторам, а также иным обладателям исключительного права на селекционное достижение (патентообладателям) и лицензиатам, использующим селекционные достижения, льготы в соответствии с законодательством Российской Федерации.</text:p>
      <text:p text:style-name="P9"/>
      <text:h text:style-name="P14" text:outline-level="3"><text:soft-page-break/>§ 2. Интеллектуальные права на селекционные достижения</text:h>
      <text:p text:style-name="P9"/>
      <text:h text:style-name="P10" text:outline-level="4">Статья 1418. Право авторства на селекционное достижение</text:h>
      <text:p text:style-name="P9"/>
      <text:p text:style-name="P9">Право авторства, то есть право признаваться автором селекционного достижения, неотчуждаемо и непередаваемо, в том числе при передаче другому лицу или переходе к нему исключительного права на селекционное достижение и при предоставлении другому лицу права его использования. Отказ от этого права ничтожен.</text:p>
      <text:p text:style-name="P9"/>
      <text:h text:style-name="P10" text:outline-level="4"><text:bookmark text:name="Par2104"/>Статья 1419. Право на наименование селекционного достижения</text:h>
      <text:p text:style-name="P9"/>
      <text:p text:style-name="P9">1. Автор имеет право на наименование селекционного достижения.</text:p>
      <text:p text:style-name="P9"><text:bookmark text:name="Par2107"/>2. Наименование селекционного достижения должно позволять идентифицировать селекционное достижение, быть кратким, отличаться от наименований существующих селекционных достижений того же или близкого ботанического либо зоологического вида. Оно не должно состоять из одних цифр, вводить в заблуждение относительно свойств, происхождения, значения селекционного достижения, личности его автора, не должно противоречить принципам гуманности и морали.</text:p>
      <text:p text:style-name="P9">3. Наименование селекционного достижения, предложенное автором или с его согласия иным лицом (заявителем), подающим заявку на выдачу патента, должно быть одобрено федеральным органом исполнительной власти по селекционным достижениям.</text:p>
      <text:p text:style-name="P9">Если предложенное наименование не отвечает требованиям, установленным пунктом 2 настоящей статьи, заявитель по требованию указанного федерального органа обязан в тридцатидневный срок предложить иное наименование.</text:p>
      <text:p text:style-name="P9">Если до истечения указанного срока заявитель не предложит другого наименования, соответствующего указанным требованиям, или не оспорит отказ в одобрении наименования селекционного достижения в судебном порядке, федеральный орган исполнительной власти по селекционным достижениям вправе отказать в регистрации селекционного достижения.</text:p>
      <text:p text:style-name="P9"/>
      <text:h text:style-name="P10" text:outline-level="4">Статья 1420. Право на получение патента на селекционное достижение</text:h>
      <text:p text:style-name="P9"/>
      <text:p text:style-name="P9">1. Право на получение патента на селекционное достижение первоначально принадлежит автору селекционного достижения.</text:p>
      <text:p text:style-name="P9">2. Право на получение патента на селекционное достижение может перейти к другому лицу (правопреемнику) или быть ему передано в случаях и по основаниям, которые установлены законом, в том числе в порядке универсального правопреемства, или по договору, в частности по трудовому договору.</text:p>
      <text:p text:style-name="P9">3. Договор об отчуждении права на получение патента на селекционное достижение должен быть заключен в письменной форме. Несоблюдение письменной формы влечет недействительность договора.</text:p>
      <text:p text:style-name="P9">4. Если соглашением сторон договора об отчуждении права на получение патента на селекционное достижение не установлено иное, риск неохраноспособности несет приобретатель права.</text:p>
      <text:p text:style-name="P9"/>
      <text:h text:style-name="P10" text:outline-level="4">Статья 1421. Исключительное право на селекционное достижение</text:h>
      <text:p text:style-name="P9"/>
      <text:p text:style-name="P9">1. Патентообладателю принадлежит исключительное право использования селекционного достижения в соответствии со статьей 1229 настоящего Кодекса способами, указанными в пункте 3 настоящей статьи. Патентообладатель может распоряжаться исключительным правом на селекционное достижение.</text:p>
      <text:p text:style-name="P9">2. Исключительное право на селекционное достижение распространяется также на растительный материал, то есть на растение или его часть, используемые в целях, отличных от целей воспроизводства сорта, на товарных животных, то есть на животных, используемых в целях, отличных от целей воспроизводства породы, которые были получены соответственно из семян или от племенных животных, если такие семена или племенные животные были введены в гражданский оборот без разрешения патентообладателя. При этом под семенами понимаются растение или его часть, применяемые для воспроизводства сорта.</text:p>
      <text:p text:style-name="P9"><text:bookmark text:name="Par2123"/>3. Использованием селекционного достижения считается осуществление с семенами и племенным материалом селекционного достижения следующих действий:</text:p>
      <text:p text:style-name="P9"><text:bookmark text:name="Par2124"/>1) производство и воспроизводство;</text:p>
      <text:p text:style-name="P9">2) доведение до посевных кондиций для последующего размножения;</text:p>
      <text:p text:style-name="P9">3) предложение к продаже;</text:p>
      <text:p text:style-name="P9">4) продажа и иные способы введения в гражданский оборот;</text:p>
      <text:p text:style-name="P9">5) вывоз с территории Российской Федерации;</text:p>
      <text:p text:style-name="P9"><text:bookmark text:name="Par2129"/><text:soft-page-break/>6) ввоз на территорию Российской Федерации;</text:p>
      <text:p text:style-name="P9">7) хранение в целях, указанных в подпунктах 1 - 6 настоящего пункта.</text:p>
      <text:p text:style-name="P9"><text:bookmark text:name="Par2131"/>4. Исключительное право на селекционное достижение распространяется также на семена, племенной материал, которые:</text:p>
      <text:p text:style-name="P9">существенным образом наследуют признаки других охраняемых (исходных) сорта растений или породы животных, если эти охраняемые сорт или порода сами не являются селекционными достижениями, существенным образом наследующими признаки других селекционных достижений;</text:p>
      <text:p text:style-name="P9">не явно отличаются от охраняемых сорта растений или породы животных;</text:p>
      <text:p text:style-name="P9">требуют неоднократного использования охраняемого сорта растений для производства семян.</text:p>
      <text:p text:style-name="P9">Селекционным достижением, существенным образом наследующим признаки другого охраняемого (исходного) селекционного достижения, признается селекционное достижение, которое при явном отличии от исходного:</text:p>
      <text:p text:style-name="P9">наследует наиболее существенные признаки исходного селекционного достижения или селекционного достижения, которое само наследует существенные признаки исходного селекционного достижения, сохраняя при этом основные признаки, отражающие генотип или комбинацию генотипов исходного селекционного достижения;</text:p>
      <text:p text:style-name="P9">соответствует генотипу или комбинации генотипов исходного селекционного достижения, за исключением отклонений, вызванных применением таких методов, как индивидуальный отбор из исходного сорта растений, породы животных, отбор индуцированного мутанта, беккросс, генная инженерия.</text:p>
      <text:p text:style-name="P9"/>
      <text:h text:style-name="P10" text:outline-level="4">Статья 1422. Действия, не являющиеся нарушением исключительного права на селекционное достижение</text:h>
      <text:p text:style-name="P9"/>
      <text:p text:style-name="P9">Не являются нарушением исключительного права на селекционное достижение:</text:p>
      <text:p text:style-name="P9">1) действия, совершаемые для удовлетворения личных, семейных, домашних или иных не связанных с предпринимательской деятельностью нужд, если целью таких действий не является получение прибыли или дохода;</text:p>
      <text:p text:style-name="P9">2) действия, совершаемые в научно-исследовательских или экспериментальных целях;</text:p>
      <text:p text:style-name="P9">3) использование охраняемого селекционного достижения в качестве исходного материала для создания других сортов растений и пород животных, а также действия в отношении этих созданных сортов и пород, указанные в пункте 3 статьи 1421 настоящего Кодекса, за исключением случаев, предусмотренных пунктом 4 статьи 1421 настоящего Кодекса;</text:p>
      <text:p text:style-name="P9">4) использование растительного материала, полученного в хозяйстве, в течение двух лет в качестве семян для выращивания на территории этого хозяйства сорта растений из числа растений, перечень родов и видов которых устанавливается Правительством Российской Федерации;</text:p>
      <text:p text:style-name="P9">5) воспроизводство товарных животных для их использования в данном хозяйстве;</text:p>
      <text:p text:style-name="P9">6) любые действия с семенами, растительным материалом, племенным материалом и товарными животными, которые были введены в гражданский оборот патентообладателем или с его согласия другим лицом, кроме:</text:p>
      <text:p text:style-name="P9">последующего размножения сорта растений и породы животных;</text:p>
      <text:p text:style-name="P9">вывоза с территории Российской Федерации растительного материала или товарных животных, позволяющих размножить сорт растений или породу животных, в страну, в которой не охраняются данные род или вид, за исключением вывоза в целях переработки для последующего потребления.</text:p>
      <text:p text:style-name="P9"/>
      <text:h text:style-name="P10" text:outline-level="4">Статья 1423. Принудительная лицензия на селекционное достижение</text:h>
      <text:p text:style-name="P9"/>
      <text:p text:style-name="P9"><text:bookmark text:name="Par2153"/>1. По истечении трех лет со дня выдачи патента на селекционное достижение любое лицо, желающее и готовое использовать селекционное достижение, при отказе патентообладателя от заключения лицензионного договора на производство или реализацию семян, племенного материала на условиях, соответствующих установившейся практике, имеет право обратиться в суд с иском к патентообладателю о предоставлении принудительной простой (неисключительной) лицензии на использование на территории Российской Федерации такого селекционного достижения. В исковых требованиях это лицо должно указать предлагаемые им условия предоставления ему такой лицензии, в том числе объем использования селекционного достижения, размер, порядок и сроки платежей.</text:p>
      <text:p text:style-name="P9">Если патентообладатель не докажет, что имеются уважительные причины, препятствующие предоставлению заявителю права использования соответствующего селекционного достижения, суд принимает решение о предоставлении указанной лицензии и об условиях ее предоставления. Суммарный размер платежей за такую лицензию должен быть установлен решением суда не ниже цены лицензии, определяемой при сравнимых обстоятельствах.</text:p>
      <text:p text:style-name="P9"><text:soft-page-break/>2. На основании решения суда, предусмотренного пунктом 1 настоящей статьи, федеральный орган исполнительной власти по селекционным достижениям осуществляет государственную регистрацию предоставления права использования селекционного достижения на условиях принудительной простой (неисключительной) лицензии.</text:p>
      <text:p text:style-name="P7">(в ред. Федерального закона от 12.03.2014 N 35-ФЗ)</text:p>
      <text:p text:style-name="P9">3. На основании решения суда о предоставлении принудительной простой (неисключительной) лицензии патентообладатель обязан за плату и на приемлемых для него условиях предоставить обладателю такой лицензии семена или соответственно племенной материал в количестве, достаточном для использования принудительной простой (неисключительной) лицензии.</text:p>
      <text:p text:style-name="P9">4. Действие принудительной простой (неисключительной) лицензии может быть прекращено в судебном порядке по иску патентообладателя, если обладатель такой лицензии нарушает условия, на основании которых она была предоставлена, либо обстоятельства, обусловившие предоставление такой лицензии, изменились настолько, что, если бы эти обстоятельства существовали на момент предоставления лицензии, она вообще не была бы предоставлена или была бы предоставлена на значительно отличающихся условиях.</text:p>
      <text:p text:style-name="P9"/>
      <text:h text:style-name="P10" text:outline-level="4">Статья 1424. Срок действия исключительного права на селекционное достижение</text:h>
      <text:p text:style-name="P9"/>
      <text:p text:style-name="P9">1. Срок действия исключительного права на селекционное достижение и удостоверяющего это право патента исчисляется со дня государственной регистрации селекционного достижения в Государственном реестре охраняемых селекционных достижений и составляет тридцать лет.</text:p>
      <text:p text:style-name="P9">2. На сорта винограда, древесных декоративных, плодовых культур и лесных пород, в том числе их подвоев, срок действия исключительного права и удостоверяющего это право патента составляет тридцать пять лет.</text:p>
      <text:p text:style-name="P9"/>
      <text:h text:style-name="P10" text:outline-level="4">Статья 1425. Переход селекционного достижения в общественное достояние</text:h>
      <text:p text:style-name="P9"/>
      <text:p text:style-name="P9">1. После прекращения действия исключительного права селекционное достижение переходит в общественное достояние.</text:p>
      <text:p text:style-name="P7">(в ред. Федерального закона от 12.03.2014 N 35-ФЗ)</text:p>
      <text:p text:style-name="P9">2. Селекционное достижение, перешедшее в общественное достояние, может свободно использоваться любым лицом без чьего-либо согласия или разрешения и без выплаты вознаграждения за использование.</text:p>
      <text:p text:style-name="P9"/>
      <text:p text:style-name="P4" loext:marker-style-name="T1"/>
      <text:p text:style-name="P9">КонсультантПлюс: примечание.</text:p>
      <text:p text:style-name="P9">По вопросу, касающемуся государственной регистрации договоров о распоряжении исключительным правом на селекционное достижение и перехода такого права без договора, см. Постановление Правительства РФ от 30.04.2009 N 384.</text:p>
      <text:p text:style-name="P4" loext:marker-style-name="T1"/>
      <text:h text:style-name="P14" text:outline-level="3">§ 3. Распоряжение исключительным правом</text:h>
      <text:p text:style-name="P13">на селекционное достижение</text:p>
      <text:p text:style-name="P9"/>
      <text:h text:style-name="P10" text:outline-level="4">Статья 1426. Договор об отчуждении исключительного права на селекционное достижение</text:h>
      <text:p text:style-name="P9"/>
      <text:p text:style-name="P9">По договору об отчуждении исключительного права на селекционное достижение (договор об отчуждении патента) одна сторона (патентообладатель) передает или обязуется передать принадлежащее ей исключительное право на соответствующее селекционное достижение в полном объеме другой стороне - приобретателю исключительного права (приобретателю патента).</text:p>
      <text:p text:style-name="P9"/>
      <text:h text:style-name="P10" text:outline-level="4">Статья 1427. Публичное предложение о заключении договора об отчуждении патента на селекционное достижение</text:h>
      <text:p text:style-name="P9"/>
      <text:p text:style-name="P9"><text:bookmark text:name="Par2184"/>1. Заявитель, являющийся автором селекционного достижения, при подаче заявки на выдачу патента на селекционное достижение может приложить к документам заявки заявление о том, что в случае выдачи патента он обязуется заключить договор об отчуждении патента на условиях, соответствующих установившейся практике, с любым гражданином Российской Федерации или российским юридическим лицом, кто первым изъявил такое желание и уведомил об этом патентообладателя и федеральный орган исполнительной власти по селекционным достижениям. При наличии такого заявления патентные пошлины, <text:soft-page-break/>предусмотренные настоящим Кодексом, в отношении заявки на выдачу патента на селекционное достижение и в отношении патента, выданного по такой заявке, с заявителя не взимаются.</text:p>
      <text:p text:style-name="P9">Федеральный орган исполнительной власти по селекционным достижениям публикует в официальном бюллетене сведения об указанном заявлении.</text:p>
      <text:p text:style-name="P9">2. Лицо, заключившее с патентообладателем на основании его заявления, указанного в пункте 1 настоящей статьи, договор об отчуждении патента, обязано уплатить все патентные пошлины, от уплаты которых был освобожден заявитель (патентообладатель). В дальнейшем патентные пошлины уплачиваются в установленном порядке.</text:p>
      <text:p text:style-name="P9">Государственная регистрация перехода исключительного права к приобретателю по договору об отчуждении патента осуществляется в федеральном органе исполнительной власти по селекционным достижениям при условии уплаты всех патентных пошлин, от уплаты которых был освобожден заявитель (патентообладатель).</text:p>
      <text:p text:style-name="P7">(в ред. Федерального закона от 12.03.2014 N 35-ФЗ)</text:p>
      <text:p text:style-name="P9">3. Если в течение двух лет со дня публикации сведений о выдаче патента, в отношении которого было сделано заявление, указанное в пункте 1 настоящей статьи, в федеральный орган исполнительной власти по селекционным достижениям не поступило письменное уведомление о желании заключить договор об отчуждении патента, патентообладатель может подать в указанный федеральный орган ходатайство об отзыве своего заявления. В этом случае предусмотренные настоящим Кодексом патентные пошлины, от уплаты которых заявитель (патентообладатель) был освобожден, подлежат уплате. В дальнейшем патентные пошлины уплачиваются в установленном порядке.</text:p>
      <text:p text:style-name="P9">Федеральный орган исполнительной власти по селекционным достижениям публикует в официальном бюллетене сведения об отзыве указанного заявления.</text:p>
      <text:p text:style-name="P9"/>
      <text:h text:style-name="P10" text:outline-level="4">Статья 1428. Лицензионный договор о предоставлении права использования селекционного достижения</text:h>
      <text:p text:style-name="P9"/>
      <text:p text:style-name="P9">По лицензионному договору одна сторона - патентообладатель (лицензиар) предоставляет или обязуется предоставить другой стороне - пользователю (лицензиату) удостоверенное патентом право использования соответствующего селекционного достижения в установленных договором пределах.</text:p>
      <text:p text:style-name="P9"/>
      <text:h text:style-name="P10" text:outline-level="4">Статья 1429. Открытая лицензия на селекционное достижение</text:h>
      <text:p text:style-name="P9"/>
      <text:p text:style-name="P9">1. Патентообладатель может подать в федеральный орган исполнительной власти по селекционным достижениям заявление о возможности предоставления любому лицу права использования селекционного достижения (открытая лицензия).</text:p>
      <text:p text:style-name="P9">В этом случае размер пошлины за поддержание патента в силе уменьшается на пятьдесят процентов начиная с года, следующего за годом публикации федеральным органом исполнительной власти по селекционным достижениям в официальном бюллетене сведений об открытой лицензии.</text:p>
      <text:p text:style-name="P9">Условия, на которых право использования селекционного достижения может быть предоставлено любому лицу, сообщаются в федеральный орган исполнительной власти по селекционным достижениям, который в официальном бюллетене публикует за счет патентообладателя соответствующие сведения об открытой лицензии. Патентообладатель обязан заключить с лицом, изъявившим желание использовать указанное селекционное достижение, лицензионный договор на условиях простой (неисключительной) лицензии.</text:p>
      <text:p text:style-name="P9">2. По истечении двух лет со дня публикации федеральным органом исполнительной власти по селекционным достижениям в официальном бюллетене сведений об открытой лицензии патентообладатель вправе подать в указанный федеральный орган ходатайство об отзыве своего заявления об открытой лицензии.</text:p>
      <text:p text:style-name="P9">Если до отзыва открытой лицензии никто не изъявил желание использовать селекционное достижение, патентообладатель обязан доплатить пошлину за поддержание патента в силе за период, прошедший со дня публикации сведений об открытой лицензии, и в дальнейшем уплачивать ее в полном размере.</text:p>
      <text:p text:style-name="P9">Если до отзыва открытой лицензии были заключены соответствующие лицензионные договоры на условиях открытой лицензии, лицензиаты сохраняют свои права на весь срок действия этих договоров. В этом случае патентообладатель обязан уплачивать пошлину за поддержание патента в силе в полном размере со дня отзыва открытой лицензии.</text:p>
      <text:p text:style-name="P9">Федеральный орган исполнительной власти по селекционным достижениям публикует в официальном бюллетене сведения об отзыве заявления об открытой лицензии.</text:p>
      <text:p text:style-name="P9"/>
      <text:h text:style-name="P14" text:outline-level="3"><text:soft-page-break/>§ 4. Селекционное достижение, созданное, выведенное</text:h>
      <text:p text:style-name="P13">или выявленное в порядке выполнения служебного задания</text:p>
      <text:p text:style-name="P13">или при выполнении работ по договору</text:p>
      <text:p text:style-name="P9"/>
      <text:h text:style-name="P10" text:outline-level="4">Статья 1430. Служебное селекционное достижение</text:h>
      <text:p text:style-name="P9"/>
      <text:p text:style-name="P9">1. Селекционное достижение, созданное, выведенное или выявленное работником в порядке выполнения своих трудовых обязанностей или конкретного задания работодателя, признается служебным селекционным достижением.</text:p>
      <text:p text:style-name="P9">2. Право авторства на служебное селекционное достижение принадлежит работнику (автору).</text:p>
      <text:p text:style-name="P9"><text:bookmark text:name="Par2214"/>3. Исключительное право на служебное селекционное достижение и право на получение патента принадлежат работодателю, если трудовым или гражданско-правовым договором между работником и работодателем не предусмотрено иное.</text:p>
      <text:p text:style-name="P7">(в ред. Федерального закона от 12.03.2014 N 35-ФЗ)</text:p>
      <text:p text:style-name="P9">4. В случае отсутствия в договоре между работодателем и работником соглашения об ином (пункт 3 настоящей статьи) работник должен письменно уведомить работодателя о создании, выведении или выявлении в порядке выполнения своих трудовых обязанностей или конкретного задания работодателя результата, в отношении которого возможно предоставление правовой охраны в качестве селекционного достижения.</text:p>
      <text:p text:style-name="P9">Если работодатель в течение четырех месяцев со дня уведомления его работником о созданном, выведенном или выявленном им результате, в отношении которого возможно предоставление правовой охраны в качестве селекционного достижения, не подаст заявку на выдачу патента на это селекционное достижение в федеральный орган исполнительной власти по селекционным достижениям, не передаст право на получение патента на служебное селекционное достижение другому лицу или не сообщит работнику о сохранении информации о соответствующем результате в тайне, право на получение патента на такое селекционное достижение возвращается работнику. В этом случае работодатель в течение срока действия патента имеет право на использование служебного селекционного достижения в собственном производстве на условиях простой (неисключительной) лицензии с выплатой патентообладателю компенсации, размер, условия и порядок выплаты которой определяются договором между работником и работодателем, а в случае спора - судом.</text:p>
      <text:p text:style-name="P7">(в ред. Федерального закона от 12.03.2014 N 35-ФЗ)</text:p>
      <text:p text:style-name="P9"><text:bookmark text:name="Par2219"/>5. Работник имеет право на получение от работодателя вознаграждения за использование созданного, выведенного или выявленного служебного селекционного достижения в размере и на условиях, которые определяются соглашением между ними, но не менее чем в размере, составляющем два процента от суммы ежегодного дохода от использования селекционного достижения, включая доход от предоставления лицензий. Спор о размере, порядке или об условиях выплаты работодателем вознаграждения в связи с использованием служебного селекционного достижения разрешается судом.</text:p>
      <text:p text:style-name="P9">Вознаграждение выплачивается работнику в течение шести месяцев после истечения каждого года, в котором использовалось селекционное достижение.</text:p>
      <text:p text:style-name="P9">Право на вознаграждение за служебное селекционное достижение неотчуждаемо, но переходит к наследникам автора на оставшийся срок действия исключительного права.</text:p>
      <text:p text:style-name="P7">(абзац введен Федеральным законом от 12.03.2014 N 35-ФЗ)</text:p>
      <text:p text:style-name="P9">6. Селекционное достижение, созданное, выведенное или выявленное работником с использованием денежных, технических или иных материальных средств работодателя, но не в порядке выполнения своих трудовых обязанностей или конкретного задания работодателя, не является служебным. Право на получение патента на селекционное достижение и исключительное право на такое селекционное достижение принадлежат работнику. В этом случае работодатель имеет право по своему выбору потребовать предоставления ему безвозмездной простой (неисключительной) лицензии на использование селекционного достижения для собственных нужд на весь срок действия исключительного права на селекционное достижение либо возмещения расходов, понесенных им в связи с созданием, выведением или выявлением такого селекционного достижения.</text:p>
      <text:p text:style-name="P9"/>
      <text:h text:style-name="P10" text:outline-level="4">Статья 1431. Селекционные достижения, созданные, выведенные или выявленные по заказу</text:h>
      <text:p text:style-name="P9"/>
      <text:p text:style-name="P9"><text:bookmark text:name="Par2227"/>1. Право на получение патента и исключительное право на селекционное достижение, созданное, выведенное или выявленное по договору, предметом которого было создание, выведение или выявление селекционного достижения (по заказу), принадлежат заказчику, если договором между подрядчиком (исполнителем) и заказчиком не предусмотрено иное.</text:p>
      <text:p text:style-name="P7">(п. 1 в ред. Федерального закона от 12.03.2014 N 35-ФЗ)</text:p>
      <text:p text:style-name="P9"><text:soft-page-break/>2. В случае, когда право на получение патента на селекционное достижение и исключительное право на селекционное достижение в соответствии с пунктом 1 настоящей статьи принадлежат заказчику, подрядчик (исполнитель) вправе, поскольку договором не предусмотрено иное, использовать селекционное достижение для собственных нужд на условиях безвозмездной простой (неисключительной) лицензии в течение всего срока действия патента.</text:p>
      <text:p text:style-name="P7">(в ред. Федерального закона от 12.03.2014 N 35-ФЗ)</text:p>
      <text:p text:style-name="P9">3. Если в соответствии с договором между подрядчиком (исполнителем) и заказчиком право на получение патента на селекционное достижение и исключительное право на селекционное достижение принадлежат подрядчику (исполнителю), заказчик вправе использовать селекционное достижение в целях, для достижения которых был заключен соответствующий договор, на условиях безвозмездной простой (неисключительной) лицензии в течение всего срока действия патента.</text:p>
      <text:p text:style-name="P7">(в ред. Федерального закона от 12.03.2014 N 35-ФЗ)</text:p>
      <text:p text:style-name="P9">4. Автору указанного в пункте 1 настоящей статьи селекционного достижения, не являющемуся патентообладателем, выплачивается вознаграждение в соответствии с пунктом 5 статьи 1430 настоящего Кодекса.</text:p>
      <text:p text:style-name="P9"/>
      <text:h text:style-name="P10" text:outline-level="4">Статья 1432. Селекционные достижения, созданные, выведенные или выявленные при выполнении работ по государственному или муниципальному контракту</text:h>
      <text:p text:style-name="P9"/>
      <text:p text:style-name="P9">К селекционным достижениям, созданным, выведенным или выявленным при выполнении работ по государственному или муниципальному контракту, соответственно применяются правила статьи 1373 настоящего Кодекса.</text:p>
      <text:p text:style-name="P9"/>
      <text:h text:style-name="P14" text:outline-level="3">§ 5. Получение патента на селекционное достижение.</text:h>
      <text:p text:style-name="P13">Прекращение действия патента на селекционное достижение</text:p>
      <text:p text:style-name="P9"/>
      <text:h text:style-name="P10" text:outline-level="4">Статья 1433. Заявка на выдачу патента на селекционное достижение</text:h>
      <text:p text:style-name="P9"/>
      <text:p text:style-name="P9">1. Заявка на выдачу патента на селекционное достижение (заявка на выдачу патента) подается в федеральный орган исполнительной власти по селекционным достижениям лицом, обладающим правом на получение патента в соответствии с настоящим Кодексом (заявителем).</text:p>
      <text:p text:style-name="P9"><text:bookmark text:name="Par2245"/>2. Заявка на выдачу патента должна содержать:</text:p>
      <text:p text:style-name="P9">1) заявление о выдаче патента с указанием автора селекционного достижения и лица, на имя которого испрашивается патент, а также места жительства или места нахождения каждого из них;</text:p>
      <text:p text:style-name="P9">2) анкету селекционного достижения;</text:p>
      <text:p text:style-name="P9">3) утратил силу с 1 октября 2014 года. - Федеральный закон от 12.03.2014 N 35-ФЗ.</text:p>
      <text:p text:style-name="P9">3. Требования к документам заявки на выдачу патента устанавливаются на основании настоящего Кодекса федеральным органом исполнительной власти, осуществляющим нормативно-правовое регулирование в сфере сельского хозяйства.</text:p>
      <text:p text:style-name="P9">4. Заявка на выдачу патента должна относиться к одному селекционному достижению.</text:p>
      <text:p text:style-name="P9">5. Документы, указанные в пункте 2 настоящей статьи, представляются на русском или другом языке. Если документы представлены на другом языке, к заявке на выдачу патента прилагается их перевод на русский язык.</text:p>
      <text:p text:style-name="P9"/>
      <text:h text:style-name="P10" text:outline-level="4">Статья 1434. Приоритет селекционного достижения</text:h>
      <text:p text:style-name="P9"/>
      <text:p text:style-name="P9">1. Приоритет селекционного достижения устанавливается по дате поступления в федеральный орган исполнительной власти по селекционным достижениям заявки на выдачу патента.</text:p>
      <text:p text:style-name="P9">2. Если в один и тот же день в федеральный орган исполнительной власти по селекционным достижениям поступают две или более заявки на выдачу патента на одно и то же селекционное достижение, приоритет устанавливается по более ранней дате отправки заявки. Если экспертизой установлено, что эти заявки имеют одну и ту же дату отправки, патент может быть выдан по заявке, имеющей более ранний регистрационный номер, присвоенный федеральным органом исполнительной власти по селекционным достижениям, при условии, что соглашением между заявителями не предусмотрено иное.</text:p>
      <text:p text:style-name="P9">3. Если заявке на выдачу патента, поступившей в федеральный орган исполнительной власти по селекционным достижениям, предшествовала заявка, поданная заявителем в иностранном государстве, с которым Российская Федерация заключила договор об охране селекционных достижений, заявитель пользуется приоритетом первой заявки в течение двенадцати месяцев со дня ее подачи.</text:p>
      <text:p text:style-name="P9"><text:soft-page-break/>В заявке, направляемой в федеральный орган исполнительной власти по селекционным достижениям, заявитель должен указать дату приоритета первой заявки. В течение шести месяцев со дня поступления заявки в федеральный орган исполнительной власти по селекционным достижениям заявитель обязан представить копию первой заявки, заверенную компетентным органом соответствующего иностранного государства, и ее перевод на русский язык. При выполнении этих условий заявитель вправе не представлять дополнительную документацию и необходимый для испытания материал в течение трех лет со дня подачи первой заявки.</text:p>
      <text:p text:style-name="P9"/>
      <text:h text:style-name="P10" text:outline-level="4"><text:bookmark text:name="Par2260"/>Статья 1435. Предварительная экспертиза заявки на выдачу патента</text:h>
      <text:p text:style-name="P9"/>
      <text:p text:style-name="P9">1. В ходе предварительной экспертизы заявки на выдачу патента устанавливается дата приоритета, проверяется наличие документов, предусмотренных пунктом 2 статьи 1433 настоящего Кодекса, и их соответствие установленным требованиям. Предварительная экспертиза заявки на выдачу патента проводится в течение месяца.</text:p>
      <text:p text:style-name="P9">2. В период проведения предварительной экспертизы заявитель вправе по собственной инициативе дополнять, уточнять или исправлять документы заявки.</text:p>
      <text:p text:style-name="P9">Федеральный орган исполнительной власти по селекционным достижениям может запросить отсутствующие или уточняющие документы, которые заявитель обязан представить в установленный срок.</text:p>
      <text:p text:style-name="P9">Если документы, отсутствовавшие на дату поступления заявки, не были представлены в установленный срок, заявка не принимается к рассмотрению, о чем уведомляется заявитель.</text:p>
      <text:p text:style-name="P9">3. О положительном результате предварительной экспертизы и дате подачи заявки на выдачу патента федеральный орган исполнительной власти по селекционным достижениям уведомляет заявителя незамедлительно после завершения предварительной экспертизы.</text:p>
      <text:p text:style-name="P9">Сведения о принятых заявках публикуются в официальном бюллетене указанного федерального органа.</text:p>
      <text:p text:style-name="P9">4. Если заявитель не согласен с решением федерального органа исполнительной власти по селекционным достижениям, принятым по результатам предварительной экспертизы заявки на выдачу патента, он в течение трех месяцев со дня получения этого решения имеет право оспаривать его в судебном порядке.</text:p>
      <text:p text:style-name="P9"/>
      <text:h text:style-name="P10" text:outline-level="4">Статья 1436. Временная правовая охрана селекционного достижения</text:h>
      <text:p text:style-name="P9"/>
      <text:p text:style-name="P9">1. Селекционному достижению, на которое подана заявка в федеральный орган исполнительной власти по селекционным достижениям, со дня подачи заявки и до даты выдачи заявителю патента на селекционное достижение предоставляется временная правовая охрана.</text:p>
      <text:p text:style-name="P9">2. После получения патента на селекционное достижение патентообладатель имеет право получить денежную компенсацию от лица, совершившего без разрешения заявителя в период временной правовой охраны селекционного достижения действия, указанные в пункте 3 статьи 1421 настоящего Кодекса. Размер компенсации определяется по соглашению сторон, а в случае спора - судом.</text:p>
      <text:p text:style-name="P9"><text:bookmark text:name="Par2274"/>3. В период временной правовой охраны селекционного достижения заявителю разрешены продажа и иная передача семян, племенного материала только для научных целей, а также в случаях, когда продажа и иная передача связаны с отчуждением права на получение патента на селекционное достижение или с производством семян, племенного материала по заказу заявителя в целях создания их запаса.</text:p>
      <text:p text:style-name="P9">4. Временная правовая охрана селекционного достижения считается ненаступившей, если заявка на выдачу патента не была принята к рассмотрению (статья 1435) либо если по заявке принято решение об отказе в выдаче патента и возможность подачи возражения против этого решения, предусмотренная настоящим Кодексом, исчерпана, а также в случае нарушения заявителем требований пункта 3 настоящей статьи.</text:p>
      <text:p text:style-name="P9"/>
      <text:h text:style-name="P10" text:outline-level="4">Статья 1437. Экспертиза селекционного достижения на новизну</text:h>
      <text:p text:style-name="P9"/>
      <text:p text:style-name="P9">1. Любое заинтересованное лицо в течение шести месяцев со дня публикации сведений о заявке на выдачу патента может направить в федеральный орган исполнительной власти по селекционным достижениям ходатайство о проведении экспертизы заявленного селекционного достижения на новизну.</text:p>
      <text:p text:style-name="P9">О поступлении такого ходатайства федеральный орган исполнительной власти по селекционным достижениям уведомляет заявителя с изложением существа ходатайства. Заявитель имеет право в течение трех месяцев со дня получения уведомления направить в федеральный орган исполнительной власти по селекционным достижениям мотивированное возражение против ходатайства.</text:p>
      <text:p text:style-name="P9">2. По имеющимся материалам федеральный орган исполнительной власти по селекционным <text:soft-page-break/>достижениям принимает решение и сообщает о нем заинтересованному лицу. Если селекционное достижение не соответствует критерию новизны, принимается решение об отказе в выдаче патента на селекционное достижение.</text:p>
      <text:p text:style-name="P9"/>
      <text:h text:style-name="P10" text:outline-level="4">Статья 1438. Испытания селекционного достижения на отличимость, однородность, стабильность</text:h>
      <text:p text:style-name="P9"/>
      <text:p text:style-name="P9"><text:bookmark text:name="Par2285"/>1. Испытания селекционного достижения на отличимость, однородность и стабильность проводятся по методикам и в сроки, которые устанавливаются федеральным органом исполнительной власти, осуществляющим нормативно-правовое регулирование в сфере сельского хозяйства.</text:p>
      <text:p text:style-name="P9">Заявитель обязан предоставить для испытаний необходимое количество семян, племенного материала по адресу и в срок, которые указаны федеральным органом исполнительной власти по селекционным достижениям.</text:p>
      <text:p text:style-name="P9">2. Федеральный орган исполнительной власти по селекционным достижениям в целях, предусмотренных пунктом 1 настоящей статьи, вправе использовать результаты испытаний, проведенных компетентными органами других государств, с которыми заключены соответствующие договоры, результаты испытаний, проведенных другими российскими организациями по договору с указанным федеральным органом, а также данные, представленные заявителем.</text:p>
      <text:p text:style-name="P9"/>
      <text:h text:style-name="P10" text:outline-level="4"><text:bookmark text:name="Par2289"/>Статья 1439. Порядок государственной регистрации селекционного достижения и выдача патента</text:h>
      <text:p text:style-name="P9"/>
      <text:p text:style-name="P9">1. При соответствии селекционного достижения критериям охраноспособности (пункт 2 статьи 1413) и при соответствии наименования селекционного достижения требованиям статьи 1419 настоящего Кодекса федеральный орган исполнительной власти по селекционным достижениям принимает решение о выдаче патента на селекционное достижение, а также составляет описание селекционного достижения и вносит селекционное достижение в Государственный реестр охраняемых селекционных достижений.</text:p>
      <text:p text:style-name="P9">2. В Государственный реестр охраняемых селекционных достижений вносятся следующие сведения:</text:p>
      <text:p text:style-name="P9">1) род, вид растения, животного;</text:p>
      <text:p text:style-name="P9">2) наименование сорта растений, породы животных;</text:p>
      <text:p text:style-name="P9">3) дата государственной регистрации селекционного достижения и регистрационный номер;</text:p>
      <text:p text:style-name="P9">4) имя или наименование патентообладателя и его место жительства или место нахождения;</text:p>
      <text:p text:style-name="P9">5) имя автора селекционного достижения и его место жительства;</text:p>
      <text:p text:style-name="P9">6) описание селекционного достижения;</text:p>
      <text:p text:style-name="P9">7) факт передачи патента на селекционное достижение другому лицу с указанием его имени или наименования, места жительства или места нахождения;</text:p>
      <text:p text:style-name="P9">8) сведения о заключенных лицензионных договорах;</text:p>
      <text:p text:style-name="P9">9) дата окончания действия патента на селекционное достижение с указанием причины.</text:p>
      <text:p text:style-name="P9">2.1. По заявлению правообладателя федеральный орган исполнительной власти по селекционным достижениям вносит изменения, относящиеся к сведениям о правообладателе и (или) об авторе селекционного достижения, в том числе к наименованию или имени правообладателя, его месту нахождения или месту жительства, имени автора селекционного достижения, адресу для переписки, а также изменения для исправления очевидных и технических ошибок в Государственный реестр охраняемых селекционных достижений и в патент на селекционное достижение.</text:p>
      <text:p text:style-name="P7">(п. 2.1 введен Федеральным законом от 12.03.2014 N 35-ФЗ)</text:p>
      <text:p text:style-name="P9">3. Патент на селекционное достижение выдается заявителю. Если в заявлении на выдачу патента указано несколько заявителей, патент выдается заявителю, указанному в заявлении первым, и используется заявителями совместно по соглашению между ними.</text:p>
      <text:p text:style-name="P9"/>
      <text:h text:style-name="P10" text:outline-level="4">Статья 1440. Сохранение селекционного достижения</text:h>
      <text:p text:style-name="P9"/>
      <text:p text:style-name="P9">1. Патентообладатель обязан поддерживать сорт растений или породу животных в течение срока действия патента на селекционное достижение таким образом, чтобы сохранялись признаки, указанные в описании сорта растений или породы животных, составленном на дату включения селекционного достижения в Государственный реестр охраняемых селекционных достижений.</text:p>
      <text:p text:style-name="P9">2. Патентообладатель по запросу федерального органа исполнительной власти по селекционным достижениям обязан направлять за свой счет семена или племенной материал для проведения контрольных испытаний и предоставлять возможность проводить инспекцию на месте.</text:p>
      <text:p text:style-name="P9"/>
      <text:h text:style-name="P10" text:outline-level="4">Статья 1441. Признание патента на селекционное достижение недействительным</text:h>
      <text:p text:style-name="P9"/>
      <text:p text:style-name="P9"><text:bookmark text:name="Par2313"/><text:soft-page-break/>1. Патент на селекционное достижение может быть признан недействительным в течение срока его действия, если будет установлено, что:</text:p>
      <text:p text:style-name="P9">1) патент выдан на основании неподтвердившихся данных об однородности и о стабильности селекционного достижения, представленных заявителем;</text:p>
      <text:p text:style-name="P9">2) на дату выдачи патента селекционное достижение не соответствовало критерию новизны или отличимости;</text:p>
      <text:p text:style-name="P9">3) лицо, указанное в патенте в качестве патентообладателя, не имело законных оснований для получения патента.</text:p>
      <text:p text:style-name="P9">2. Выдача патента на селекционное достижение может быть оспорена любым лицом, которому стало известно о нарушениях, предусмотренных пунктом 1 настоящей статьи, путем подачи заявления в федеральный орган исполнительной власти по селекционным достижениям.</text:p>
      <text:p text:style-name="P9">Федеральный орган исполнительной власти по селекционным достижениям направляет копию указанного заявления патентообладателю, который в течение трех месяцев со дня направления ему такой копии может представить мотивированное возражение.</text:p>
      <text:p text:style-name="P9">Федеральный орган исполнительной власти по селекционным достижениям должен принять решение по указанному заявлению в течение шести месяцев со дня подачи указанного заявления, если не потребуется проведение дополнительных испытаний.</text:p>
      <text:p text:style-name="P9">3. Патент на селекционное достижение, признанный недействительным, аннулируется со дня подачи заявки на выдачу патента. При этом лицензионные договоры, заключенные до принятия решения о недействительности патента, сохраняют свое действие в той мере, в какой они были исполнены к этому дню.</text:p>
      <text:p text:style-name="P9">4. Признание патента на селекционное достижение недействительным означает отмену решения федерального органа исполнительной власти по селекционным достижениям о выдаче патента (статья 1439) и аннулирование соответствующей записи в Государственном реестре охраняемых селекционных достижений.</text:p>
      <text:p text:style-name="P9"/>
      <text:h text:style-name="P10" text:outline-level="4">Статья 1442. Досрочное прекращение действия патента на селекционное достижение</text:h>
      <text:p text:style-name="P9"/>
      <text:p text:style-name="P9">Действие патента на селекционное достижение прекращается досрочно в следующих случаях:</text:p>
      <text:p text:style-name="P9">1) селекционное достижение более не соответствует критериям однородности и стабильности;</text:p>
      <text:p text:style-name="P9">2) патентообладатель по просьбе федерального органа исполнительной власти по селекционным достижениям в течение двенадцати месяцев не предоставил семена, племенной материал, не представил документы и информацию, которые необходимы для проверки сохранности селекционного достижения, или не предоставил возможность провести инспекцию селекционного достижения на месте в этих целях;</text:p>
      <text:p text:style-name="P9">3) патентообладатель подал в федеральный орган исполнительной власти по селекционным достижениям заявление о досрочном прекращении действия патента;</text:p>
      <text:p text:style-name="P9">4) патентообладатель не уплатил в установленный срок пошлину за поддержание патента в силе.</text:p>
      <text:p text:style-name="P9"/>
      <text:h text:style-name="P10" text:outline-level="4">Статья 1443. Публикация сведений о селекционных достижениях</text:h>
      <text:p text:style-name="P9"/>
      <text:p text:style-name="P9">1. Федеральный орган исполнительной власти по селекционным достижениям издает официальный бюллетень, в котором публикует сведения:</text:p>
      <text:p text:style-name="P9">1) о поступивших заявках на выдачу патента с указанием даты приоритета селекционного достижения, имени или наименования заявителя, наименования селекционного достижения, а также имени автора селекционного достижения, если последний не отказался быть упомянутым в качестве такового;</text:p>
      <text:p text:style-name="P9">2) о решениях, принимаемых по заявке на выдачу патента;</text:p>
      <text:p text:style-name="P9">3) об изменениях в наименованиях селекционных достижений;</text:p>
      <text:p text:style-name="P9">4) о признании патентов на селекционные достижения недействительными;</text:p>
      <text:p text:style-name="P9">5) другие сведения, касающиеся охраны селекционных достижений.</text:p>
      <text:p text:style-name="P9">2. После публикации сведений о поступившей заявке на выдачу патента на селекционное достижение и о решении, принимаемом по этой заявке, любое лицо вправе ознакомиться с материалами заявки.</text:p>
      <text:p text:style-name="P9"/>
      <text:h text:style-name="P10" text:outline-level="4">Статья 1444. Использование селекционных достижений</text:h>
      <text:p text:style-name="P9"/>
      <text:p text:style-name="P9"><text:bookmark text:name="Par2343"/>1. Реализуемые в Российской Федерации семена и племенной материал должны быть снабжены документом, удостоверяющим их сортовую, породную принадлежность и происхождение.</text:p>
      <text:p text:style-name="P9">2. На селекционные достижения, включенные в Государственный реестр охраняемых селекционных достижений, документ, указанный в пункте 1 настоящей статьи, выдается только патентообладателем и лицензиатом.</text:p>
      <text:p text:style-name="P9"><text:soft-page-break/></text:p>
      <text:h text:style-name="P10" text:outline-level="4">Статья 1445. Патентование селекционного достижения в иностранных государствах</text:h>
      <text:p text:style-name="P9"/>
      <text:p text:style-name="P9">Заявка на выдачу патента на селекционное достижение может быть подана в иностранном государстве. Расходы, связанные с охраной селекционного достижения за пределами Российской Федерации, несет заявитель.</text:p>
      <text:p text:style-name="P9"/>
      <text:h text:style-name="P14" text:outline-level="3">§ 6. Защита прав авторов селекционных достижений</text:h>
      <text:p text:style-name="P13">и иных патентообладателей</text:p>
      <text:p text:style-name="P9"/>
      <text:h text:style-name="P10" text:outline-level="4">Статья 1446. Нарушение прав автора селекционного достижения или иного патентообладателя</text:h>
      <text:p text:style-name="P9"/>
      <text:p text:style-name="P9">Нарушением прав автора селекционного достижения и иного патентообладателя является, в частности:</text:p>
      <text:p text:style-name="P9">1) использование селекционного достижения с нарушением требований пункта 3 статьи 1421 настоящего Кодекса;</text:p>
      <text:p text:style-name="P9">2) присвоение произведенным и (или) продаваемым семенам, племенному материалу наименования, которое отличается от наименования соответствующего зарегистрированного селекционного достижения;</text:p>
      <text:p text:style-name="P9">3) присвоение произведенным и (или) продаваемым семенам, племенному материалу наименования соответствующего зарегистрированного селекционного достижения, если они не являются семенами, племенным материалом этого селекционного достижения;</text:p>
      <text:p text:style-name="P9">4) присвоение произведенным и (или) продаваемым семенам, племенному материалу наименования, сходного с наименованием зарегистрированного селекционного достижения до степени смешения.</text:p>
      <text:p text:style-name="P9"/>
      <text:h text:style-name="P10" text:outline-level="4">Статья 1447. Публикация решения суда о нарушении исключительного права на селекционное достижение</text:h>
      <text:p text:style-name="P9"/>
      <text:p text:style-name="P9">Автор селекционного достижения или иной патентообладатель вправе потребовать публикации федеральным органом исполнительной власти по селекционным достижениям в официальном бюллетене решения суда о неправомерном использовании селекционного достижения или об ином нарушении прав патентообладателя в соответствии с пунктом 1 статьи 1252 настоящего Кодекса.</text:p>
      <text:p text:style-name="P9"/>
      <text:h text:style-name="P19" text:outline-level="2">Глава 74. ПРАВО НА ТОПОЛОГИИ ИНТЕГРАЛЬНЫХ МИКРОСХЕМ</text:h>
      <text:p text:style-name="P9"/>
      <text:h text:style-name="P10" text:outline-level="3">Статья 1448. Топология интегральной микросхемы</text:h>
      <text:p text:style-name="P9"/>
      <text:p text:style-name="P9">1. Топологией интегральной микросхемы является зафиксированное на материальном носителе пространственно-геометрическое расположение совокупности элементов интегральной микросхемы и связей между ними. При этом интегральной микросхемой является микроэлектронное изделие окончательной или промежуточной формы, которое предназначено для выполнения функций электронной схемы, элементы и связи которого нераздельно сформированы в объеме и (или) на поверхности материала, на основе которого изготовлено такое изделие.</text:p>
      <text:p text:style-name="P9">2. Правовая охрана, предоставляемая настоящим Кодексом, распространяется только на оригинальную топологию интегральной микросхемы, созданную в результате творческой деятельности автора и неизвестную автору и (или) специалистам в области разработки топологий интегральных микросхем на дату ее создания. Топология интегральной микросхемы признается оригинальной, пока не доказано обратное.</text:p>
      <text:p text:style-name="P9">Топологии интегральной микросхемы, состоящей из элементов, которые известны специалистам в области разработки топологий интегральных микросхем на дату ее создания, предоставляется правовая охрана, если пространственно-геометрическое расположение совокупности таких элементов и связей между ними в целом отвечает требованию оригинальности.</text:p>
      <text:p text:style-name="P7">(в ред. Федерального закона от 12.03.2014 N 35-ФЗ)</text:p>
      <text:p text:style-name="P9">3. Правовая охрана, предоставляемая настоящим Кодексом, не распространяется на идеи, способы, системы, технологию или закодированную информацию, которые могут быть воплощены в топологии интегральной микросхемы.</text:p>
      <text:p text:style-name="P9"/>
      <text:h text:style-name="P10" text:outline-level="3">Статья 1449. Права на топологию интегральной микросхемы</text:h>
      <text:p text:style-name="P9"/>
      <text:p text:style-name="P9">1. Автору топологии интегральной микросхемы, отвечающей условиям предоставления правовой <text:soft-page-break/>охраны, предусмотренным настоящим Кодексом (топологии), принадлежат следующие интеллектуальные права:</text:p>
      <text:p text:style-name="P9">1) исключительное право;</text:p>
      <text:p text:style-name="P9">2) право авторства.</text:p>
      <text:p text:style-name="P9">2. В случаях, предусмотренных настоящим Кодексом, автору топологии интегральной микросхемы принадлежат также другие права, в том числе право на вознаграждение за служебную топологию.</text:p>
      <text:p text:style-name="P7">(в ред. Федерального закона от 12.03.2014 N 35-ФЗ)</text:p>
      <text:p text:style-name="P9"/>
      <text:h text:style-name="P10" text:outline-level="3">Статья 1450. Автор топологии интегральной микросхемы</text:h>
      <text:p text:style-name="P9"/>
      <text:p text:style-name="P9">Автором топологии интегральной микросхемы признается гражданин, творческим трудом которого создана такая топология. Лицо, указанное в качестве автора в заявке на выдачу свидетельства о государственной регистрации топологии интегральной микросхемы, считается автором этой топологии, если не доказано иное.</text:p>
      <text:p text:style-name="P9"/>
      <text:h text:style-name="P10" text:outline-level="3">Статья 1451. Соавторы топологии интегральной микросхемы</text:h>
      <text:p text:style-name="P9"/>
      <text:p text:style-name="P9">1. Граждане, создавшие топологию интегральной микросхемы совместным творческим трудом, признаются соавторами.</text:p>
      <text:p text:style-name="P9">2. Каждый из соавторов вправе использовать топологию по своему усмотрению, если соглашением между ними не предусмотрено иное.</text:p>
      <text:p text:style-name="P9">3. К отношениям соавторов, связанным с распределением доходов от использования топологии и с распоряжением исключительным правом на топологию, соответственно применяются правила пункта 3 статьи 1229 настоящего Кодекса.</text:p>
      <text:p text:style-name="P9">Распоряжение правом на получение свидетельства о государственной регистрации топологии интегральной микросхемы осуществляется соавторами совместно.</text:p>
      <text:p text:style-name="P9"/>
      <text:h text:style-name="P10" text:outline-level="3"><text:bookmark text:name="Par2394"/>Статья 1452. Государственная регистрация топологии интегральной микросхемы</text:h>
      <text:p text:style-name="P9"/>
      <text:p text:style-name="P9">1. Правообладатель в течение срока действия исключительного права на топологию интегральной микросхемы (статья 1457) может по своему желанию зарегистрировать топологию в федеральном органе исполнительной власти по интеллектуальной собственности.</text:p>
      <text:p text:style-name="P9">Топология, содержащая сведения, составляющие государственную тайну, государственной регистрации не подлежит. Лицо, подавшее заявку на государственную регистрацию топологии (заявитель), несет ответственность за разглашение сведений о топологии, содержащей государственную тайну, в соответствии с законодательством Российской Федерации.</text:p>
      <text:p text:style-name="P7">(в ред. Федерального закона от 12.03.2014 N 35-ФЗ)</text:p>
      <text:p text:style-name="P9">2. Если до подачи заявки на государственную регистрацию топологии (заявка на регистрацию) имело место использование топологии, заявка может быть подана в срок, не превышающий двух лет со дня первого использования топологии.</text:p>
      <text:p text:style-name="P7">(в ред. Федерального закона от 12.03.2014 N 35-ФЗ)</text:p>
      <text:p text:style-name="P9"><text:bookmark text:name="Par2401"/>3. Заявка на регистрацию должна относиться к одной топологии и содержать:</text:p>
      <text:p text:style-name="P9">1) заявление о государственной регистрации топологии с указанием лица, на имя которого испрашивается государственная регистрация, а также автора, если он не отказался быть упомянутым в качестве такового, места жительства или места нахождения каждого из них, даты первого использования топологии, если оно имело место;</text:p>
      <text:p text:style-name="P9">2) депонируемые материалы, идентифицирующие топологию, включая реферат;</text:p>
      <text:p text:style-name="P9">3) утратил силу с 1 октября 2014 года. - Федеральный закон от 12.03.2014 N 35-ФЗ.</text:p>
      <text:p text:style-name="P9">4. Правила оформления заявки на регистрацию устанавливаю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5. На основании заявки на регистрацию федеральный орган исполнительной власти по интеллектуальной собственности проверяет наличие необходимых документов и их соответствие требованиям пункта 3 настоящей статьи. При положительном результате проверки указанный федеральный орган вносит топологию в Реестр топологий интегральных микросхем, выдает заявителю свидетельство о государственной регистрации топологии интегральной микросхемы и публикует сведения о зарегистрированной топологии в официальном бюллетене.</text:p>
      <text:p text:style-name="P9">По запросу указанного федерального органа исполнительной власти либо по собственной инициативе автор или иной правообладатель вправе до момента государственной регистрации дополнять, уточнять и <text:soft-page-break/>исправлять материалы заявки на регистрацию.</text:p>
      <text:p text:style-name="P7">(в ред. Федерального закона от 12.03.2014 N 35-ФЗ)</text:p>
      <text:p text:style-name="P9">6. Порядок государственной регистрации топологий, формы свидетельств о государственной регистрации, перечень указываемых в свидетельствах сведений и перечень сведений, публикуемых федеральным органом исполнительной власти по интеллектуальной собственности в официальном бюллетене, устанавливаются федеральным органом исполнительной власти, осуществляющим нормативно-правовое регулирование в сфере интеллектуальной собственности.</text:p>
      <text:p text:style-name="P9">7. По заявлению правообладателя федеральный орган исполнительной власти по интеллектуальной собственности вносит изменения, относящиеся к сведениям о правообладателе и (или) об авторе топологии, в том числе к наименованию или имени правообладателя, его месту нахождения или месту жительства, имени автора топологии, адресу для переписки, а также изменения для исправления очевидных и технических ошибок в Реестр топологий интегральных микросхем и свидетельство о государственной регистрации топологии.</text:p>
      <text:p text:style-name="P9">Федеральный орган исполнительной власти по интеллектуальной собственности публикует в официальном бюллетене сведения о любых изменениях записей, внесенных в Реестр топологий интегральных микросхем.</text:p>
      <text:p text:style-name="P7">(п. 7 в ред. Федерального закона от 12.03.2014 N 35-ФЗ)</text:p>
      <text:p text:style-name="P9">8. Сведения, внесенные в Реестр топологий интегральных микросхем, считаются достоверными, если не доказано иное. Ответственность за достоверность представленных для регистрации сведений несет заявитель.</text:p>
      <text:p text:style-name="P9"/>
      <text:h text:style-name="P10" text:outline-level="3">Статья 1453. Право авторства на топологию интегральной микросхемы</text:h>
      <text:p text:style-name="P9"/>
      <text:p text:style-name="P9">Право авторства, то есть право признаваться автором топологии, неотчуждаемо и непередаваемо, в том числе при передаче другому лицу или переходе к нему исключительного права на топологию и при предоставлении другому лицу права ее использования. Отказ от этого права ничтожен.</text:p>
      <text:p text:style-name="P9"/>
      <text:h text:style-name="P10" text:outline-level="3">Статья 1454. Исключительное право на топологию</text:h>
      <text:p text:style-name="P9"/>
      <text:p text:style-name="P9">1. Правообладателю принадлежит исключительное право использования топологии в соответствии со статьей 1229 настоящего Кодекса любым не противоречащим закону способом (исключительное право на топологию), в том числе способами, указанными в пункте 2 настоящей статьи. Правообладатель может распоряжаться исключительным правом на топологию.</text:p>
      <text:p text:style-name="P9"><text:bookmark text:name="Par2422"/>2. Использованием топологии признаются действия, направленные на извлечение прибыли, в частности:</text:p>
      <text:p text:style-name="P9">1) воспроизведение топологии в целом или частично путем включения в интегральную микросхему либо иным образом, за исключением воспроизведения только той части топологии, которая не является оригинальной;</text:p>
      <text:p text:style-name="P9">2) ввоз на территорию Российской Федерации, продажа и иное введение в гражданский оборот топологии, или интегральной микросхемы, в которую включена эта топология, или изделия, включающего в себя такую интегральную микросхему.</text:p>
      <text:p text:style-name="P9"><text:bookmark text:name="Par2425"/>3. За лицом, независимо создавшим топологию, идентичную другой топологии, признается самостоятельное исключительное право на эту топологию.</text:p>
      <text:p text:style-name="P9"/>
      <text:h text:style-name="P10" text:outline-level="3">Статья 1455. Знак охраны топологии интегральной микросхемы</text:h>
      <text:p text:style-name="P9"/>
      <text:p text:style-name="P9">Правообладатель для оповещения о своем исключительном праве на топологию вправе использовать знак охраны, который помещается на топологии, а также на изделиях, содержащих такую топологию, и состоит из выделенной прописной буквы "Т" ("Т", [Т], Т &lt;*&gt;, Т* или Т &lt;**&gt;), даты начала срока действия исключительного права на топологию и информации, позволяющей идентифицировать правообладателя.</text:p>
      <text:p text:style-name="P9">--------------------------------</text:p>
      <text:p text:style-name="P9">&lt;*&gt; Буква "Т" в окружности.</text:p>
      <text:p text:style-name="P9">&lt;**&gt; Буква "Т" в квадрате.</text:p>
      <text:p text:style-name="P9"/>
      <text:h text:style-name="P10" text:outline-level="3">Статья 1456. Действия, не являющиеся нарушением исключительного права на топологию</text:h>
      <text:p text:style-name="P9"/>
      <text:p text:style-name="P9">Не является нарушением исключительного права на топологию:</text:p>
      <text:p text:style-name="P9">1) осуществление действий, указанных в пункте 2 статьи 1454 настоящего Кодекса, в отношении интегральной микросхемы, в которую включена незаконно воспроизведенная топология, а также в <text:soft-page-break/>отношении любого включающего в себя такую интегральную микросхему изделия в случае, если лицо, совершающее такие действия, не знало и не должно было знать, что в интегральную микросхему включена незаконно воспроизведенная топология. После получения уведомления о незаконном воспроизведении топологии указанное лицо может использовать наличный запас изделий, включающих в себя интегральную микросхему, в которую включена незаконно воспроизведенная топология, и такие изделия, заказанные до этого момента. При этом указанное лицо обязано выплатить правообладателю компенсацию за использование топологии, соразмерную тому вознаграждению, которое могло бы быть выплачено при сравнимых обстоятельствах за аналогичную топологию;</text:p>
      <text:p text:style-name="P9">2) использование топологии в личных целях, не преследующих получение прибыли, а также в целях оценки, анализа, исследования или обучения;</text:p>
      <text:p text:style-name="P9">3) распространение интегральных микросхем с топологией, ранее введенных в гражданский оборот лицом, обладающим исключительным правом на топологию, или иным лицом с разрешения правообладателя.</text:p>
      <text:p text:style-name="P9"/>
      <text:h text:style-name="P10" text:outline-level="3"><text:bookmark text:name="Par2441"/>Статья 1457. Срок действия исключительного права на топологию</text:h>
      <text:p text:style-name="P9"/>
      <text:p text:style-name="P9">1. Исключительное право на топологию действует в течение десяти лет.</text:p>
      <text:p text:style-name="P9">2. Срок действия исключительного права на топологию исчисляется либо со дня первого использования топологии, под которым подразумевается наиболее ранняя документально зафиксированная дата введения в гражданский оборот в Российской Федерации или любом иностранном государстве этой топологии, или интегральной микросхемы, в которую включена эта топология, или изделия, включающего в себя такую интегральную микросхему, либо со дня регистрации топологии в федеральном органе исполнительной власти по интеллектуальной собственности в зависимости от того, какое из указанных событий наступило ранее.</text:p>
      <text:p text:style-name="P9">3. В случае появления идентичной оригинальной топологии, независимо созданной другим автором, исключительные права на обе топологии прекращаются по истечении десяти лет со дня возникновения исключительного права на первую из них.</text:p>
      <text:p text:style-name="P9">4. После прекращения действия исключительного права топология переходит в общественное достояние, то есть может свободно использоваться любым лицом без чьего-либо согласия или разрешения и без выплаты вознаграждения.</text:p>
      <text:p text:style-name="P7">(в ред. Федерального закона от 12.03.2014 N 35-ФЗ)</text:p>
      <text:p text:style-name="P9"/>
      <text:h text:style-name="P10" text:outline-level="3">Статья 1457.1. Переход исключительного права на топологию по наследству</text:h>
      <text:p text:style-name="P9">(введена Федеральным законом от 12.03.2014 N 35-ФЗ)</text:p>
      <text:p text:style-name="P9"/>
      <text:p text:style-name="P9">К исключительному праву на топологию применяются положения о переходе исключительного права на произведение по наследству (статья 1283).</text:p>
      <text:p text:style-name="P9"/>
      <text:h text:style-name="P10" text:outline-level="3">Статья 1458. Договор об отчуждении исключительного права на топологию</text:h>
      <text:p text:style-name="P9"/>
      <text:p text:style-name="P9">По договору об отчуждении исключительного права на топологию одна сторона (правообладатель) передает или обязуется передать принадлежащее ей исключительное право на топологию в полном объеме другой стороне - приобретателю исключительного права на топологию.</text:p>
      <text:p text:style-name="P9"/>
      <text:h text:style-name="P10" text:outline-level="3">Статья 1459. Лицензионный договор о предоставлении права использования топологии интегральной микросхемы</text:h>
      <text:p text:style-name="P9"/>
      <text:p text:style-name="P9">По лицензионному договору одна сторона - обладатель исключительного права на топологию (лицензиар) - предоставляет или обязуется предоставить другой стороне (лицензиату) право использования этой топологии в установленных договором пределах.</text:p>
      <text:p text:style-name="P9"/>
      <text:h text:style-name="P10" text:outline-level="3">Статья 1460. Форма договора о распоряжении исключительным правом на топологию и государственная регистрация перехода исключительного права на топологию, его залога и предоставления права использования топологии</text:h>
      <text:p text:style-name="P9">(в ред. Федерального закона от 12.03.2014 N 35-ФЗ)</text:p>
      <text:p text:style-name="P9"/>
      <text:p text:style-name="P9">1. Договор об отчуждении исключительного права на топологию и лицензионный договор должны быть заключены в письменной форме. Несоблюдение письменной формы влечет недействительность договора.</text:p>
      <text:p text:style-name="P9">2. Если топология была зарегистрирована (статья 1452), отчуждение и залог исключительного права <text:soft-page-break/>на топологию, предоставление по договору права использования топологии, переход исключительного права на топологию без договора подлежат государственной регистрации в федеральном органе исполнительной власти по интеллектуальной собственности в порядке, установленном статьей 1232 настоящего Кодекса.</text:p>
      <text:p text:style-name="P9"/>
      <text:h text:style-name="P10" text:outline-level="3">Статья 1461. Служебная топология</text:h>
      <text:p text:style-name="P9"/>
      <text:p text:style-name="P9">1. Топология, созданная работником в связи с выполнением своих трудовых обязанностей или конкретного задания работодателя, признается служебной топологией.</text:p>
      <text:p text:style-name="P9">2. Право авторства на служебную топологию принадлежит работнику.</text:p>
      <text:p text:style-name="P9">3. Исключительное право на служебную топологию принадлежит работодателю, если трудовым или гражданско-правовым договором между ним и работником не предусмотрено иное.</text:p>
      <text:p text:style-name="P7">(в ред. Федерального закона от 12.03.2014 N 35-ФЗ)</text:p>
      <text:p text:style-name="P9"><text:bookmark text:name="Par2474"/>4. Если исключительное право на топологию принадлежит работодателю или передано им третьему лицу, работник имеет право на получение от работодателя вознаграждения. Размер вознаграждения, условия и порядок его выплаты определяются договором между работником и работодателем, а в случае спора - судом.</text:p>
      <text:p text:style-name="P9">Право на вознаграждение за служебную топологию неотчуждаемо, но переходит к наследникам автора на оставшийся срок действия исключительного права.</text:p>
      <text:p text:style-name="P7">(абзац введен Федеральным законом от 12.03.2014 N 35-ФЗ)</text:p>
      <text:p text:style-name="P9">В случае, если исключительное право на топологию принадлежит автору, работодатель имеет право использования такой топологии на условиях простой (неисключительной) лицензии с выплатой правообладателю вознаграждения.</text:p>
      <text:p text:style-name="P7">(абзац введен Федеральным законом от 12.03.2014 N 35-ФЗ)</text:p>
      <text:p text:style-name="P9">5. Топология, созданная работником с использованием денежных, технических или иных материальных средств работодателя, но не в связи с выполнением своих трудовых обязанностей или конкретного задания работодателя, не является служебной. Исключительное право на такую топологию принадлежит работнику. В этом случае работодатель имеет право по своему выбору потребовать предоставления безвозмездной простой (неисключительной) лицензии на использование созданной топологии для собственных нужд на весь срок действия исключительного права на топологию или возмещения расходов, понесенных им в связи с созданием такой топологии.</text:p>
      <text:p text:style-name="P9"/>
      <text:h text:style-name="P10" text:outline-level="3">Статья 1462. Топология, созданная при выполнении работ по договору</text:h>
      <text:p text:style-name="P9"/>
      <text:p text:style-name="P9"><text:bookmark text:name="Par2483"/>1. Исключительное право на топологию, созданную при выполнении договора подряда либо договора на выполнение научно-исследовательских, опытно-конструкторских или технологических работ, которые прямо не предусматривали ее создание, принадлежит подрядчику (исполнителю), если договором между ним и заказчиком не предусмотрено иное.</text:p>
      <text:p text:style-name="P7">(в ред. Федерального закона от 12.03.2014 N 35-ФЗ)</text:p>
      <text:p text:style-name="P9">В этом случае заказчик вправе, если договором не предусмотрено иное, использовать созданную таким образом топологию в целях, для достижения которых был заключен соответствующий договор, на условиях простой (неисключительной) лицензии в течение всего срока действия исключительного права без выплаты за это использование дополнительного вознаграждения. При передаче подрядчиком (исполнителем) исключительного права на топологию другому лицу заказчик сохраняет право использования топологии на указанных условиях.</text:p>
      <text:p text:style-name="P9">2. В случае, когда в соответствии с договором между подрядчиком (исполнителем) и заказчиком исключительное право на топологию передано заказчику или указанному им третьему лицу, подрядчик (исполнитель) вправе использовать созданную топологию для собственных нужд на условиях безвозмездной простой (неисключительной) лицензии в течение всего срока действия исключительного права на топологию, если договором не предусмотрено иное.</text:p>
      <text:p text:style-name="P9">3. Автор указанной в пункте 1 настоящей статьи топологии, которому не принадлежит исключительное право на такую топологию, имеет право на вознаграждение в соответствии с пунктом 4 статьи 1461 настоящего Кодекса.</text:p>
      <text:p text:style-name="P9"/>
      <text:h text:style-name="P10" text:outline-level="3">Статья 1463. Топология, созданная по заказу</text:h>
      <text:p text:style-name="P9"/>
      <text:p text:style-name="P9"><text:bookmark text:name="Par2491"/>1. Исключительное право на топологию, созданную по договору, предметом которого было ее создание (по заказу), принадлежит заказчику, если договором между подрядчиком (исполнителем) и заказчиком не предусмотрено иное.</text:p>
      <text:p text:style-name="P7"><text:soft-page-break/>(в ред. Федерального закона от 12.03.2014 N 35-ФЗ)</text:p>
      <text:p text:style-name="P9">2. В случае, когда исключительное право на топологию в соответствии с пунктом 1 настоящей статьи принадлежит заказчику или указанному им третьему лицу, подрядчик (исполнитель) вправе, если договором не предусмотрено иное, использовать эту топологию для собственных нужд на условиях безвозмездной простой (неисключительной) лицензии в течение всего срока действия исключительного права.</text:p>
      <text:p text:style-name="P9">3. В случае, когда в соответствии с договором между подрядчиком (исполнителем) и заказчиком исключительное право на топологию принадлежит подрядчику (исполнителю), заказчик вправе использовать топологию в целях, для достижения которых был заключен соответствующий договор, на условиях безвозмездной простой (неисключительной) лицензии в течение всего срока действия исключительного права.</text:p>
      <text:p text:style-name="P7">(в ред. Федерального закона от 12.03.2014 N 35-ФЗ)</text:p>
      <text:p text:style-name="P9">4. Автору созданной по заказу топологии, не являющемуся правообладателем, выплачивается вознаграждение в соответствии с пунктом 4 статьи 1461 настоящего Кодекса.</text:p>
      <text:p text:style-name="P9"/>
      <text:p text:style-name="P4" loext:marker-style-name="T1"/>
      <text:p text:style-name="P9">КонсультантПлюс: примечание.</text:p>
      <text:p text:style-name="P9">О контрактной системе в сфере закупок товаров, работ, услуг для обеспечения государственных и муниципальных нужд см. Федеральный закон от 05.04.2013 N 44-ФЗ.</text:p>
      <text:p text:style-name="P4" loext:marker-style-name="T1"/>
      <text:h text:style-name="P10" text:outline-level="3">Статья 1464. Топология, созданная при выполнении работ по государственному или муниципальному контракту</text:h>
      <text:p text:style-name="P9"/>
      <text:p text:style-name="P9">К топологии, созданной при выполнении работ по государственному или муниципальному контракту, соответственно применяются правила статьи 1298 настоящего Кодекса.</text:p>
      <text:p text:style-name="P9"/>
      <text:h text:style-name="P2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Table_20__28_WW_29_" style:display-name="Normal Table (WW)" style:family="paragraph">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ConsPlusNormal" style:family="paragraph">
      <style:paragraph-properties fo:text-align="start" style:justify-single-word="false" fo:orphans="0" fo:widows="0" style:vertical-align="auto"/>
      <style:text-properties style:font-name="Arial" fo:font-family="Arial"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Arial1" style:font-family-complex="Arial" style:font-family-generic-complex="system" style:font-pitch-complex="variable" style:font-size-complex="10pt" style:language-complex="ar" style:country-complex="SA"/>
    </style:style>
    <style:style style:name="ConsPlusNonformat" style:family="paragraph">
      <style:paragraph-properties fo:text-align="start" style:justify-single-word="false" fo:orphans="0" fo:widows="0" style:vertical-align="auto"/>
      <style:text-properties style:font-name="Courier New" fo:font-family="'Courier New'"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ConsPlusTitle" style:family="paragraph">
      <style:paragraph-properties fo:text-align="start" style:justify-single-word="false" fo:orphans="0" fo:widows="0" style:vertical-align="auto"/>
      <style:text-properties style:font-name="Arial" fo:font-family="Arial" style:font-family-generic="roman" style:font-pitch="variable" fo:font-size="8pt" fo:language="ru" fo:country="RU" fo:font-weight="bold" style:font-name-asian="Times New Roman1" style:font-family-asian="'Times New Roman'" style:font-family-generic-asian="system" style:font-pitch-asian="variable" style:font-size-asian="8pt" style:language-asian="ru" style:country-asian="RU" style:font-weight-asian="bold" style:font-name-complex="Arial1" style:font-family-complex="Arial" style:font-family-generic-complex="system" style:font-pitch-complex="variable" style:font-size-complex="8pt" style:language-complex="ar" style:country-complex="SA" style:font-weight-complex="bold"/>
    </style:style>
    <style:style style:name="ConsPlusCell" style:family="paragraph">
      <style:paragraph-properties fo:text-align="start" style:justify-single-word="false" fo:orphans="0" fo:widows="0" style:vertical-align="auto"/>
      <style:text-properties style:font-name="Courier New" fo:font-family="'Courier New'"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ConsPlusDocList" style:family="paragraph">
      <style:paragraph-properties fo:text-align="start" style:justify-single-word="false" fo:orphans="0" fo:widows="0" style:vertical-align="auto"/>
      <style:text-properties style:font-name="Tahoma" fo:font-family="Tahoma" style:font-family-generic="roman" style:font-pitch="variable" fo:font-size="9pt" fo:language="ru" fo:country="RU" style:font-name-asian="Times New Roman1" style:font-family-asian="'Times New Roman'" style:font-family-generic-asian="system" style:font-pitch-asian="variable" style:font-size-asian="9pt" style:language-asian="ru" style:country-asian="RU" style:font-name-complex="Tahoma1" style:font-family-complex="Tahoma" style:font-family-generic-complex="system" style:font-pitch-complex="variable" style:font-size-complex="9pt" style:language-complex="ar" style:country-complex="SA"/>
    </style:style>
    <style:style style:name="ConsPlusTitlePage" style:family="paragraph">
      <style:paragraph-properties fo:text-align="start" style:justify-single-word="false" fo:orphans="0" fo:widows="0" style:vertical-align="auto"/>
      <style:text-properties style:font-name="Tahoma" fo:font-family="Tahoma"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ahoma1" style:font-family-complex="Tahoma" style:font-family-generic-complex="system" style:font-pitch-complex="variable" style:font-size-complex="10pt" style:language-complex="ar" style:country-complex="SA"/>
    </style:style>
    <style:style style:name="ConsPlusJurTerm" style:family="paragraph">
      <style:paragraph-properties fo:text-align="start" style:justify-single-word="false" fo:orphans="0" fo:widows="0" style:vertical-align="auto"/>
      <style:text-properties style:font-name="Arial" fo:font-family="Arial"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Arial1" style:font-family-complex="Arial"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139in" style:contextual-spacing="false" fo:line-height="115%" fo:text-align="start" style:justify-single-word="false" fo:orphans="2" fo:widows="2" style:vertical-align="auto">
        <style:tab-stops>
          <style:tab-stop style:position="3.248in" style:type="center"/>
          <style:tab-stop style:position="6.4965in" style:type="right"/>
        </style:tab-stops>
      </style:paragraph-properties>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Footer" style:family="paragraph" style:parent-style-name="Standard" style:class="extra">
      <style:paragraph-properties fo:margin-top="0in" fo:margin-bottom="0.139in" style:contextual-spacing="false" fo:line-height="115%" fo:text-align="start" style:justify-single-word="false" fo:orphans="2" fo:widows="2" style:vertical-align="auto">
        <style:tab-stops>
          <style:tab-stop style:position="3.248in" style:type="center"/>
          <style:tab-stop style:position="6.4965in" style:type="right"/>
        </style:tab-stops>
      </style:paragraph-properties>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7.116in" fo:margin-left="0in" fo:margin-top="0in" fo:margin-bottom="0in" table:align="left" style:writing-mode="lr-tb"/>
    </style:style>
    <style:style style:name="Table2.A" style:family="table-column">
      <style:table-column-properties style:column-width="2.3229in"/>
    </style:style>
    <style:style style:name="Table2.B" style:family="table-column">
      <style:table-column-properties style:column-width="2.4694in"/>
    </style:style>
    <style:style style:name="Table2.C" style:family="table-column">
      <style:table-column-properties style:column-width="2.3236in"/>
    </style:style>
    <style:style style:name="Table2.1" style:family="table-row">
      <style:table-row-properties style:row-height="1.1549in" fo:keep-together="auto"/>
    </style:style>
    <style:style style:name="Table2.A1" style:family="table-cell">
      <style:table-cell-properties style:vertical-align="middle" fo:padding-left="0.0278in" fo:padding-right="0.0278in" fo:padding-top="0in" fo:padding-bottom="0in" fo:border="none" style:writing-mode="lr-tb"/>
    </style:style>
    <style:style style:name="MP1" style:family="paragraph" style:parent-style-name="ConsPlusNormal">
      <style:paragraph-properties fo:margin-left="0in" fo:margin-right="0in" fo:text-align="center" style:justify-single-word="false" fo:text-indent="0in" style:auto-text-indent="false" fo:padding="0in" fo:border-left="none" fo:border-right="none" fo:border-top="none" fo:border-bottom="1.5pt solid #000000" style:writing-mode="lr-tb"/>
      <style:text-properties fo:font-size="1pt" style:font-size-asian="1pt" style:font-size-complex="1pt"/>
    </style:style>
    <style:style style:name="MP2" style:family="paragraph" style:parent-style-name="ConsPlusNormal">
      <style:paragraph-properties fo:margin-left="0in" fo:margin-right="0in" fo:text-indent="0in" style:auto-text-indent="false" style:writing-mode="lr-tb">
        <style:tab-stops/>
      </style:paragraph-properties>
    </style:style>
    <style:style style:name="MP3" style:family="paragraph" style:parent-style-name="ConsPlusNormal">
      <style:paragraph-properties fo:margin-left="0in" fo:margin-right="0in" fo:text-align="center" style:justify-single-word="false" fo:text-indent="0in" style:auto-text-indent="false" style:writing-mode="lr-tb">
        <style:tab-stops/>
      </style:paragraph-properties>
      <style:text-properties fo:font-weight="bold" style:font-weight-asian="bold" style:font-weight-complex="bold"/>
    </style:style>
    <style:style style:name="MP4" style:family="paragraph" style:parent-style-name="ConsPlusNormal">
      <style:paragraph-properties fo:margin-left="0in" fo:margin-right="0in" fo:text-align="end" style:justify-single-word="false" fo:text-indent="0in" style:auto-text-indent="false" style:writing-mode="lr-tb">
        <style:tab-stops/>
      </style:paragraph-properties>
    </style:style>
    <style:style style:name="MP5" style:family="paragraph" style:parent-style-name="ConsPlusNormal">
      <style:paragraph-properties fo:margin-left="0in" fo:margin-right="0in" fo:text-indent="0in" style:auto-text-indent="false" style:writing-mode="lr-tb"/>
      <style:text-properties fo:font-size="1pt" style:font-size-asian="1pt" style:font-size-complex="1pt"/>
    </style:style>
    <style:style style:name="MT1" style:family="text">
      <style:text-properties fo:font-size="1pt" style:font-size-asian="1pt" style:font-size-complex="1pt"/>
    </style:style>
    <style:style style:name="MT2" style:family="text">
      <style:text-properties fo:language="en" fo:country="US"/>
    </style:style>
    <style:style style:name="MT3" style:family="text">
      <style:text-properties fo:font-weight="bold" style:font-weight-asian="bold" style:font-weight-complex="bold"/>
    </style:style>
    <style:style style:name="MT4" style:family="text">
      <style:text-properties fo:language="en" fo:country="US" style:language-asian="en" style:country-asian="US"/>
    </style:style>
    <style:page-layout style:name="Mpm1">
      <style:page-layout-properties fo:page-width="8.2681in" fo:page-height="11.6929in" style:num-format="1" style:print-orientation="portrait" fo:margin-top="1in" fo:margin-bottom="0in" fo:margin-left="0.7866in" fo:margin-right="0.3929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Правовая библиотека <text:span text:style-name="MT2">l</text:span>egalns.com</text:p>
            </table:table-cell>
            <table:table-cell table:style-name="Table2.A1" office:value-type="string">
              <text:p text:style-name="MP3" loext:marker-style-name="MT3"/>
            </table:table-cell>
            <table:table-cell table:style-name="Table2.A1" office:value-type="string">
              <text:p text:style-name="MP4">Страница <text:span text:style-name="MT4"><text:page-number text:select-page="current">46</text:page-number></text:span><text:s/>из <text:span text:style-name="MT4"><text:page-count>47</text:page-count></text:span></text:p>
            </table:table-cell>
          </table:table-row>
        </table:table>
        <text:p text:style-name="MP5"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Гражданский кодекс Российской Федерации (часть четвертая)</dc:title>
    <meta:initial-creator>Правовая библиотека legalns.com</meta:initial-creator>
    <meta:creation-date>2016-01-18T16:15:00</meta:creation-date>
    <dc:date>2025-12-02T10:01:59.148458288</dc:date>
    <meta:editing-cycles>4</meta:editing-cycles>
    <meta:editing-duration>PT2M55S</meta:editing-duration>
    <meta:document-statistic meta:table-count="2" meta:image-count="0" meta:object-count="0" meta:page-count="47" meta:paragraph-count="901" meta:word-count="23888" meta:character-count="191731" meta:non-whitespace-character-count="168744"/>
    <meta:generator>LibreOffice/24.2.7.2$Linux_X86_64 LibreOffice_project/420$Build-2</meta:generator>
    <meta:user-defined meta:name="Operator">Legalns.com</meta:user-defined>
  </office:meta>
</office:document-meta>
</file>